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00"/>
    </style:style>
    <style:style style:name="P25" style:family="paragraph" style:parent-style-name="Preformatted_20_Text">
      <style:text-properties fo:color="#000000" fo:background-color="#dbdbdb"/>
    </style:style>
    <style:style style:name="P26" style:family="paragraph" style:parent-style-name="Preformatted_20_Text">
      <style:text-properties fo:color="#000000" fo:font-weight="normal" style:font-weight-asian="normal" style:font-weight-complex="normal"/>
    </style:style>
    <style:style style:name="P27" style:family="paragraph" style:parent-style-name="Preformatted_20_Text">
      <style:text-properties fo:color="#000000" fo:font-weight="normal" fo:background-color="#dbdbdb" style:font-weight-asian="normal" style:font-weight-complex="normal"/>
    </style:style>
    <style:style style:name="P28" style:family="paragraph" style:parent-style-name="Preformatted_20_Text">
      <style:text-properties fo:color="#ff0000"/>
    </style:style>
    <style:style style:name="P29" style:family="paragraph" style:parent-style-name="Preformatted_20_Text">
      <style:text-properties fo:color="#00ae00"/>
    </style:style>
    <style:style style:name="P30" style:family="paragraph" style:parent-style-name="Preformatted_20_Text">
      <style:text-properties fo:background-color="#ccccff"/>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font-weight="bold" style:font-weight-asian="bold" style:font-weight-complex="bold"/>
    </style:style>
    <style:style style:name="P33" style:family="paragraph" style:parent-style-name="Preformatted_20_Text">
      <style:paragraph-properties fo:text-align="start" style:justify-single-word="false"/>
      <style:text-properties fo:font-size="12pt" style:font-size-asian="12pt" style:font-size-complex="12pt"/>
    </style:style>
    <style:style style:name="P34" style:family="paragraph" style:parent-style-name="Preformatted_20_Text">
      <style:text-properties fo:color="#990066" fo:background-color="#dbdbdb"/>
    </style:style>
    <style:style style:name="P35" style:family="paragraph" style:parent-style-name="Preformatted_20_Text">
      <style:text-properties fo:color="#008000"/>
    </style:style>
    <style:style style:name="P36" style:family="paragraph" style:parent-style-name="Preformatted_20_Text">
      <style:text-properties fo:color="#0000cc" fo:background-color="#e7e7ff"/>
    </style:style>
    <style:style style:name="P37" style:family="paragraph" style:parent-style-name="Preformatted_20_Text">
      <style:text-properties fo:color="#0000cc" fo:font-weight="normal" fo:background-color="#e7e7ff" style:font-weight-asian="normal" style:font-weight-complex="normal"/>
    </style:style>
    <style:style style:name="P38" style:family="paragraph" style:parent-style-name="Preformatted_20_Text">
      <style:text-properties fo:color="#cc0000"/>
    </style:style>
    <style:style style:name="P39" style:family="paragraph" style:parent-style-name="Preformatted_20_Text">
      <style:text-properties fo:color="#cc0000" fo:background-color="transparent"/>
    </style:style>
    <style:style style:name="P40" style:family="paragraph" style:parent-style-name="Preformatted_20_Text">
      <style:paragraph-properties fo:margin-top="0in" fo:margin-bottom="0.1965in"/>
    </style:style>
    <style:style style:name="P41" style:family="paragraph" style:parent-style-name="Preformatted_20_Text">
      <style:paragraph-properties fo:margin-top="0in" fo:margin-bottom="0.1965in"/>
      <style:text-properties fo:color="#000000"/>
    </style:style>
    <style:style style:name="P42" style:family="paragraph" style:parent-style-name="Preformatted_20_Text">
      <style:paragraph-properties fo:margin-top="0in" fo:margin-bottom="0.1965in"/>
      <style:text-properties fo:color="#000000" fo:background-color="transparent"/>
    </style:style>
    <style:style style:name="P43" style:family="paragraph" style:parent-style-name="Preformatted_20_Text">
      <style:paragraph-properties fo:margin-top="0in" fo:margin-bottom="0.1965in"/>
      <style:text-properties fo:color="#000000" fo:font-weight="normal" fo:background-color="transparent" style:font-weight-asian="normal" style:font-weight-complex="normal"/>
    </style:style>
    <style:style style:name="P44"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5" style:family="paragraph" style:parent-style-name="Preformatted_20_Text">
      <style:paragraph-properties fo:margin-top="0in" fo:margin-bottom="0.1965in"/>
      <style:text-properties fo:color="#0000ff"/>
    </style:style>
    <style:style style:name="P46" style:family="paragraph" style:parent-style-name="Preformatted_20_Text">
      <style:paragraph-properties fo:margin-top="0in" fo:margin-bottom="0.1965in"/>
      <style:text-properties fo:color="#0000ff" fo:font-weight="normal" style:font-weight-asian="normal" style:font-weight-complex="normal"/>
    </style:style>
    <style:style style:name="P47" style:family="paragraph" style:parent-style-name="Preformatted_20_Text">
      <style:paragraph-properties fo:margin-top="0in" fo:margin-bottom="0.1965in"/>
      <style:text-properties fo:color="#0000ff" fo:background-color="transparent"/>
    </style:style>
    <style:style style:name="P48" style:family="paragraph" style:parent-style-name="Preformatted_20_Text">
      <style:paragraph-properties fo:margin-top="0in" fo:margin-bottom="0.1965in"/>
      <style:text-properties fo:color="#0000ff" fo:background-color="#e7e7ff"/>
    </style:style>
    <style:style style:name="P49" style:family="paragraph" style:parent-style-name="Text_20_body">
      <style:paragraph-properties fo:margin-top="0in" fo:margin-bottom="0.1965in"/>
    </style:style>
    <style:style style:name="P50" style:family="paragraph" style:parent-style-name="Text_20_body">
      <style:paragraph-properties fo:margin-top="0in" fo:margin-bottom="0.1965in"/>
      <style:text-properties fo:color="#000000"/>
    </style:style>
    <style:style style:name="P51" style:family="paragraph" style:parent-style-name="Text_20_body">
      <style:paragraph-properties fo:margin-top="0in" fo:margin-bottom="0.1965in"/>
      <style:text-properties fo:color="#000000" fo:font-weight="normal" fo:background-color="transparent" style:font-weight-asian="normal" style:font-weight-complex="normal"/>
    </style:style>
    <style:style style:name="P52" style:family="paragraph" style:parent-style-name="Table_20_Contents">
      <style:text-properties fo:font-size="11pt" style:font-size-asian="11pt" style:font-size-complex="11pt"/>
    </style:style>
    <style:style style:name="P53" style:family="paragraph" style:parent-style-name="Table_20_Contents">
      <style:paragraph-properties fo:text-align="start" style:justify-single-word="false"/>
      <style:text-properties fo:font-size="11pt" style:font-size-asian="11pt" style:font-size-complex="11pt"/>
    </style:style>
    <style:style style:name="P54" style:family="paragraph" style:parent-style-name="Preformatted_20_Text">
      <style:paragraph-properties fo:margin-left="-0.0083in" fo:margin-right="0in" fo:text-indent="0in" style:auto-text-indent="false"/>
      <style:text-properties fo:background-color="#ccccff"/>
    </style:style>
    <style:style style:name="P55" style:family="paragraph" style:parent-style-name="Text_20_body">
      <style:paragraph-properties fo:text-align="center" style:justify-single-word="false"/>
    </style:style>
    <style:style style:name="P56" style:family="paragraph" style:parent-style-name="Text_20_body">
      <style:text-properties fo:font-weight="normal" style:font-weight-asian="normal" style:font-weight-complex="normal"/>
    </style:style>
    <style:style style:name="P57" style:family="paragraph" style:parent-style-name="Text_20_body">
      <style:text-properties fo:color="#000000"/>
    </style:style>
    <style:style style:name="P58" style:family="paragraph" style:parent-style-name="Text_20_body">
      <style:text-properties fo:color="#000000" fo:background-color="transparent"/>
    </style:style>
    <style:style style:name="P59" style:family="paragraph" style:parent-style-name="Text_20_body">
      <style:text-properties fo:color="#000000" fo:font-weight="normal" fo:background-color="transparent" style:font-weight-asian="normal" style:font-weight-complex="normal"/>
    </style:style>
    <style:style style:name="P60" style:family="paragraph" style:parent-style-name="Text_20_body">
      <style:text-properties fo:color="#ff0000"/>
    </style:style>
    <style:style style:name="P61" style:family="paragraph" style:parent-style-name="Text_20_body">
      <style:text-properties fo:color="#ff0000" fo:font-weight="bold" style:font-weight-asian="bold" style:font-weight-complex="bold"/>
    </style:style>
    <style:style style:name="P62" style:family="paragraph" style:parent-style-name="Text_20_body">
      <style:text-properties fo:color="#0000ff" fo:font-weight="bold" style:font-weight-asian="bold" style:font-weight-complex="bold"/>
    </style:style>
    <style:style style:name="P63" style:family="paragraph" style:parent-style-name="Text_20_body">
      <style:paragraph-properties fo:margin-left="0.3083in" fo:margin-right="0in" fo:text-indent="0in" style:auto-text-indent="false"/>
    </style:style>
    <style:style style:name="P64" style:family="paragraph" style:parent-style-name="Text_20_body">
      <style:paragraph-properties fo:margin-left="0.3in" fo:margin-right="0in" fo:text-indent="0in" style:auto-text-indent="false"/>
    </style:style>
    <style:style style:name="P65" style:family="paragraph" style:parent-style-name="Text_20_body">
      <style:paragraph-properties fo:margin-left="0.3in" fo:margin-right="0in" fo:text-indent="0in" style:auto-text-indent="false"/>
      <style:text-properties fo:font-weight="bold" style:font-weight-asian="bold" style:font-weight-complex="bold"/>
    </style:style>
    <style:style style:name="P66" style:family="paragraph" style:parent-style-name="Text_20_body">
      <style:paragraph-properties fo:margin-left="0.3in" fo:margin-right="0in" fo:text-indent="0in" style:auto-text-indent="false"/>
      <style:text-properties fo:color="#0000ff"/>
    </style:style>
    <style:style style:name="P67"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68" style:family="paragraph" style:parent-style-name="Text_20_body">
      <style:paragraph-properties fo:margin-left="0.2835in" fo:margin-right="0in" fo:text-indent="0in" style:auto-text-indent="false"/>
      <style:text-properties fo:color="#0000ff"/>
    </style:style>
    <style:style style:name="P69" style:family="paragraph" style:parent-style-name="Text_20_body">
      <style:paragraph-properties fo:margin-left="0.7917in" fo:margin-right="0in" fo:text-indent="-0.4917in" style:auto-text-indent="false">
        <style:tab-stops/>
      </style:paragraph-properties>
    </style:style>
    <style:style style:name="P70" style:family="paragraph" style:parent-style-name="Text_20_body">
      <style:paragraph-properties fo:margin-left="0.8083in" fo:margin-right="0in" fo:text-indent="-0.5in" style:auto-text-indent="false">
        <style:tab-stops/>
      </style:paragraph-properties>
    </style:style>
    <style:style style:name="P71" style:family="paragraph" style:parent-style-name="Text_20_body">
      <style:paragraph-properties fo:margin-left="0.7665in" fo:margin-right="0in" fo:text-indent="-0.4583in" style:auto-text-indent="false">
        <style:tab-stops/>
      </style:paragraph-properties>
    </style:style>
    <style:style style:name="P72" style:family="paragraph" style:parent-style-name="Text_20_body">
      <style:paragraph-properties fo:margin-left="0.0102in" fo:margin-right="0in" fo:text-indent="0in" style:auto-text-indent="false">
        <style:tab-stops/>
      </style:paragraph-properties>
    </style:style>
    <style:style style:name="P73" style:family="paragraph" style:parent-style-name="Text_20_body">
      <style:paragraph-properties fo:margin-left="0.2661in" fo:margin-right="0in" fo:text-indent="0in" style:auto-text-indent="false"/>
    </style:style>
    <style:style style:name="P74" style:family="paragraph" style:parent-style-name="Preformatted_20_Text">
      <style:paragraph-properties fo:margin-left="0.7547in" fo:margin-right="0in" fo:text-indent="0in" style:auto-text-indent="false"/>
      <style:text-properties fo:color="#0000ff"/>
    </style:style>
    <style:style style:name="P75" style:family="paragraph" style:parent-style-name="Text_20_body">
      <style:paragraph-properties fo:margin-left="0.6083in" fo:margin-right="0in" fo:text-indent="-0.3752in" style:auto-text-indent="false">
        <style:tab-stops/>
      </style:paragraph-properties>
    </style:style>
    <style:style style:name="P76" style:family="paragraph" style:parent-style-name="Text_20_body">
      <style:paragraph-properties fo:margin-left="0.298in" fo:margin-right="0in" fo:text-indent="0in" style:auto-text-indent="false"/>
      <style:text-properties fo:color="#000000"/>
    </style:style>
    <style:style style:name="P77" style:family="paragraph" style:parent-style-name="Text_20_body">
      <style:paragraph-properties fo:margin-left="-0.0102in" fo:margin-right="0in" fo:text-indent="0in" style:auto-text-indent="false"/>
    </style:style>
    <style:style style:name="P78"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79" style:family="paragraph" style:parent-style-name="Text_20_body" style:list-style-name="List_20_1"/>
    <style:style style:name="P80" style:family="paragraph" style:parent-style-name="Heading_20_3">
      <style:text-properties fo:color="#000000"/>
    </style:style>
    <style:style style:name="P81" style:family="paragraph" style:parent-style-name="Heading_20_1">
      <style:paragraph-properties fo:break-before="page"/>
    </style:style>
    <style:style style:name="P82" style:family="paragraph" style:parent-style-name="Heading_20_1">
      <style:paragraph-properties fo:margin-left="0in" fo:margin-right="0in" fo:text-indent="0in" style:auto-text-indent="false"/>
    </style:style>
    <style:style style:name="P83" style:family="paragraph" style:parent-style-name="Heading_20_2">
      <style:text-properties fo:font-weight="bold" style:font-weight-asian="bold" style:font-weight-complex="bold"/>
    </style:style>
    <style:style style:name="P84" style:family="paragraph" style:parent-style-name="Heading_20_2">
      <style:text-properties fo:font-style="normal" fo:font-weight="bold" style:font-style-asian="normal" style:font-weight-asian="bold" style:font-style-complex="normal" style:font-weight-complex="bold"/>
    </style:style>
    <style:style style:name="P85" style:family="paragraph" style:parent-style-name="Heading_20_4">
      <style:text-properties fo:color="#000000"/>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P87" style:family="paragraph" style:parent-style-name="Contents_20_2">
      <style:paragraph-properties>
        <style:tab-stops>
          <style:tab-stop style:position="6.7283in" style:type="right" style:leader-style="dotted" style:leader-text="."/>
        </style:tab-stops>
      </style:paragraph-properties>
    </style:style>
    <style:style style:name="P88" style:family="paragraph" style:parent-style-name="Contents_20_3">
      <style:paragraph-properties>
        <style:tab-stops>
          <style:tab-stop style:position="6.5319in" style:type="right" style:leader-style="dotted" style:leader-text="."/>
        </style:tab-stops>
      </style:paragraph-properties>
    </style:style>
    <style:style style:name="P89" style:family="paragraph" style:parent-style-name="Contents_20_4">
      <style:paragraph-properties>
        <style:tab-stops>
          <style:tab-stop style:position="6.3354in" style:type="right" style:leader-style="dotted" style:leader-text="."/>
        </style:tab-stops>
      </style:paragraph-properties>
    </style:style>
    <style:style style:name="P90" style:family="paragraph" style:parent-style-name="Preformatted_20_Text">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0000" fo:font-weight="normal" fo:background-color="transparent" style:font-weight-asian="normal" style:font-weight-complex="normal"/>
    </style:style>
    <style:style style:name="T14" style:family="text">
      <style:text-properties fo:color="#009966" fo:font-weight="bold"/>
    </style:style>
    <style:style style:name="T15" style:family="text">
      <style:text-properties fo:color="#009966" fo:font-weight="bold" fo:background-color="transparent"/>
    </style:style>
    <style:style style:name="T16" style:family="text">
      <style:text-properties fo:color="#ff00cc"/>
    </style:style>
    <style:style style:name="T17" style:family="text">
      <style:text-properties fo:color="#ff00cc" fo:background-color="transparent"/>
    </style:style>
    <style:style style:name="T18" style:family="text">
      <style:text-properties fo:color="#ff00cc" fo:font-weight="bold"/>
    </style:style>
    <style:style style:name="T19" style:family="text">
      <style:text-properties fo:color="#0000ff"/>
    </style:style>
    <style:style style:name="T20" style:family="text">
      <style:text-properties fo:color="#0000ff" fo:font-weight="normal" style:font-weight-asian="normal" style:font-weight-complex="normal"/>
    </style:style>
    <style:style style:name="T21" style:family="text">
      <style:text-properties fo:color="#0000ff" fo:font-weight="bold" style:font-weight-asian="bold" style:font-weight-complex="bold"/>
    </style:style>
    <style:style style:name="T22" style:family="text">
      <style:text-properties fo:color="#0000ff" fo:background-color="#ffffff"/>
    </style:style>
    <style:style style:name="T23" style:family="text">
      <style:text-properties fo:color="#cc0000"/>
    </style:style>
    <style:style style:name="T24" style:family="text">
      <style:text-properties fo:color="#9966ff"/>
    </style:style>
    <style:style style:name="T25" style:family="text">
      <style:text-properties fo:color="#008000" fo:font-weight="bold" style:font-weight-asian="bold" style:font-weight-complex="bold"/>
    </style:style>
    <style:style style:name="T26" style:family="text">
      <style:text-properties fo:color="#02b902"/>
    </style:style>
    <style:style style:name="T27" style:family="text">
      <style:text-properties fo:background-color="#ffffff"/>
    </style:style>
    <style:style style:name="T28" style:family="text">
      <style:text-properties style:font-name="Bitstream Vera Serif1"/>
    </style:style>
    <style:style style:name="T29" style:family="text">
      <style:text-properties style:font-name="Bitstream Vera Serif1" fo:font-size="12pt" style:font-name-asian="Bitstream Vera Serif" style:font-size-asian="12pt" style:font-name-complex="Bitstream Vera Serif" style:font-size-complex="12pt"/>
    </style:style>
    <style:style style:name="T30" style:family="text">
      <style:text-properties fo:color="#006699" fo:font-weight="bold"/>
    </style:style>
    <style:style style:name="T31" style:family="text">
      <style:text-properties fo:font-style="italic" style:font-style-asian="italic" style:font-style-complex="italic"/>
    </style:style>
    <style:style style:name="T32" style:family="text">
      <style:text-properties fo:color="#cc0033" fo:font-weight="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6"><text:bookmark-start text:name="DDE_LINK22"/>1 Preface<text:tab/>9</text:p>
          <text:p text:style-name="P87">1.1 Dedication<text:tab/>9</text:p>
          <text:p text:style-name="P87">1.2 Acknowledgments<text:tab/>9</text:p>
          <text:p text:style-name="P87">1.3 Support Email List<text:tab/>9</text:p>
          <text:p text:style-name="P87">1.4 Recommended Weekly Sequence When Teaching A Class With This Book<text:tab/>9</text:p>
          <text:p text:style-name="P86">2 Introduction<text:tab/>10</text:p>
          <text:p text:style-name="P87">2.1 What Is A Mathematics Computing Environment?<text:tab/>10</text:p>
          <text:p text:style-name="P87">2.2 What Is MathRider?<text:tab/>11</text:p>
          <text:p text:style-name="P87">2.3 What Inspired The Creation Of Mathrider?<text:tab/>12</text:p>
          <text:p text:style-name="P86">3 Downloading And Installing MathRider<text:tab/>14</text:p>
          <text:p text:style-name="P87">3.1 Installing Sun's Java Implementation<text:tab/>14</text:p>
          <text:p text:style-name="P88">3.1.1 Installing Java On A Windows PC<text:tab/>14</text:p>
          <text:p text:style-name="P89">3.1.1.1 The 64 Bit Version Of Windows Needs The 64 Bit Version Of Java<text:tab/>14</text:p>
          <text:p text:style-name="P88">3.1.2 Installing Java On A Macintosh<text:tab/>14</text:p>
          <text:p text:style-name="P88">3.1.3 Installing Java On A Linux PC<text:tab/>14</text:p>
          <text:p text:style-name="P87">3.2 Downloading And Extracting<text:tab/>15</text:p>
          <text:p text:style-name="P88">3.2.1 Extracting The Archive File For Windows Users<text:tab/>15</text:p>
          <text:p text:style-name="P88">3.2.2 Extracting The Archive File For Unix Users<text:tab/>16</text:p>
          <text:p text:style-name="P87">3.3 MathRider's Directory Structure &amp; Execution Instructions<text:tab/>16</text:p>
          <text:p text:style-name="P88">3.3.1 Executing MathRider On Windows Systems<text:tab/>17</text:p>
          <text:p text:style-name="P88">3.3.2 Executing MathRider On Unix Systems<text:tab/>17</text:p>
          <text:p text:style-name="P89">3.3.2.1 MacOS X<text:tab/>17</text:p>
          <text:p text:style-name="P86">4 The Graphical User Interface<text:tab/>18</text:p>
          <text:p text:style-name="P87">4.1 Buffers And Text Areas<text:tab/>18</text:p>
          <text:p text:style-name="P87">4.2 The Gutter<text:tab/>18</text:p>
          <text:p text:style-name="P87">4.3 Menus<text:tab/>18</text:p>
          <text:p text:style-name="P88">4.3.1 File<text:tab/>19</text:p>
          <text:p text:style-name="P88">4.3.2 Edit<text:tab/>19</text:p>
          <text:p text:style-name="P88">4.3.3 Search<text:tab/>19</text:p>
          <text:p text:style-name="P88">4.3.4 Markers, Folding, and View<text:tab/>20</text:p>
          <text:p text:style-name="P88">4.3.5 Utilities<text:tab/>20</text:p>
          <text:p text:style-name="P88">4.3.6 Macros<text:tab/>20</text:p>
          <text:p text:style-name="P88">4.3.7 Plugins<text:tab/>20</text:p>
          <text:p text:style-name="P88">4.3.8 Help<text:tab/>20</text:p>
          <text:p text:style-name="P87">4.4 The Toolbar<text:tab/>20</text:p>
          <text:p text:style-name="P88">4.4.1 Undo And Redo<text:tab/>21</text:p>
          <text:p text:style-name="P86"><text:soft-page-break/>5 MathPiper: A Computer Algebra System For Beginners<text:tab/>22</text:p>
          <text:p text:style-name="P87">5.1 Numeric Vs. Symbolic Computations<text:tab/>22</text:p>
          <text:p text:style-name="P87">5.2 Using The MathPiper Console As A Numeric (Scientific) Calculator<text:tab/>23</text:p>
          <text:p text:style-name="P88">5.2.1 Functions<text:tab/>24</text:p>
          <text:p text:style-name="P89">5.2.1.1 The Sqrt() Square Root Function<text:tab/>24</text:p>
          <text:p text:style-name="P89">5.2.1.2 The IsEven() Function<text:tab/>25</text:p>
          <text:p text:style-name="P88">5.2.2 Accessing Previous Input And Results<text:tab/>26</text:p>
          <text:p text:style-name="P87">5.3 Saving And Restoring A Console Session<text:tab/>26</text:p>
          <text:p text:style-name="P88">5.3.1 Syntax Errors<text:tab/>26</text:p>
          <text:p text:style-name="P87">5.4 Using The MathPiper Console As A Symbolic Calculator<text:tab/>27</text:p>
          <text:p text:style-name="P88">5.4.1 Variables<text:tab/>27</text:p>
          <text:p text:style-name="P89">5.4.1.1 Calculating With Unbound Variables<text:tab/>28</text:p>
          <text:p text:style-name="P89">5.4.1.2 Variable And Function Names Are Case Sensitive<text:tab/>30</text:p>
          <text:p text:style-name="P89">5.4.1.3 Using More Than One Variable<text:tab/>30</text:p>
          <text:p text:style-name="P87">5.5 Exercises<text:tab/>31</text:p>
          <text:p text:style-name="P88">5.5.1 Exercise 1<text:tab/>31</text:p>
          <text:p text:style-name="P88">5.5.2 Exercise 2<text:tab/>31</text:p>
          <text:p text:style-name="P88">5.5.3 Exercise 3<text:tab/>31</text:p>
          <text:p text:style-name="P88">5.5.4 Exercise 4<text:tab/>32</text:p>
          <text:p text:style-name="P88">5.5.5 Exercise 5<text:tab/>32</text:p>
          <text:p text:style-name="P86">6 The MathPiper Documentation Plugin<text:tab/>33</text:p>
          <text:p text:style-name="P87">6.1 Function List<text:tab/>33</text:p>
          <text:p text:style-name="P87">6.2 Mini Web Browser Interface<text:tab/>33</text:p>
          <text:p text:style-name="P87">6.3 Exercises<text:tab/>34</text:p>
          <text:p text:style-name="P88">6.3.1 Exercise 1<text:tab/>34</text:p>
          <text:p text:style-name="P88">6.3.2 Exercise 2<text:tab/>34</text:p>
          <text:p text:style-name="P86">7 Using MathRider As A Programmer's Text Editor<text:tab/>35</text:p>
          <text:p text:style-name="P87">7.1 Creating, Opening, Saving, And Closing Text Files<text:tab/>35</text:p>
          <text:p text:style-name="P87">7.2 Editing Files<text:tab/>35</text:p>
          <text:p text:style-name="P87">7.3 File Modes<text:tab/>35</text:p>
          <text:p text:style-name="P87">7.4 Learning How To Type Properly Is An Excellent Investment Of Your Time<text:tab/>36</text:p>
          <text:p text:style-name="P87">7.5 Exercises<text:tab/>36</text:p>
          <text:p text:style-name="P88">7.5.1 Exercise 1<text:tab/>36</text:p>
          <text:p text:style-name="P86">8 MathRider Worksheet Files<text:tab/>37</text:p>
          <text:p text:style-name="P87">8.1 Code Folds<text:tab/>37</text:p>
          <text:p text:style-name="P88">8.1.1 The title Attribute<text:tab/>38</text:p>
          <text:p text:style-name="P87">8.2 Automatically Inserting Folds &amp; Removing Unpreserved Folds<text:tab/>38</text:p>
          <text:p text:style-name="P87">8.3 Placing Text Outside Of A Fold<text:tab/>39</text:p>
          <text:p text:style-name="P87">8.4 Exercises<text:tab/>39</text:p>
          <text:p text:style-name="P88">8.4.1 Exercise 1<text:tab/>40</text:p>
          <text:p text:style-name="P88">8.4.2 Exercise 2<text:tab/>40</text:p>
          <text:p text:style-name="P88"><text:soft-page-break/>8.4.3 Exercise 3<text:tab/>40</text:p>
          <text:p text:style-name="P88">8.4.4 Exercise 4<text:tab/>40</text:p>
          <text:p text:style-name="P86">9 MathPiper Programming Fundamentals<text:tab/>41</text:p>
          <text:p text:style-name="P87">9.1 Values and Expressions<text:tab/>41</text:p>
          <text:p text:style-name="P87">9.2 Operators<text:tab/>41</text:p>
          <text:p text:style-name="P87">9.3 Operator Precedence<text:tab/>42</text:p>
          <text:p text:style-name="P87">9.4 Changing The Order Of Operations In An Expression<text:tab/>43</text:p>
          <text:p text:style-name="P87">9.5 Functions &amp; Function Names<text:tab/>44</text:p>
          <text:p text:style-name="P87">9.6 Functions That Produce Side Effects<text:tab/>45</text:p>
          <text:p text:style-name="P88">9.6.1 Printing Related Functions: Echo(), Write(), And Newline()<text:tab/>45</text:p>
          <text:p text:style-name="P89">9.6.1.1 Echo()<text:tab/>45</text:p>
          <text:p text:style-name="P89">9.6.1.2 Echo Functions Are Useful For "Debugging" Programs<text:tab/>47</text:p>
          <text:p text:style-name="P89">9.6.1.3 Write()<text:tab/>48</text:p>
          <text:p text:style-name="P89">9.6.1.4 NewLine()<text:tab/>48</text:p>
          <text:p text:style-name="P87">9.7 Expressions Are Separated By Semicolons<text:tab/>49</text:p>
          <text:p text:style-name="P88">9.7.1 Placing More Than One Expression On A Line In A Fold<text:tab/>49</text:p>
          <text:p text:style-name="P88">9.7.2 Placing Multiple Expressions In A Code Block<text:tab/>50</text:p>
          <text:p text:style-name="P89">9.7.2.1 Automatic Bracket, Parentheses, And Brace Match Indicating<text:tab/>51</text:p>
          <text:p text:style-name="P87">9.8 Strings<text:tab/>52</text:p>
          <text:p text:style-name="P88">9.8.1 The MathPiper Console and MathPiper Folds Can Access The Same Variables<text:tab/>53</text:p>
          <text:p text:style-name="P88">9.8.2 Using Strings To Make Echo's Output Easier To Read<text:tab/>53</text:p>
          <text:p text:style-name="P89">9.8.2.1 Combining Strings <text:s/>With The : Operator<text:tab/>53</text:p>
          <text:p text:style-name="P89">9.8.2.2 WriteString()<text:tab/>54</text:p>
          <text:p text:style-name="P89">9.8.2.3 Nl()<text:tab/>54</text:p>
          <text:p text:style-name="P89">9.8.2.4 Space()<text:tab/>54</text:p>
          <text:p text:style-name="P88">9.8.3 Accessing The Individual Letters In A String<text:tab/>55</text:p>
          <text:p text:style-name="P89">9.8.3.1 Indexing Before The Beginning Of A String Or Past The End Of A String<text:tab/>55</text:p>
          <text:p text:style-name="P87">9.9 Comments<text:tab/>56</text:p>
          <text:p text:style-name="P87">9.10 How To Tell If MathPiper Has Crashed And What To Do If It Has<text:tab/>57</text:p>
          <text:p text:style-name="P87">9.11 Exercises<text:tab/>58</text:p>
          <text:p text:style-name="P88">9.11.1 Exercise 1<text:tab/>58</text:p>
          <text:p text:style-name="P88">9.11.2 Exercise 2<text:tab/>58</text:p>
          <text:p text:style-name="P88">9.11.3 Exercise 3<text:tab/>58</text:p>
          <text:p text:style-name="P88">9.11.4 Exercise 4<text:tab/>59</text:p>
          <text:p text:style-name="P88">9.11.5 Exercise 5<text:tab/>59</text:p>
          <text:p text:style-name="P88">9.11.6 Exercise 6<text:tab/>59</text:p>
          <text:p text:style-name="P88">9.11.7 Exercise 7<text:tab/>59</text:p>
          <text:p text:style-name="P86">10 Rectangular Selection Mode And Text Area Splitting<text:tab/>61</text:p>
          <text:p text:style-name="P87">10.1 Rectangular Selection Mode<text:tab/>61</text:p>
          <text:p text:style-name="P87"><text:soft-page-break/>10.2 Text area splitting<text:tab/>61</text:p>
          <text:p text:style-name="P87">10.3 Exercises<text:tab/>61</text:p>
          <text:p text:style-name="P88">10.3.1 Exercise 1<text:tab/>62</text:p>
          <text:p text:style-name="P86">11 Working With Random Integers<text:tab/>63</text:p>
          <text:p text:style-name="P87">11.1 Obtaining Random Integers With The RandomInteger() Function<text:tab/>63</text:p>
          <text:p text:style-name="P87">11.2 Simulating The Rolling Of Dice<text:tab/>64</text:p>
          <text:p text:style-name="P87">11.3 Exercises<text:tab/>65</text:p>
          <text:p text:style-name="P88">11.3.1 Exercise 1<text:tab/>65</text:p>
          <text:p text:style-name="P86">12 Making Decisions<text:tab/>66</text:p>
          <text:p text:style-name="P87">12.1 Conditional Operators<text:tab/>66</text:p>
          <text:p text:style-name="P87">12.2 Predicate Expressions<text:tab/>69</text:p>
          <text:p text:style-name="P87">12.3 Exercises<text:tab/>69</text:p>
          <text:p text:style-name="P88">12.3.1 Exercise 1<text:tab/>69</text:p>
          <text:p text:style-name="P88">12.3.2 Exercise 2<text:tab/>70</text:p>
          <text:p text:style-name="P88">12.3.3 Exercise 3<text:tab/>70</text:p>
          <text:p text:style-name="P87">12.4 Making Decisions With The If() Function &amp; Predicate Expressions<text:tab/>70</text:p>
          <text:p text:style-name="P88">12.4.1 If() Functions Which Include An "Else" Parameter<text:tab/>72</text:p>
          <text:p text:style-name="P87">12.5 Exercises<text:tab/>72</text:p>
          <text:p text:style-name="P88">12.5.1 Exercise 1<text:tab/>73</text:p>
          <text:p text:style-name="P88">12.5.2 Exercise 2<text:tab/>73</text:p>
          <text:p text:style-name="P87">12.6 The And(), Or(), &amp; Not() Boolean Functions &amp; Infix Notation<text:tab/>73</text:p>
          <text:p text:style-name="P88">12.6.1 And()<text:tab/>73</text:p>
          <text:p text:style-name="P88">12.6.2 Or()<text:tab/>75</text:p>
          <text:p text:style-name="P88">12.6.3 Not() &amp; Prefix Notation<text:tab/>76</text:p>
          <text:p text:style-name="P87">12.7 Exercises<text:tab/>77</text:p>
          <text:p text:style-name="P88">12.7.1 Exercise 1<text:tab/>78</text:p>
          <text:p text:style-name="P88">12.7.2 Exercise 2<text:tab/>78</text:p>
          <text:p text:style-name="P88">12.7.3 Exercise 3<text:tab/>79</text:p>
          <text:p text:style-name="P86">13 The While() Looping Function &amp; Bodied Notation<text:tab/>80</text:p>
          <text:p text:style-name="P87">13.1 Printing The Integers From 1 to 10<text:tab/>80</text:p>
          <text:p text:style-name="P87">13.2 Printing The Integers From 1 to 100<text:tab/>82</text:p>
          <text:p text:style-name="P87">13.3 Printing The Odd Integers From 1 To 99<text:tab/>82</text:p>
          <text:p text:style-name="P87">13.4 Printing The Integers From 1 To 100 In Reverse Order<text:tab/>83</text:p>
          <text:p text:style-name="P87">13.5 Expressions Inside Of Code Blocks Are Indented<text:tab/>84</text:p>
          <text:p text:style-name="P87">13.6 Long-Running Loops, Infinite Loops, &amp; Interrupting Execution<text:tab/>84</text:p>
          <text:p text:style-name="P87">13.7 A Program That Simulates Rolling Two Dice 50 Times<text:tab/>85</text:p>
          <text:p text:style-name="P87">13.8 Exercises<text:tab/>87</text:p>
          <text:p text:style-name="P88">13.8.1 Exercise 1<text:tab/>88</text:p>
          <text:p text:style-name="P88">13.8.2 Exercise 2<text:tab/>88</text:p>
          <text:p text:style-name="P88">13.8.3 Exercise 3<text:tab/>88</text:p>
          <text:p text:style-name="P88">13.8.4 Exercise 4<text:tab/>88</text:p>
          <text:p text:style-name="P86"><text:soft-page-break/>14 Predicate Functions<text:tab/>89</text:p>
          <text:p text:style-name="P87">14.1 Finding Prime Numbers With A Loop<text:tab/>90</text:p>
          <text:p text:style-name="P87">14.2 Finding The Length Of A String With The Length() Function<text:tab/>92</text:p>
          <text:p text:style-name="P87">14.3 <text:s/>Converting Numbers To Strings With The String() Function<text:tab/>93</text:p>
          <text:p text:style-name="P87">14.4 Finding Prime Numbers Which End With 7 (And Multi-line Function Calls)<text:tab/>93</text:p>
          <text:p text:style-name="P87">14.5 Exercises<text:tab/>95</text:p>
          <text:p text:style-name="P88">14.5.1 Exercise 1<text:tab/>95</text:p>
          <text:p text:style-name="P88">14.5.2 Exercise 2<text:tab/>95</text:p>
          <text:p text:style-name="P88">14.5.3 Exercise 3<text:tab/>95</text:p>
          <text:p text:style-name="P86">15 Lists: Values That Hold Sequences Of Expressions<text:tab/>96</text:p>
          <text:p text:style-name="P87">15.1 Append() &amp; Nondestructive List Operations<text:tab/>97</text:p>
          <text:p text:style-name="P87">15.2 Using While Loops With Lists <text:tab/>98</text:p>
          <text:p text:style-name="P88">15.2.1 Using A While Loop And Append() To Place Values In A List<text:tab/>100</text:p>
          <text:p text:style-name="P87">15.3 Exercises<text:tab/>101</text:p>
          <text:p text:style-name="P88">15.3.1 Exercise 1<text:tab/>101</text:p>
          <text:p text:style-name="P88">15.3.2 Exercise 2<text:tab/>101</text:p>
          <text:p text:style-name="P88">15.3.3 Exercise 3<text:tab/>101</text:p>
          <text:p text:style-name="P88">15.3.4 Exercise 4<text:tab/>102</text:p>
          <text:p text:style-name="P87">15.4 The ForEach() Looping Function<text:tab/>102</text:p>
          <text:p text:style-name="P87">15.5 Print All The Values In A List Using A ForEach() function<text:tab/>103</text:p>
          <text:p text:style-name="P87">15.6 Calculate The Sum Of The Numbers In A List Using ForEach()<text:tab/>103</text:p>
          <text:p text:style-name="P87">15.7 The .. Range Operator<text:tab/>104</text:p>
          <text:p text:style-name="P87">15.8 Using ForEach() With The Range Operator To Print The Prime Numbers Between 1 And 100<text:tab/>105</text:p>
          <text:p text:style-name="P88">15.8.1 Using ForEach() And The Range Operator To Place The Prime Numbers Between 1 And 50 Into A List<text:tab/>106</text:p>
          <text:p text:style-name="P88">15.8.2 Exercises<text:tab/>107</text:p>
          <text:p text:style-name="P88">15.8.3 Exercise 1<text:tab/>107</text:p>
          <text:p text:style-name="P88">15.8.4 Exercise 2<text:tab/>108</text:p>
          <text:p text:style-name="P88">15.8.5 Exercise 3<text:tab/>108</text:p>
          <text:p text:style-name="P88">15.8.6 Exercise 4<text:tab/>108</text:p>
          <text:p text:style-name="P88">15.8.7 Exercise 5<text:tab/>108</text:p>
          <text:p text:style-name="P86">16 Functions &amp; Operators Which Loop Internally<text:tab/>109</text:p>
          <text:p text:style-name="P87">16.1 Functions &amp; Operators Which Loop Internally To Process Lists<text:tab/>109</text:p>
          <text:p text:style-name="P88">16.1.1 TableForm()<text:tab/>109</text:p>
          <text:p text:style-name="P88">16.1.2 Contains()<text:tab/>109</text:p>
          <text:p text:style-name="P88">16.1.3 Find()<text:tab/>110</text:p>
          <text:p text:style-name="P88">16.1.4 Count()<text:tab/>110</text:p>
          <text:p text:style-name="P88">16.1.5 Select()<text:tab/>111</text:p>
          <text:p text:style-name="P88">16.1.6 The Nth() Function &amp; The [] Operator<text:tab/>111</text:p>
          <text:p text:style-name="P88"><text:soft-page-break/>16.1.7 The : Prepend Operator<text:tab/>112</text:p>
          <text:p text:style-name="P88">16.1.8 Concat()<text:tab/>112</text:p>
          <text:p text:style-name="P88">16.1.9 Insert(), Delete(), &amp; Replace()<text:tab/>112</text:p>
          <text:p text:style-name="P88">16.1.10 Take() <text:tab/>113</text:p>
          <text:p text:style-name="P88">16.1.11 Drop()<text:tab/>114</text:p>
          <text:p text:style-name="P88">16.1.12 FillList()<text:tab/>114</text:p>
          <text:p text:style-name="P88">16.1.13 RemoveDuplicates()<text:tab/>115</text:p>
          <text:p text:style-name="P88">16.1.14 Reverse()<text:tab/>115</text:p>
          <text:p text:style-name="P88">16.1.15 Partition()<text:tab/>115</text:p>
          <text:p text:style-name="P88">16.1.16 Table() <text:tab/>116</text:p>
          <text:p text:style-name="P88">16.1.17 HeapSort()<text:tab/>117</text:p>
          <text:p text:style-name="P87">16.2 Functions That Work With Integers<text:tab/>117</text:p>
          <text:p text:style-name="P88">16.2.1 RandomIntegerVector()<text:tab/>117</text:p>
          <text:p text:style-name="P88">16.2.2 Max() &amp; Min()<text:tab/>118</text:p>
          <text:p text:style-name="P88">16.2.3 Div() &amp; Mod()<text:tab/>118</text:p>
          <text:p text:style-name="P88">16.2.4 Gcd()<text:tab/>119</text:p>
          <text:p text:style-name="P88">16.2.5 Lcm()<text:tab/>119</text:p>
          <text:p text:style-name="P88">16.2.6 Sum()<text:tab/>120</text:p>
          <text:p text:style-name="P88">16.2.7 Product()<text:tab/>120</text:p>
          <text:p text:style-name="P87">16.3 Exercises<text:tab/>120</text:p>
          <text:p text:style-name="P88">16.3.1 Exercise 1<text:tab/>121</text:p>
          <text:p text:style-name="P88">16.3.2 Exercise 2<text:tab/>121</text:p>
          <text:p text:style-name="P88">16.3.3 Exercise 3<text:tab/>121</text:p>
          <text:p text:style-name="P88">16.3.4 Exercise 4<text:tab/>121</text:p>
          <text:p text:style-name="P88">16.3.5 Exercise 5<text:tab/>122</text:p>
          <text:p text:style-name="P88">16.3.6 Exercise 6<text:tab/>122</text:p>
          <text:p text:style-name="P86">17 Nested Loops<text:tab/>123</text:p>
          <text:p text:style-name="P87">17.1 Generate All The Combinations That Can Be Entered Into A Two Digit Wheel Lock Using A Nested Loop<text:tab/>123</text:p>
          <text:p text:style-name="P87">17.2 Exercises<text:tab/>124</text:p>
          <text:p text:style-name="P88">17.2.1 Exercise 1<text:tab/>125</text:p>
          <text:p text:style-name="P88">17.2.2 Exercise 2<text:tab/>125</text:p>
          <text:p text:style-name="P86">18 User Defined Functions<text:tab/>126</text:p>
          <text:p text:style-name="P87">18.1 Global Variables, Local Variables, &amp; Local()<text:tab/>128</text:p>
          <text:p text:style-name="P87">18.2 Exercises<text:tab/>130</text:p>
          <text:p text:style-name="P88">18.2.1 Exercise 1<text:tab/>130</text:p>
          <text:p text:style-name="P88">18.2.2 Exercise 2<text:tab/>130</text:p>
          <text:p text:style-name="P88">18.2.3 Exercise 3<text:tab/>130</text:p>
          <text:p text:style-name="P86">19 Miscellaneous topics<text:tab/>132</text:p>
          <text:p text:style-name="P87">19.1 Incrementing And Decrementing Variables With The ++ And -- Operators<text:tab/>132</text:p>
          <text:p text:style-name="P88"><text:soft-page-break/>19.1.1 Incrementing Variables With The ++ Operator<text:tab/>132</text:p>
          <text:p text:style-name="P88">19.1.2 Decrementing Variables With The -- Operator<text:tab/>133</text:p>
          <text:p text:style-name="P87">19.2 Exercises<text:tab/>134</text:p>
          <text:p text:style-name="P88">19.2.1 Exercise 1<text:tab/>134</text:p>
        </text:index-body>
      </text:table-of-content>
      <text:p text:style-name="Standard"><text:bookmark-end text:name="DDE_LINK22"/></text:p>
      <text:h text:style-name="P81"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63">Susan Addington</text:p>
      <text:p text:style-name="P63">Matthew Moelter </text:p>
      <text:p text:style-name="P63">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027812664" text:style-name="List_20_1">
        <text:list-item>
          <text:p text:style-name="P79">Week 1: Sections 1 - 6.</text:p>
        </text:list-item>
        <text:list-item>
          <text:p text:style-name="P79">Week 2: Sections 7 - 9.</text:p>
        </text:list-item>
        <text:list-item>
          <text:p text:style-name="P79">Week 3: Sections 10 - 13.</text:p>
        </text:list-item>
        <text:list-item>
          <text:p text:style-name="P79">Week 4: Sections 14 - 15.</text:p>
        </text:list-item>
        <text:list-item>
          <text:p text:style-name="P79">Week 5: Sections 16 - 19.</text:p>
        </text:list-item>
      </text:list>
      <text:h text:style-name="P82"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5"><draw:frame draw:style-name="fr4" draw:name="Object1" text:anchor-type="as-char" svg:width="1.4689in" svg:height="0.5244in" draw:z-index="9"><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5">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y teach math all wrong in school. Way, WAY wrong. If you teach yourself math the right way, you'll learn faster, remember it longer, and it'll be much more valuable to you as a programmer.</text:p>
      <text:p text:style-name="P18">3)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6) must be installed on your computer before MathRider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4" text:outline-level="4">The 64 Bit Version Of Windows Needs The 64 Bit Version Of Java</text:h>
      <text:p text:style-name="Text_20_body">If you are using the 64 bit version of Windows, then you will need the 64 bit version of Java. <text:s/>The 64 bit version of Java can be obtained here:</text:p>
      <text:p text:style-name="Text_20_body"><text:a xlink:type="simple" xlink:href="https://cds.sun.com/is-bin/INTERSHOP.enfinity/WFS/CDS-CDS_Developer-Site/en_US/-/USD/ViewProductDetail-Start?ProductRef=jre-6u16-oth-JPR@CDS-CDS_Developer">https://cds.sun.com/is-bin/INTERSHOP.enfinity/WFS/CDS-CDS_Developer-Site/en_US/-/USD/ViewProductDetail-Start?ProductRef=jre-6u16-oth-JPR@CDS-CDS_Developer</text:a></text:p>
      <text:h text:style-name="Heading_20_3" text:outline-level="3">Installing Java On A Macintosh</text:h>
      <text:p text:style-name="Text_20_body">Macintosh computers have Java pre-installed but you may need to upgrade to a current version of Java (at least Java 6) <text:s/>before running MathRider. <text:s/>If you need to update your version of Java, visit the following website:</text:p>
      <text:p text:style-name="P63"><text:a xlink:type="simple" xlink:href="http://developer.apple.com/java">http://developer.apple.com/java.</text:a></text:p>
      <text:h text:style-name="Heading_20_3" text:outline-level="3">Installing Java On A Linux PC</text:h>
      <text:p text:style-name="P77">Locate the Java documentation for your Linux distribution and carefully follow the instructions provided for installing a Java 6 compatible version of Java on your system. <text:s/></text:p>
      <text:h text:style-name="Heading_20_2" text:outline-level="2"><text:soft-page-break/>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8"><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text:span text:style-name="T9">archive file</text:span> can be easily copied to a CD or USB drive if you would like to install MathRider on another computer or give it to a friend. <text:s/><text:span text:style-name="T9">However, don't try to run MathRider from a USB drive because it will not work correctly.</text:span></text:p>
      <text:p text:style-name="P61">(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text:span><text:soft-page-break/><text:span text:style-name="T9">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64">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6"><draw:text-box fo:min-height="1.0256in"><text:p text:style-name="Illustration"><draw:frame draw:style-name="fr5" draw:name="Object4" text:anchor-type="paragraph" svg:x="0.0016in" svg:y="0.0008in" svg:width="6.7835in" style:rel-width="100%" svg:height="1.0252in" style:rel-height="scale" draw:z-index="7"><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text:soft-page-break/></text:p>
      <text:p text:style-name="Text_20_body"><text:span text:style-name="T21">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63">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64">cd <text:s text:c="2"/>/Applications/mathrider</text:p>
      <text:p text:style-name="Text_20_body">Run mathrider by typing:</text:p>
      <text:p text:style-name="P64">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62">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Rider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Rider applicatio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6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4">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28"> </text:span><text:span text:style-name="T29">(along </text:span><text:soft-page-break/><text:span text:style-name="T29">with addtion (+) , subtraction (−), and ones we will talk about later)</text:span><text:span text:style-name="T28">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In&gt; 2.2*3.9</text:p>
      <text:p text:style-name="P21">Result&gt; 8.58</text:p>
      <text:p text:style-name="P21"/>
      <text:p text:style-name="P24">In&gt; 2.2^3</text:p>
      <text:p text:style-name="P21">Result&gt; 10.648</text:p>
      <text:p text:style-name="Preformatted_20_Text"/>
      <text:p text:style-name="Preformatted_20_Text">In&gt; 9.5/3.2</text:p>
      <text:p text:style-name="P21">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8"/><text:bookmark-start text:name="DDE_LINK17"/><text:span text:style-name="T9">N(</text:span>9.5/3.2<text:span text:style-name="T9">)</text:span><text:bookmark-end text:name="DDE_LINK18"/><text:bookmark-end text:name="DDE_LINK17"/></text:p>
      <text:p text:style-name="P21">Result&gt; 2.96875</text:p>
      <text:p text:style-name="P21"/>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text:span><text:span text:style-name="T11">set of parentheses</text:span><text:span text:style-name="T10"> and information that is sent to the function is placed inside of them. <text:s/>The purpose of the </text:span><text:span text:style-name="T11">N()</text:span><text:span text:style-name="T10"> function is to make sure that the information that is sent to it is processed numerically instead of symbolically. <text:s/>Functions are used by </text:span><text:span text:style-name="T11">evaluating</text:span><text:span text:style-name="T10"> them and this happens when &lt;shift&gt;&lt;enter&gt; is pressed. <text:s/>Another name for evaluating a function is </text:span><text:span text:style-name="T11">calling</text:span><text:span text:style-name="T10"> it.</text:span></text:p>
      <text:h text:style-name="P85"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4"><text:soft-page-break/></text:p>
      <text:p text:style-name="P24">In&gt; Sqrt(9)</text:p>
      <text:p text:style-name="P21">Result: 3</text:p>
      <text:p text:style-name="P24"/>
      <text:p text:style-name="P24">In&gt; Sqrt(8)</text:p>
      <text:p text:style-name="P21">Result: Sqrt(8)</text:p>
      <text:p text:style-name="P24"/>
      <text:p text:style-name="P24">In&gt; N(Sqrt(8))</text:p>
      <text:p text:style-name="P21">Result: 2.828427125</text:p>
      <text:p text:style-name="P24"/>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0"><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76">2.828427125</text:p>
      <text:p text:style-name="P76">2.82842712474619</text:p>
      <text:p text:style-name="P76">2.82842712474619009760337744842</text:p>
      <text:p text:style-name="P76">2.8284271247461900976033774484193961571393437507539</text:p>
      <text:p text:style-name="P57">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85"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4"/>
      <text:p text:style-name="P24">In&gt; IsEven(4)</text:p>
      <text:p text:style-name="P21">Result&gt; True</text:p>
      <text:p text:style-name="P24"/>
      <text:p text:style-name="P24">In&gt; IsEven(5)</text:p>
      <text:p text:style-name="P21">Result&gt; False</text:p>
      <text:p text:style-name="P24"/>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text:soft-page-break/>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4">In&gt; %*2</text:p>
      <text:p text:style-name="P21">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80"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4"/>
      <text:p text:style-name="P24">In&gt; 12 \ 6</text:p>
      <text:p text:style-name="P24"/>
      <text:p text:style-name="P28">Error parsing expression, near token \</text:p>
      <text:p text:style-name="P24"/>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1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12"><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13"><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14"><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text:span><text:span text:style-name="T21">variable</text:span><text:span text:style-name="T7"> you would like to create on the </text:span><text:span text:style-name="T21">left</text:span><text:span text:style-name="T7"> side of an assignment operator (</text:span><text:span text:style-name="T6">:=</text:span><text:span text:style-name="T7">) and an </text:span><text:span text:style-name="T9">expression</text:span><text:span text:style-name="T7"> on the </text:span><text:span text:style-name="T9">right</text:span><text:span text:style-name="T7"> side of this operator. When the expression returns a value, the value is assigned (or bound to) to the variable.</text:span></text:p>
      <text:p text:style-name="Text_20_body">Lets recalculate<draw:frame draw:style-name="fr4" draw:name="Object8" text:anchor-type="as-char" svg:width="0.4602in" svg:height="0.4264in" draw:z-index="1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16"><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7"><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 <text:span text:style-name="T9">(Note: there can be no spaces between the : and the =)</text:spa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Clear()</text:span> function:</text:p>
      <text:p text:style-name="Preformatted_20_Text"><text:soft-page-break/></text:p>
      <text:p text:style-name="Preformatted_20_Text">In&gt; Clear(a)</text:p>
      <text:p text:style-name="P21">Result&gt; True</text:p>
      <text:p text:style-name="Preformatted_20_Text"/>
      <text:p text:style-name="Preformatted_20_Text">In&gt; a</text:p>
      <text:p text:style-name="P21">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Factor(x^2 + 24*x + 80)<text:bookmark-end text:name="DDE_LINK24"/></text:p>
      <text:p text:style-name="P21">Result&gt; (x+20)*(x+4)</text:p>
      <text:p text:style-name="P24"/>
      <text:p text:style-name="P24">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text:soft-page-break/>expression<draw:frame draw:style-name="fr4" draw:name="Object12" text:anchor-type="as-char" svg:width="1.0634in" svg:height="0.1902in" draw:z-index="18"><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25">a</text:span>' in <text:span text:style-name="T6">F</text:span><text:span text:style-name="T25">a</text:span><text:span text:style-name="T6">ctor</text:span> can be thought of as <text:span text:style-name="T2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text:span text:style-name="T8">answer</text:span> := a + b</text:p>
      <text:p text:style-name="P21">Result&gt; 5</text:p>
      <text:p text:style-name="Standard"/>
      <text:p text:style-name="P28">answer</text:p>
      <text:p text:style-name="P21">Result&gt; 5</text:p>
      <text:p text:style-name="Standard"/>
      <text:p text:style-name="P57"><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57"/>
      <text:p text:style-name="P57">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Carefully read all of section 5. <text:s/>Evaluate each one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9"><draw:object xlink:href="./Object 16" xlink:type="simple" xlink:show="embed" xlink:actuate="onLoad"/><draw:image xlink:href="./ObjectReplacements/Object 16" xlink:type="simple" xlink:show="embed" xlink:actuate="onLoad"/></draw:frame></text:p>
      <text:h text:style-name="Heading_20_3" text:outline-level="3"><text:soft-page-break/>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20"><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d) Use the N() function to calculate the numeric value of <text:span text:style-name="T6">answer</text:span>.</text:p>
      <text:p text:style-name="Preformatted_20_Text"/>
      <text:p text:style-name="Preformatted_20_Text">e) Use the Clear()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Clear(), IsBound(), Numerator(), Denominator(), and Factor() functions in the <text:span text:style-name="T9">All Functions</text:span> section of the MathPiperDocs plugin and read the information that is available on them. <text:s/>List the one line descriptions which are at the top of the documentation for each of these functions.</text:p>
      <text:h text:style-name="Heading_20_3" text:outline-level="3">Exercise 2</text:h>
      <text:p text:style-name="Preformatted_20_Text">Locate the N(), IsEven(), IsOdd(), Clear(), IsBound(), Numerator(), Denominator(), and Factor() functions in the <text:span text:style-name="T9">User Functions</text:span> section of the MathPiperDocs plugin and list which category each function is contained in. <text:s/><text:span text:style-name="T9">Don't</text:span> include the <text:span text:style-name="T6">Alphabetical</text:span> or <text:span text:style-name="T6">Built In</text:span> categories in your search. <text:s/>For example, the <text:span text:style-name="T6">N()</text:span> function is in the <text:span text:style-name="T21">Numbers (Operations)</text:span> category.</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1">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type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61"/>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36">%mathpiper</text:p>
      <text:p text:style-name="P25"/>
      <text:p text:style-name="P24"><text:span text:style-name="T17">2 + 3</text:span>;</text:p>
      <text:p text:style-name="P25"/>
      <text:p text:style-name="P44">%/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5"/>
      <text:p text:style-name="P36">%mathpiper</text:p>
      <text:p text:style-name="P25"/>
      <text:p text:style-name="P24"><text:span text:style-name="T16">2 + 3</text:span>;</text:p>
      <text:p text:style-name="P25"/>
      <text:p text:style-name="P36">%/mathpiper</text:p>
      <text:p text:style-name="P25"/>
      <text:p text:style-name="P24"><text:s text:c="4"/><text:span text:style-name="T19">%output,preserve="false"</text:span></text:p>
      <text:p text:style-name="P24"><text:span text:style-name="T19"><text:s text:c="6"/>Result:</text:span> 5</text:p>
      <text:p text:style-name="P46">. <text:s text:c="2"/>%/output</text:p>
      <text:p text:style-name="Text_20_body"><text:soft-page-break/>The most common type of output fold is <text:span text:style-name="T6">%output</text:span> and 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6">title attribute</text:span>" placed after the start tag which describes what the fold contains. <text:s/>For example, the following %mathpiper fold has a title attribute which indicates that the fold adds two number together:</text:p>
      <text:p text:style-name="P25"/>
      <text:p text:style-name="P36">%mathpiper,title="Add two numbers together."</text:p>
      <text:p text:style-name="P25"/>
      <text:p text:style-name="P24"><text:span text:style-name="T17">2 + 3</text:span>;</text:p>
      <text:p text:style-name="P25"/>
      <text:p text:style-name="P44">%/mathpiper</text:p>
      <text:p text:style-name="P58"><text:span text:style-name="T7">The title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P83" text:outline-level="2"><text:soft-page-break/>Placing Text Outside Of A Fold</text:h>
      <text:p text:style-name="P56">Text can also be placed outside of a fold like the following example shows:</text:p>
      <text:p text:style-name="P56"/>
      <text:p text:style-name="P31">Text can be placed above folds like this.</text:p>
      <text:p text:style-name="P31"/>
      <text:p text:style-name="P31">text text text text</text:p>
      <text:p text:style-name="P31">text text text text</text:p>
      <text:p text:style-name="P31"/>
      <text:p text:style-name="P36">%mathpiper,title="Fold 1"</text:p>
      <text:p text:style-name="P25"/>
      <text:p text:style-name="P24"><text:span text:style-name="T17">2 + 3</text:span>;</text:p>
      <text:p text:style-name="P25"/>
      <text:p text:style-name="P44">%/mathpiper</text:p>
      <text:p text:style-name="Preformatted_20_Text">Text can be placed between folds like this.</text:p>
      <text:p text:style-name="Preformatted_20_Text"/>
      <text:p text:style-name="P31">text text text text</text:p>
      <text:p text:style-name="Preformatted_20_Text">text text text text</text:p>
      <text:p text:style-name="Preformatted_20_Text"/>
      <text:p text:style-name="P36">%mathpiper,title="Fold 2"</text:p>
      <text:p text:style-name="P25"/>
      <text:p text:style-name="P24"><text:span text:style-name="T17">3 + 4</text:span>;</text:p>
      <text:p text:style-name="P25"/>
      <text:p text:style-name="P44">%/mathpiper</text:p>
      <text:p text:style-name="P43">Text can be placed between folds like this.</text:p>
      <text:p text:style-name="P31">text text text text</text:p>
      <text:p text:style-name="Preformatted_20_Text">text text text text</text:p>
      <text:p text:style-name="P51"/>
      <text:p text:style-name="P49"><text:span text:style-name="T13">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text:soft-page-break/>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7"/><text:bookmark-start text:name="DDE_LINK26"/>324802984 * 2308098234<text:bookmark-end text:name="DDE_LINK27"/><text:bookmark-end text:name="DDE_LINK26"/></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64"><text:span text:style-name="T19">3</text:span> </text:p>
      <text:p text:style-name="Text_20_body">represents the number three, the value:</text:p>
      <text:p text:style-name="P65"><text:span text:style-name="T20">0.5</text:span> </text:p>
      <text:p text:style-name="Text_20_body">represents the number one half, and the value: </text:p>
      <text:p text:style-name="P68">"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66">3</text:p>
      <text:p text:style-name="P66">2 + 3</text:p>
      <text:p text:style-name="P66"><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64">^<text:tab/>Exponents are evaluated right to left.</text:p>
      <text:p text:style-name="P70">*,%,/<text:tab/>Then multiplication, remainder, and division operations are evaluated left to right.</text:p>
      <text:p text:style-name="P64">+, −<text:tab/>Finally, addition and subtraction are evaluated left to right.</text:p>
      <text:p text:style-name="P64"/>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55"><draw:frame draw:style-name="fr4" draw:name="Object15" text:anchor-type="as-char" svg:width="0.9874in" svg:height="0.4256in" draw:z-index="4"><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3">5 + 6*21/18 - 2<text:span text:style-name="T9">^</text:span>3</text:p>
      <text:p text:style-name="P33">5 + 6<text:span text:style-name="T9">*</text:span>21/18 - <text:span text:style-name="T21">8</text:span></text:p>
      <text:p text:style-name="P33">5 + <text:span text:style-name="T21">126</text:span><text:span text:style-name="T9">/</text:span>18 - 8</text:p>
      <text:p text:style-name="P33">5 <text:span text:style-name="T9">+</text:span> <text:span text:style-name="T21">7</text:span> - 8</text:p>
      <text:p text:style-name="P33"><text:span text:style-name="T21">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1">8</text:span> in the expression below it. <text:s/>In the second expression, the <text:span text:style-name="T9">*</text:span> operator is executed next, and so on. <text:s/>The last expression shows that the final result after all of the operators have been evaluated is <text:span text:style-name="T21">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2 + 4, however, the addition operator is forced <text:soft-page-break/>to be evaluated before the multiplication operator and the result is 30:</text:p>
      <text:p text:style-name="Standard"/>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71">()<text:tab/>Parentheses are evaluated from the inside out.</text:p>
      <text:p text:style-name="P71">^<text:tab/>Then exponents are evaluated right to left.</text:p>
      <text:p text:style-name="P71">*,%,/ Then multiplication, remainder, and division operations are evaluated left to right.</text:p>
      <text:p text:style-name="P71">+, − Finally, addition and subtraction are evaluated left to right.</text:p>
      <text:p text:style-name="P57"/>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29">Side Effects&gt;</text:p>
      <text:p text:style-name="P29">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29">Side Effects&gt;</text:p>
      <text:p text:style-name="P29">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1">Result&gt; True</text:p>
      <text:p text:style-name="P29">Side Effects&gt;</text:p>
      <text:p text:style-name="P29">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6"><text:bookmark-start text:name="DDE_LINK50"/>%mathpiper</text:p>
      <text:p text:style-name="P25"/>
      <text:p text:style-name="P24"><text:span text:style-name="T14">Echo</text:span><text:span text:style-name="T5">(</text:span><text:span text:style-name="T8">1</text:span><text:span text:style-name="T5">)</text:span>;</text:p>
      <text:p text:style-name="P25"/>
      <text:p text:style-name="P24"><text:span text:style-name="T14">Echo</text:span><text:span text:style-name="T5">(</text:span><text:span text:style-name="T8">1</text:span><text:span text:style-name="T5">+</text:span><text:span text:style-name="T8">2</text:span><text:span text:style-name="T5">)</text:span>;</text:p>
      <text:p text:style-name="P25"/>
      <text:p text:style-name="P24"><text:span text:style-name="T14">Echo</text:span><text:span text:style-name="T5">(</text:span><text:span text:style-name="T8">2</text:span><text:span text:style-name="T5">*</text:span><text:span text:style-name="T8">3</text:span><text:span text:style-name="T5">)</text:span>;</text:p>
      <text:p text:style-name="P25"/>
      <text:p text:style-name="P36">%/mathpiper<text:bookmark-end text:name="DDE_LINK50"/></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3 </text:p>
      <text:p text:style-name="P24"><text:s text:c="6"/>6</text:p>
      <text:p text:style-name="P46">.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6">%mathpiper</text:p>
      <text:p text:style-name="P25"/>
      <text:p text:style-name="P24">a <text:span text:style-name="T5">:=</text:span> <text:span text:style-name="T8">1</text:span>;</text:p>
      <text:p text:style-name="P24">b <text:span text:style-name="T5">:=</text:span> <text:span text:style-name="T8">2</text:span>;</text:p>
      <text:p text:style-name="P24">c <text:span text:style-name="T5">:=</text:span> <text:span text:style-name="T8">3</text:span>;</text:p>
      <text:p text:style-name="P25"/>
      <text:p text:style-name="P36">%/mathpiper</text:p>
      <text:p text:style-name="P25"><text:soft-page-break/></text:p>
      <text:p text:style-name="P24"><text:s text:c="4"/><text:span text:style-name="T19">%output,preserve="false"</text:span></text:p>
      <text:p text:style-name="P24"><text:s text:c="6"/><text:span text:style-name="T19">Result:</text:span> 3</text:p>
      <text:p text:style-name="P46">.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6"><text:bookmark-start text:name="DDE_LINK32"/><text:bookmark-start text:name="DDE_LINK29"/>%mathpiper</text:p>
      <text:p text:style-name="P25"/>
      <text:p text:style-name="P24">a <text:span text:style-name="T5">:=</text:span> <text:span text:style-name="T8">1</text:span>;</text:p>
      <text:p text:style-name="P24"><text:span text:style-name="T14">Echo</text:span><text:span text:style-name="T5">(</text:span>a<text:span text:style-name="T5">)</text:span>;</text:p>
      <text:p text:style-name="P25"/>
      <text:p text:style-name="P24">b <text:span text:style-name="T5">:=</text:span> <text:span text:style-name="T8">2</text:span>;</text:p>
      <text:p text:style-name="P24"><text:span text:style-name="T14">Echo</text:span><text:span text:style-name="T5">(</text:span>b<text:span text:style-name="T5">)</text:span>;</text:p>
      <text:p text:style-name="P25"/>
      <text:p text:style-name="P24">c <text:span text:style-name="T5">:=</text:span> <text:span text:style-name="T8">3</text:span>;</text:p>
      <text:p text:style-name="P24"><text:span text:style-name="T14">Echo</text:span><text:span text:style-name="T5">(</text:span>c<text:span text:style-name="T5">)</text:span>;</text:p>
      <text:p text:style-name="P25"/>
      <text:p text:style-name="P36">%/mathpiper<text:bookmark-end text:name="DDE_LINK32"/><text:bookmark-end text:name="DDE_LINK29"/></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text:p>
      <text:p text:style-name="P46">.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text:soft-page-break/>fixing errors in a program became known as <text:span text:style-name="T6">debugging</text:span> and the names "bugs" 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6"><text:bookmark-start text:name="DDE_LINK52"/>%mathpiper</text:p>
      <text:p text:style-name="P25"/>
      <text:p text:style-name="P24"><text:span text:style-name="T14">Write</text:span><text:span text:style-name="T5">(</text:span><text:span text:style-name="T8">1,,</text:span><text:span text:style-name="T5">)</text:span>;</text:p>
      <text:p text:style-name="P25"/>
      <text:p text:style-name="P24"><text:span text:style-name="T14">Write</text:span><text:span text:style-name="T5">(</text:span><text:span text:style-name="T8">1</text:span><text:span text:style-name="T5">+</text:span><text:span text:style-name="T8">2,,</text:span><text:span text:style-name="T5">)</text:span>;</text:p>
      <text:p text:style-name="P25"/>
      <text:p text:style-name="P24"><text:span text:style-name="T14">Echo</text:span><text:span text:style-name="T5">(</text:span><text:span text:style-name="T8">2</text:span><text:span text:style-name="T5">*</text:span><text:span text:style-name="T8">3</text:span><text:span text:style-name="T5">)</text:span>;</text:p>
      <text:p text:style-name="P25"/>
      <text:p text:style-name="P36">%/mathpiper<text:bookmark-end text:name="DDE_LINK52"/></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3,6</text:p>
      <text:p text:style-name="P46">. <text:s text:c="2"/>%/output</text:p>
      <text:p text:style-name="P50">Write() and Echo() have other differences besides the one discussed here and more information about them can be found in the documentation for these functions.</text:p>
      <text:h text:style-name="Heading_20_4" text:outline-level="4">NewLine()</text:h>
      <text:p text:style-name="P50">The <text:span text:style-name="T6">NewLine()</text:span> function simply prints a blank line in the side effects output. <text:s/>It is useful for placing vertical space between printed lines:</text:p>
      <text:p text:style-name="P36"><text:bookmark-start text:name="DDE_LINK292"/><text:bookmark-start text:name="DDE_LINK321"/>%mathpiper</text:p>
      <text:p text:style-name="P25"/>
      <text:p text:style-name="P24">a <text:span text:style-name="T5">:=</text:span> <text:span text:style-name="T8">1</text:span>;</text:p>
      <text:p text:style-name="P24"><text:span text:style-name="T14">Echo</text:span><text:span text:style-name="T5">(</text:span>a<text:span text:style-name="T5">)</text:span>;</text:p>
      <text:p text:style-name="P24"><text:span text:style-name="T15">NewLine</text:span><text:span text:style-name="T5">()</text:span>;</text:p>
      <text:p text:style-name="P25"/>
      <text:p text:style-name="P24"><text:soft-page-break/>b <text:span text:style-name="T5">:=</text:span> <text:span text:style-name="T8">2</text:span>;</text:p>
      <text:p text:style-name="P24"><text:span text:style-name="T14">Echo</text:span><text:span text:style-name="T5">(</text:span>b<text:span text:style-name="T5">)</text:span>;</text:p>
      <text:p text:style-name="P24"><text:span text:style-name="T15">NewLine</text:span><text:span text:style-name="T5">()</text:span>;</text:p>
      <text:p text:style-name="P25"/>
      <text:p text:style-name="P24">c <text:span text:style-name="T5">:=</text:span> <text:span text:style-name="T8">3</text:span>;</text:p>
      <text:p text:style-name="P24"><text:span text:style-name="T14">Echo</text:span><text:span text:style-name="T5">(</text:span>c<text:span text:style-name="T5">)</text:span>;</text:p>
      <text:p text:style-name="P25"/>
      <text:p text:style-name="P36">%/mathpiper<text:bookmark-end text:name="DDE_LINK292"/><text:bookmark-end text:name="DDE_LINK32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5"/>
      <text:p text:style-name="P24"><text:s text:c="6"/>2 </text:p>
      <text:p text:style-name="P25"/>
      <text:p text:style-name="P24"><text:s text:c="6"/>3</text:p>
      <text:p text:style-name="P45">.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6">%mathpiper</text:p>
      <text:p text:style-name="P25"/>
      <text:p text:style-name="P24"><text:bookmark-start text:name="DDE_LINK30"/>a <text:span text:style-name="T5">:=</text:span> <text:span text:style-name="T8">1</text:span>; <text:span text:style-name="T14">Echo</text:span><text:span text:style-name="T5">(</text:span>a<text:span text:style-name="T5">)</text:span>; b <text:span text:style-name="T5">:=</text:span> <text:span text:style-name="T8">2</text:span>; <text:span text:style-name="T14">Echo</text:span><text:span text:style-name="T5">(</text:span>b<text:span text:style-name="T5">)</text:span>; c <text:span text:style-name="T5">:=</text:span> <text:span text:style-name="T8">3</text:span>; <text:span text:style-name="T14">Echo</text:span><text:span text:style-name="T5">(</text:span>c<text:span text:style-name="T5">)</text:span>;<text:bookmark-end text:name="DDE_LINK30"/></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oft-page-break/><text:s text:c="6"/>3</text:p>
      <text:p text:style-name="P45">.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6">%mathpiper</text:p>
      <text:p text:style-name="P25"/>
      <text:p text:style-name="P24">a<text:span text:style-name="T5">:=</text:span><text:span text:style-name="T8">1</text:span>;<text:span text:style-name="T14">Echo</text:span><text:span text:style-name="T5">(</text:span>a<text:span text:style-name="T5">)</text:span>;b<text:span text:style-name="T5">:=</text:span><text:span text:style-name="T8">2</text:span>;<text:span text:style-name="T14">Echo</text:span><text:span text:style-name="T5">(</text:span>b<text:span text:style-name="T5">)</text:span>;c<text:span text:style-name="T5">:=</text:span> <text:span text:style-name="T8">3</text:span>;<text:span text:style-name="T14">Echo</text:span><text:span text:style-name="T5">(</text:span>c<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text:p>
      <text:p text:style-name="P45">. <text:s text:c="2"/>%/output</text:p>
      <text:h text:style-name="Heading_20_3" text:outline-level="3"><text:bookmark-start text:name="DDE_LINK33"/>Placing Multiple Expressions In A Code Block<text:bookmark-end text:name="DDE_LINK33"/></text:h>
      <text:p text:style-name="Text_20_body">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When a code block is evaluated, each expression in the block will be executed from left to right. <text:s/>The following example shows expressions being executed within of a code block inside the MathPiper console:</text:p>
      <text:p text:style-name="Preformatted_20_Text"/>
      <text:p text:style-name="Preformatted_20_Text">In&gt; [a := 1; Echo(a); b := 2; Echo(b); c := 3; Echo(c);]</text:p>
      <text:p text:style-name="P21">Result&gt; True</text:p>
      <text:p text:style-name="P29">Side Effects&gt;</text:p>
      <text:p text:style-name="P29">1 </text:p>
      <text:p text:style-name="P29">2 </text:p>
      <text:p text:style-name="P29">3</text:p>
      <text:p text:style-name="P29"/>
      <text:p text:style-name="Text_20_body">Notice that all of the expressions were executed and 1-3 was printed as a side effect. <text:s/>Code blocks <text:span text:style-name="T6">always return the result of the last expression executed as the result of the whole block</text:span>. <text:s/>In this case, <text:span text:style-name="T6">True</text:span> was returned as the result because the last <text:span text:style-name="T6">Echo(c)</text:span> function returned <text:span text:style-name="T6">True</text:span>. <text:s/>If we place <text:span text:style-name="T6">another expression</text:span> <text:span text:style-name="T6">after the Echo(c) function</text:span>, however, <text:span text:style-name="T6">the block will execute this new expression last</text:span> and <text:span text:style-name="T6">its result will be the one returned by the block</text:span>:</text:p>
      <text:p text:style-name="Preformatted_20_Text"/>
      <text:p text:style-name="Preformatted_20_Text"><text:bookmark-start text:name="DDE_LINK43"/><text:bookmark-start text:name="DDE_LINK51"/><text:soft-page-break/>In&gt; [a := 1; Echo(a); b := 2; Echo(b); c := 3; Echo(c); 2 + 2;]<text:bookmark-end text:name="DDE_LINK51"/></text:p>
      <text:p text:style-name="P21">Result&gt; 4</text:p>
      <text:p text:style-name="P29">Side Effects&gt;</text:p>
      <text:p text:style-name="P29">1 </text:p>
      <text:p text:style-name="P29">2 </text:p>
      <text:p text:style-name="P29">3</text:p>
      <text:p text:style-name="P29"/>
      <text:p text:style-name="Text_20_body"><text:bookmark-end text:name="DDE_LINK43"/>Finally, code blocks can have their contents placed on separate lines if desired:</text:p>
      <text:p text:style-name="P36"/>
      <text:p text:style-name="P36">%mathpiper</text:p>
      <text:p text:style-name="P24">[ <text:s text:c="2"/></text:p>
      <text:p text:style-name="P24"><text:s text:c="4"/>a <text:span text:style-name="T32">:=</text:span> <text:span text:style-name="T8">1</text:span>; </text:p>
      <text:p text:style-name="P24"><text:s text:c="4"/></text:p>
      <text:p text:style-name="P24"><text:s text:c="4"/><text:span text:style-name="T14">Echo</text:span><text:span text:style-name="T5">(</text:span>a<text:span text:style-name="T5">)</text:span>;</text:p>
      <text:p text:style-name="P24"><text:s text:c="4"/></text:p>
      <text:p text:style-name="P24"><text:s text:c="4"/>b <text:span text:style-name="T32">:=</text:span> <text:span text:style-name="T8">2</text:span>; </text:p>
      <text:p text:style-name="P24"><text:s text:c="4"/></text:p>
      <text:p text:style-name="P24"><text:s text:c="4"/><text:span text:style-name="T14">Echo</text:span><text:span text:style-name="T5">(</text:span>b<text:span text:style-name="T5">)</text:span>; </text:p>
      <text:p text:style-name="P24"><text:s text:c="4"/></text:p>
      <text:p text:style-name="P24"><text:s text:c="4"/>c <text:span text:style-name="T32">:=</text:span> <text:span text:style-name="T8">3</text:span>; </text:p>
      <text:p text:style-name="P24"><text:s text:c="4"/></text:p>
      <text:p text:style-name="P24"><text:s text:c="4"/><text:span text:style-name="T14">Echo</text:span><text:span text:style-name="T5">(</text:span>c<text:span text:style-name="T5">)</text:span>;</text:p>
      <text:p text:style-name="P24">];</text:p>
      <text:p text:style-name="Preformatted_20_Text"/>
      <text:p text:style-name="P36">%/mathpiper</text:p>
      <text:p text:style-name="Preformatted_20_Text"/>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text:p>
      <text:p text:style-name="P41">. <text:s text:c="2"/><text:span text:style-name="T19">%/output</text:span></text:p>
      <text:p text:style-name="P57">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text:soft-page-break/>a .mrw file and following the directions that are present in its comments:</text:p>
      <text:p text:style-name="P36"/>
      <text:p text:style-name="P36">%mathpiper</text:p>
      <text:p text:style-name="Preformatted_20_Text"/>
      <text:p text:style-name="P38">/*</text:p>
      <text:p text:style-name="P38"><text:s text:c="4"/>Copy this code into a .mrw file. <text:s/>Then, place the cursor </text:p>
      <text:p text:style-name="P38"><text:s text:c="4"/>to the immediate right of any {, }, [, ], (, or ) character.</text:p>
      <text:p text:style-name="P38"><text:s text:c="4"/>You should notice that the match to this character is </text:p>
      <text:p text:style-name="P38"><text:s text:c="4"/>indicated by a rectangle being drawing around it.</text:p>
      <text:p text:style-name="P38">*/</text:p>
      <text:p text:style-name="Preformatted_20_Text"/>
      <text:p text:style-name="Preformatted_20_Text"/>
      <text:p text:style-name="P24">list <text:span text:style-name="T32">:=</text:span> <text:span text:style-name="T5">{</text:span><text:span text:style-name="T8">1</text:span>,<text:span text:style-name="T8">2</text:span>,<text:span text:style-name="T8">3</text:span><text:span text:style-name="T5">}</text:span>;</text:p>
      <text:p text:style-name="Preformatted_20_Text"/>
      <text:p text:style-name="P24">[</text:p>
      <text:p text:style-name="P24"><text:s text:c="4"/><text:span text:style-name="T14">Echo</text:span><text:span text:style-name="T5">(</text:span><text:span text:style-name="T16">"Hello"</text:span><text:span text:style-name="T5">)</text:span>;</text:p>
      <text:p text:style-name="Preformatted_20_Text"/>
      <text:p text:style-name="P24"><text:s text:c="4"/><text:span text:style-name="T14">Echo</text:span><text:span text:style-name="T5">(</text:span>list<text:span text:style-name="T5">)</text:span>;</text:p>
      <text:p text:style-name="P24">];</text:p>
      <text:p text:style-name="Preformatted_20_Text"/>
      <text:p text:style-name="P36">%/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6">%mathpiper</text:p>
      <text:p text:style-name="P25"/>
      <text:p text:style-name="P24"><text:bookmark-start text:name="DDE_LINK3"/>a <text:span text:style-name="T5">:=</text:span> <text:span text:style-name="T16">"Hello, I am a string."</text:span>;<text:bookmark-end text:name="DDE_LINK3"/></text:p>
      <text:p text:style-name="P24"><text:span text:style-name="T14">Echo</text:span><text:span text:style-name="T5">(</text:span>a<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Hello, I am a string.</text:p>
      <text:p text:style-name="P41">. <text:s text:c="2"/><text:span text:style-name="T19">%/output</text:span></text:p>
      <text:h text:style-name="Heading_20_3" text:outline-level="3"><text:soft-page-break/>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6"><text:bookmark-start text:name="DDE_LINK291"/>%mathpiper</text:p>
      <text:p text:style-name="P25"/>
      <text:p text:style-name="P24">a <text:span text:style-name="T5">:=</text:span> <text:span text:style-name="T8">1</text:span>;</text:p>
      <text:p text:style-name="P24"><text:span text:style-name="T14">Echo</text:span><text:span text:style-name="T5">(</text:span><text:span text:style-name="T18">"Variable a: "</text:span><text:span text:style-name="T5">, </text:span>a<text:span text:style-name="T5">)</text:span>;</text:p>
      <text:p text:style-name="P25"/>
      <text:p text:style-name="P24">b <text:span text:style-name="T5">:=</text:span> <text:span text:style-name="T8">2</text:span>;</text:p>
      <text:p text:style-name="P24"><text:span text:style-name="T14">Echo</text:span><text:span text:style-name="T5">(</text:span><text:span text:style-name="T18">"Variable b: "</text:span><text:span text:style-name="T5">, </text:span>b<text:span text:style-name="T5">)</text:span>;</text:p>
      <text:p text:style-name="P25"/>
      <text:p text:style-name="P24">c <text:span text:style-name="T5">:=</text:span> <text:span text:style-name="T8">3</text:span>;</text:p>
      <text:p text:style-name="P24"><text:span text:style-name="T14">Echo</text:span><text:span text:style-name="T5">(</text:span><text:span text:style-name="T18">"Variable c: "</text:span><text:span text:style-name="T5">, </text:span>c<text:span text:style-name="T5">)</text:span>;</text:p>
      <text:p text:style-name="P25"/>
      <text:p text:style-name="P36">%/mathpiper<text:bookmark-end text:name="DDE_LINK29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Variable a: 1 </text:p>
      <text:p text:style-name="P24"><text:s text:c="6"/>Variable b: 2 </text:p>
      <text:p text:style-name="P24"><text:s text:c="6"/>Variable c: 3</text:p>
      <text:p text:style-name="P40"><text:span text:style-name="T10">. <text:s text:c="2"/></text:span><text:span text:style-name="T19">%/output</text:span></text:p>
      <text:h text:style-name="Heading_20_4" text:outline-level="4">Combining Strings <text:s/>With The : Operator</text:h>
      <text:p text:style-name="Text_20_body">If you need to combine two or more strings into one string, you can use the <text:span text:style-name="T6">:</text:span> <text:soft-page-break/>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ing the double quotes that are around it.. <text:s/>For example, here is the Write() function being used to print the string "Hello":</text:p>
      <text:p text:style-name="Preformatted_20_Text"/>
      <text:p text:style-name="Preformatted_20_Text">In&gt; Write("Hello")</text:p>
      <text:p text:style-name="P21">Result: True</text:p>
      <text:p text:style-name="P35">Side Effects:</text:p>
      <text:p text:style-name="P35">"Hello"</text:p>
      <text:p text:style-name="P35"/>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5">Side Effects:</text:p>
      <text:p text:style-name="P35">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1">Result: True</text:p>
      <text:p text:style-name="P35">Side Effects:</text:p>
      <text:p text:style-name="P35">A</text:p>
      <text:p text:style-name="P35">B</text:p>
      <text:h text:style-name="Heading_20_4" text:outline-level="4">Space()</text:h>
      <text:p text:style-name="Text_20_body">The Space() function is used to add spaces to printed output:</text:p>
      <text:p text:style-name="Preformatted_20_Text"/>
      <text:p text:style-name="P24"><text:bookmark-start text:name="DDE_LINK49"/>In&gt; WriteString("A"); Space(5); WriteString("B")<text:bookmark-end text:name="DDE_LINK49"/></text:p>
      <text:p text:style-name="P21">Result: True</text:p>
      <text:p text:style-name="P35">Side Effects:</text:p>
      <text:p text:style-name="P35">A <text:s text:c="4"/>B</text:p>
      <text:p text:style-name="P35"/>
      <text:p text:style-name="P24">In&gt; WriteString("A"); Space(10); WriteString("B")</text:p>
      <text:p text:style-name="P21"><text:soft-page-break/>Result: True</text:p>
      <text:p text:style-name="P35">Side Effects:</text:p>
      <text:p text:style-name="P35">A <text:s text:c="9"/>B</text:p>
      <text:p text:style-name="P35"/>
      <text:p text:style-name="P24">In&gt; WriteString("A"); Space(20); WriteString("B")</text:p>
      <text:p text:style-name="P21">Result: True</text:p>
      <text:p text:style-name="P35">Side Effects:</text:p>
      <text:p text:style-name="P35">A <text:s text:c="1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h text:style-name="Heading_20_4" text:outline-level="4">Indexing Before The Beginning Of A String Or Past The End Of A String</text:h>
      <text:p text:style-name="Text_20_body">Lets see what happens if an index is used that is less than <text:span text:style-name="T6">1</text:span> or greater than the length of a given string. <text:s/>First, we will bind the string "Hello" to the variable 'a':</text:p>
      <text:p text:style-name="Preformatted_20_Text"/>
      <text:p text:style-name="Preformatted_20_Text">In&gt; a := "Hello"</text:p>
      <text:p text:style-name="P21">Result: "Hello"</text:p>
      <text:p text:style-name="Preformatted_20_Text"/>
      <text:p text:style-name="Text_20_body">Then, we'll index the character at position <text:span text:style-name="T6">1</text:span> and then the character at position <text:span text:style-name="T6">0</text:span>:</text:p>
      <text:p text:style-name="Preformatted_20_Text"/>
      <text:p text:style-name="Preformatted_20_Text">In&gt; a[1]</text:p>
      <text:p text:style-name="P21">Result: "H"</text:p>
      <text:p text:style-name="Preformatted_20_Text"><text:soft-page-break/></text:p>
      <text:p text:style-name="Preformatted_20_Text">In&gt; a[0]</text:p>
      <text:p text:style-name="P21">Result: </text:p>
      <text:p text:style-name="P28">Exception: In function "StringMidGet" : </text:p>
      <text:p text:style-name="P28">bad argument number 1(counting from 1) : </text:p>
      <text:p text:style-name="P28"/>
      <text:p text:style-name="P28">The offending argument aindex evaluated to 0</text:p>
      <text:p text:style-name="Preformatted_20_Text"/>
      <text:p text:style-name="Text_20_body">Notice that using an index of <text:span text:style-name="T6">0</text:span> resulted in an error.</text:p>
      <text:p text:style-name="Text_20_body">Next, lets access the character at position <text:span text:style-name="T6">5</text:span> (which is the 'o'), then the character at position <text:span text:style-name="T6">6</text:span> and finally the character at position <text:span text:style-name="T6">7</text:span>:</text:p>
      <text:p text:style-name="Preformatted_20_Text"/>
      <text:p text:style-name="Preformatted_20_Text">In&gt; a[5]</text:p>
      <text:p text:style-name="P21">Result: "o"</text:p>
      <text:p text:style-name="Preformatted_20_Text"/>
      <text:p text:style-name="Preformatted_20_Text">In&gt; a[6]</text:p>
      <text:p text:style-name="P21">Result: """</text:p>
      <text:p text:style-name="Preformatted_20_Text"/>
      <text:p text:style-name="Preformatted_20_Text">In&gt; a[7]</text:p>
      <text:p text:style-name="P21">Result: </text:p>
      <text:p text:style-name="P28">Exception: String index out of range: 8</text:p>
      <text:p text:style-name="Preformatted_20_Text"/>
      <text:p text:style-name="Text_20_body">The 'o' at position <text:span text:style-name="T6">5</text:span> was returned correctly, but accessing position <text:span text:style-name="T6">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36">%mathpiper</text:p>
      <text:p text:style-name="P38">//This is a comment.</text:p>
      <text:p text:style-name="P25"/>
      <text:p text:style-name="P24">x <text:span text:style-name="T5">:=</text:span> <text:span text:style-name="T8">2</text:span>; <text:span text:style-name="T23">//Set the variable x equal to 2.</text:span></text:p>
      <text:p text:style-name="P25"/>
      <text:p text:style-name="P25"/>
      <text:p text:style-name="P36"><text:soft-page-break/>%/mathpiper</text:p>
      <text:p text:style-name="P25"/>
      <text:p text:style-name="P24"><text:s text:c="4"/><text:span text:style-name="T19">%output,preserve="false"</text:span></text:p>
      <text:p text:style-name="P24"><text:s text:c="6"/><text:span text:style-name="T19">Result:</text:span> 2</text:p>
      <text:p text:style-name="P40"><text:span text:style-name="T10">. <text:s text:c="2"/></text:span><text:span text:style-name="T19">%/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36">%mathpiper</text:p>
      <text:p text:style-name="P25"/>
      <text:p text:style-name="P38">/*</text:p>
      <text:p text:style-name="P24"><text:span text:style-name="T22"><text:s/></text:span><text:span text:style-name="T23">This is a longer comment and it uses</text:span></text:p>
      <text:p text:style-name="P24"><text:span text:style-name="T22"><text:s/></text:span><text:span text:style-name="T23">more than one line. The following</text:span></text:p>
      <text:p text:style-name="P24"><text:span text:style-name="T22"><text:s/></text:span><text:span text:style-name="T23">code assigns the number 3 to variable</text:span></text:p>
      <text:p text:style-name="P24"><text:span text:style-name="T22"><text:s/></text:span><text:span text:style-name="T23">x and then returns it as a result.</text:span></text:p>
      <text:p text:style-name="P38">*/</text:p>
      <text:p text:style-name="P25"/>
      <text:p text:style-name="P24">x <text:span text:style-name="T5">:=</text:span> <text:span text:style-name="T8">3</text:span>;</text:p>
      <text:p text:style-name="P25"/>
      <text:p text:style-name="P36">%/mathpiper</text:p>
      <text:p text:style-name="P25"/>
      <text:p text:style-name="P24"><text:s text:c="4"/><text:span text:style-name="T19">%output,preserve="false"</text:span></text:p>
      <text:p text:style-name="P24"><text:s text:c="6"/><text:span text:style-name="T19">Result:</text:span> 3</text:p>
      <text:p text:style-name="P45"><text:span text:style-name="T10">.</text:span> <text:s text:c="2"/>%/output</text:p>
      <text:h text:style-name="Heading_20_2" text:outline-level="2">How To Tell If MathPiper Has Crashed And What To Do If It Has</text:h>
      <text:p text:style-name="Text_20_body">Sometimes code will be evaluated which has one or more unusual errors in it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9">The only way to recover from a MathPiper crash is to exit MathRider and then relaunch it.</text:span> <text:s/>All the information in your buffers will be saved and preserved <text:span text:style-name="T9">but the contents of the console will not be</text:span>. <text:s/>Be sure to copy the contents of the console into a buffer and then save it before restarting.</text:p>
      <text:p text:style-name="Text_20_body">The main way to tell if MathRider has crashed is that it will indicate that <text:span text:style-name="T6">there are errors in lines of code that are actually fine</text:span>. <text:s/>If you are receiving an error in code that looks okay to you, simply restarting MathRider may fix the problem. <text:s/>If you restart MathRider and the error is still present, this usually <text:soft-page-break/>means that there really is an error in the code.</text:p>
      <text:h text:style-name="Heading_20_2" text:outline-level="2">Exercises</text:h>
      <text:p text:style-name="Text_20_body">For the following exercises, create a new MathRider worksheet file called <text:span text:style-name="T6">book_1_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P78">If an exercise uses the MathPiper console instead of a fold, copy the work you did in the console into the worksheet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text:soft-page-break/>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the previous exercise.):</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usical bands.</text:p>
      <text:p text:style-name="Preformatted_20_Text"/>
      <text:p text:style-name="Preformatted_20_Text"><text:bookmark-start text:name="DDE_LINK2"/>%mathpiper</text:p>
      <text:p text:style-name="Preformatted_20_Text"><text:soft-page-break/>/*</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64">1) <text:s/>Type three or four lines of text into a text area.</text:p>
      <text:p text:style-name="P64">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67"><text:span text:style-name="T12">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Rider worksheet file called <text:soft-page-break/><text:span text:style-name="T6">book_1_section_10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0_exercises_</text:span><text:span text:style-name="T9">john</text:span><text:span text:style-name="T6">_</text:span><text:span text:style-name="T9">smith</text:span><text:span text:style-name="T6">.mrw</text:span>.</text:p>
      <text:p text:style-name="P59">For the following exercises, simply type your answers anywhere in the worksheet.</text:p>
      <text:h text:style-name="Heading_20_3" text:outline-level="3">Exercise 1</text:h>
      <text:p text:style-name="Preformatted_20_Text">Carefully read all of section 10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1">Result&gt; 4</text:p>
      <text:p text:style-name="Preformatted_20_Text">In&gt; RandomInteger(5)</text:p>
      <text:p text:style-name="P21">Result&gt; 5</text:p>
      <text:p text:style-name="Preformatted_20_Text">In&gt; RandomInteger(5)</text:p>
      <text:p text:style-name="P21">Result&gt; 4</text:p>
      <text:p text:style-name="Preformatted_20_Text">In&gt; RandomInteger(5)</text:p>
      <text:p text:style-name="P21">Result&gt; 2</text:p>
      <text:p text:style-name="Preformatted_20_Text">In&gt; RandomInteger(5)</text:p>
      <text:p text:style-name="P21">Result&gt; 3</text:p>
      <text:p text:style-name="Preformatted_20_Text">In&gt; RandomInteger(5)</text:p>
      <text:p text:style-name="P21">Result&gt; 5</text:p>
      <text:p text:style-name="Preformatted_20_Text">In&gt; RandomInteger(5)</text:p>
      <text:p text:style-name="P21">Result&gt; 2</text:p>
      <text:p text:style-name="Preformatted_20_Text">In&gt; RandomInteger(5)</text:p>
      <text:p text:style-name="P21">Result&gt; 2</text:p>
      <text:p text:style-name="Preformatted_20_Text">In&gt; RandomInteger(5)</text:p>
      <text:p text:style-name="P21">Result&gt; 1</text:p>
      <text:p text:style-name="Preformatted_20_Text">In&gt; RandomInteger(5)</text:p>
      <text:p text:style-name="P21">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1">Result&gt; 15</text:p>
      <text:p text:style-name="Preformatted_20_Text">In&gt; RandomInteger(100)</text:p>
      <text:p text:style-name="P21"><text:soft-page-break/>Result&gt; 14</text:p>
      <text:p text:style-name="Preformatted_20_Text">In&gt; RandomInteger(100)</text:p>
      <text:p text:style-name="P21">Result&gt; 82</text:p>
      <text:p text:style-name="Preformatted_20_Text">In&gt; RandomInteger(100)</text:p>
      <text:p text:style-name="P21">Result&gt; 93</text:p>
      <text:p text:style-name="Preformatted_20_Text">In&gt; RandomInteger(100)</text:p>
      <text:p text:style-name="P21">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1">Result: 28</text:p>
      <text:p text:style-name="Preformatted_20_Text">In&gt; RandomInteger(25, 75)</text:p>
      <text:p text:style-name="P21">Result: 37</text:p>
      <text:p text:style-name="Preformatted_20_Text">In&gt; RandomInteger(25, 75)</text:p>
      <text:p text:style-name="P21">Result: 58</text:p>
      <text:p text:style-name="Preformatted_20_Text">In&gt; RandomInteger(25, 75)</text:p>
      <text:p text:style-name="P21">Result: 50</text:p>
      <text:p text:style-name="Preformatted_20_Text">In&gt; RandomInteger(25, 75)</text:p>
      <text:p text:style-name="P21">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1">Result&gt; 5</text:p>
      <text:p text:style-name="Preformatted_20_Text">In&gt; RandomInteger(6)</text:p>
      <text:p text:style-name="P21">Result&gt; 6</text:p>
      <text:p text:style-name="Preformatted_20_Text">In&gt; RandomInteger(6)</text:p>
      <text:p text:style-name="P21">Result&gt; 3</text:p>
      <text:p text:style-name="Preformatted_20_Text">In&gt; RandomInteger(6)</text:p>
      <text:p text:style-name="P21">Result&gt; 2</text:p>
      <text:p text:style-name="Preformatted_20_Text">In&gt; RandomInteger(6)</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1">Result&gt; 6</text:p>
      <text:p text:style-name="Preformatted_20_Text">In&gt; <text:bookmark-start text:name="DDE_LINK46"/>[a := RandomInteger(6); b := RandomInteger(6); a + b;]<text:bookmark-end text:name="DDE_LINK46"/></text:p>
      <text:p text:style-name="P21">Result&gt; 12</text:p>
      <text:p text:style-name="Preformatted_20_Text"><text:soft-page-break/>In&gt; [a := RandomInteger(6); b := RandomInteger(6); a + b;]</text:p>
      <text:p text:style-name="P21">Result&gt; 6</text:p>
      <text:p text:style-name="Preformatted_20_Text">In&gt; [a := RandomInteger(6); b := RandomInteger(6); a + b;]</text:p>
      <text:p text:style-name="P21">Result&gt; 4</text:p>
      <text:p text:style-name="Preformatted_20_Text">In&gt; [a := RandomInteger(6); b := RandomInteger(6); a + b;]</text:p>
      <text:p text:style-name="P21">Result&gt; 3</text:p>
      <text:p text:style-name="Preformatted_20_Text">In&gt; [a := RandomInteger(6); b := RandomInteger(6);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text:span> <text:span text:style-name="T6">loops</text:span>, we will.</text:p>
      <text:h text:style-name="Heading_20_2" text:outline-level="2">Exercises</text:h>
      <text:p text:style-name="Text_20_body">For the following exercises, create a new MathRider worksheet file called <text:span text:style-name="T6">book_1_section_11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1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3"><text:s text:c="2"/>x = y</text:p>
          </table:table-cell>
          <table:table-cell table:style-name="Table2.B2" office:value-type="string">
            <text:p text:style-name="P53">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3"><text:s text:c="2"/>x != y</text:p>
          </table:table-cell>
          <table:table-cell table:style-name="Table2.B2" office:value-type="string">
            <text:p text:style-name="P52">Returns <text:span text:style-name="T6">True</text:span> if the values are not equal and <text:span text:style-name="T6">False</text:span> if they are equal.</text:p>
          </table:table-cell>
        </table:table-row>
        <table:table-row>
          <table:table-cell table:style-name="Table2.A2" office:value-type="string">
            <text:p text:style-name="P53"><text:s text:c="2"/>x &lt; y</text:p>
          </table:table-cell>
          <table:table-cell table:style-name="Table2.B4" office:value-type="string">
            <text:p text:style-name="P52">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3"><text:s text:c="2"/>x &lt;= y</text:p>
          </table:table-cell>
          <table:table-cell table:style-name="Table2.B4" office:value-type="string">
            <text:p text:style-name="P52">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3"><text:s text:c="2"/>x &gt; y</text:p>
          </table:table-cell>
          <table:table-cell table:style-name="Table2.B4" office:value-type="string">
            <text:p text:style-name="P52">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3"><text:s text:c="2"/>x &gt;= y</text:p>
          </table:table-cell>
          <table:table-cell table:style-name="Table2.B4" office:value-type="string">
            <text:p text:style-name="P52">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text:soft-page-break/></text:p>
      <text:p text:style-name="Preformatted_20_Text">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6">%mathpiper</text:p>
      <text:p text:style-name="P25"/>
      <text:p text:style-name="P38">// Example 1.</text:p>
      <text:p text:style-name="P24">x <text:span text:style-name="T5">:=</text:span> <text:span text:style-name="T8">2</text:span>;</text:p>
      <text:p text:style-name="P24">y <text:span text:style-name="T5">:=</text:span> <text:span text:style-name="T8">3</text:span>; </text:p>
      <text:p text:style-name="P25"/>
      <text:p text:style-name="P24"><text:span text:style-name="T14">Echo</text:span><text:span text:style-name="T5">(</text:span>x, <text:span text:style-name="T16">"= "</text:span>, y, <text:span text:style-name="T16">":"</text:span>, x <text:span text:style-name="T5">=</text:span> y<text:span text:style-name="T5">)</text:span>;</text:p>
      <text:p text:style-name="P24"><text:span text:style-name="T14">Echo</text:span><text:span text:style-name="T5">(</text:span>x, <text:span text:style-name="T16">"!= "</text:span>, y, <text:span text:style-name="T16">":"</text:span>, x <text:span text:style-name="T5">!=</text:span> y);</text:p>
      <text:p text:style-name="P24"><text:span text:style-name="T14">Echo</text:span><text:span text:style-name="T5">(</text:span>x, <text:span text:style-name="T16">"&lt; "</text:span>, y, <text:span text:style-name="T16">":"</text:span>, x <text:span text:style-name="T5">&lt;</text:span> y);</text:p>
      <text:p text:style-name="P24"><text:span text:style-name="T14">Echo</text:span><text:span text:style-name="T5">(</text:span>x, <text:span text:style-name="T16">"&lt;= "</text:span>, y, <text:span text:style-name="T16">":"</text:span>, x <text:span text:style-name="T5">&lt;=</text:span> y);</text:p>
      <text:p text:style-name="P24"><text:span text:style-name="T14">Echo</text:span><text:span text:style-name="T5">(</text:span>x, <text:span text:style-name="T16">"&gt; "</text:span>, y, <text:span text:style-name="T16">":"</text:span>, x <text:span text:style-name="T5">&gt;</text:span> y);</text:p>
      <text:p text:style-name="P24"><text:span text:style-name="T14">Echo</text:span><text:span text:style-name="T5">(</text:span>x, <text:span text:style-name="T16">"&gt;= "</text:span>, y, <text:span text:style-name="T16">":"</text:span>, x <text:span text:style-name="T5">&gt;=</text:span> y);</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 = 3 :False </text:p>
      <text:p text:style-name="P24"><text:s text:c="6"/>2 != 3 :True </text:p>
      <text:p text:style-name="P24"><text:s text:c="6"/>2 &lt; 3 :True </text:p>
      <text:p text:style-name="P24"><text:s text:c="6"/>2 &lt;= 3 :True </text:p>
      <text:p text:style-name="P24"><text:s text:c="6"/>2 &gt; 3 :False </text:p>
      <text:p text:style-name="P24"><text:s text:c="6"/>2 &gt;= 3 :False</text:p>
      <text:p text:style-name="P41"><text:bookmark-start text:name="DDE_LINK4"/>.<text:bookmark-end text:name="DDE_LINK4"/> <text:s text:c="2"/><text:span text:style-name="T19">%/output</text:span></text:p>
      <text:p text:style-name="Standard"/>
      <text:p text:style-name="P36">%mathpiper</text:p>
      <text:p text:style-name="P25"/>
      <text:p text:style-name="P24"><text:span text:style-name="T22"><text:s text:c="4"/></text:span><text:span text:style-name="T23">// Example 2.</text:span></text:p>
      <text:p text:style-name="P24"><text:span text:style-name="T22"><text:s text:c="4"/></text:span>x <text:span text:style-name="T5">:=</text:span> <text:span text:style-name="T8">2</text:span>;</text:p>
      <text:p text:style-name="P24"><text:span text:style-name="T22"><text:s text:c="4"/></text:span>y <text:span text:style-name="T5">:=</text:span> <text:span text:style-name="T8">2</text:span>; <text:s/></text:p>
      <text:p text:style-name="P25"/>
      <text:p text:style-name="P24"><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4"><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4"><text:soft-page-break/><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4"><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4"><text:span text:style-name="T22"><text:s text:c="4"/></text:span><text:span text:style-name="T14">Echo</text:span><text:span text:style-name="T5">(</text:span>x, <text:span text:style-name="T16">"&gt; "</text:span>, y, <text:span text:style-name="T16">":"</text:span>, x <text:span text:style-name="T5">&gt;</text:span> y<text:span text:style-name="T6">)</text:span>;</text:p>
      <text:p text:style-name="P24"><text:span text:style-name="T22"><text:s text:c="4"/></text:span><text:span text:style-name="T14">Echo</text:span><text:span text:style-name="T5">(</text:span>x, <text:span text:style-name="T16">"&gt;= "</text:span>, y, <text:span text:style-name="T16">":"</text:span>, x <text:span text:style-name="T5">&gt;=</text:span> y<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 = 2 :True </text:p>
      <text:p text:style-name="P24"><text:s text:c="6"/>2 != 2 :False </text:p>
      <text:p text:style-name="P24"><text:s text:c="6"/>2 &lt; 2 :False </text:p>
      <text:p text:style-name="P24"><text:s text:c="6"/>2 &lt;= 2 :True </text:p>
      <text:p text:style-name="P24"><text:s text:c="6"/>2 &gt; 2 :False </text:p>
      <text:p text:style-name="P24"><text:s text:c="6"/>2 &gt;= 2 :True</text:p>
      <text:p text:style-name="P41">. <text:s text:c="2"/><text:span text:style-name="T19">%/output</text:span></text:p>
      <text:p text:style-name="Standard"/>
      <text:p text:style-name="P36">%mathpiper</text:p>
      <text:p text:style-name="P25"/>
      <text:p text:style-name="P38">// Example 3.</text:p>
      <text:p text:style-name="P24">x <text:span text:style-name="T5">:=</text:span> <text:span text:style-name="T8">3</text:span>;</text:p>
      <text:p text:style-name="P24">y <text:span text:style-name="T5">:=</text:span> <text:span text:style-name="T8">2</text:span>; </text:p>
      <text:p text:style-name="P25"/>
      <text:p text:style-name="P24"><text:span text:style-name="T14">Echo</text:span><text:span text:style-name="T5">(</text:span>x, <text:span text:style-name="T16">"= "</text:span>, y, <text:span text:style-name="T16">":"</text:span>, x <text:span text:style-name="T5">=</text:span> y<text:span text:style-name="T5">)</text:span>;</text:p>
      <text:p text:style-name="P24"><text:span text:style-name="T14">Echo</text:span><text:span text:style-name="T5">(</text:span>x, <text:span text:style-name="T16">"!= "</text:span>, y, <text:span text:style-name="T16">":"</text:span>, x <text:span text:style-name="T5">!=</text:span> y<text:span text:style-name="T5">)</text:span>;</text:p>
      <text:p text:style-name="P24"><text:span text:style-name="T14">Echo</text:span><text:span text:style-name="T5">(</text:span>x, <text:span text:style-name="T16">"&lt; "</text:span>, y, <text:span text:style-name="T16">":"</text:span>, x <text:span text:style-name="T5">&lt;</text:span> y<text:span text:style-name="T5">)</text:span>;</text:p>
      <text:p text:style-name="P24"><text:span text:style-name="T14">Echo</text:span><text:span text:style-name="T5">(</text:span>x, <text:span text:style-name="T16">"&lt;= "</text:span>, y, <text:span text:style-name="T16">":"</text:span>, x <text:span text:style-name="T5">&lt;=</text:span> y<text:span text:style-name="T5">)</text:span>;</text:p>
      <text:p text:style-name="P24"><text:span text:style-name="T14">Echo</text:span><text:span text:style-name="T5">(</text:span>x, <text:span text:style-name="T16">"&gt; "</text:span>, y, <text:span text:style-name="T16">":"</text:span>, x <text:span text:style-name="T5">&gt;</text:span> y<text:span text:style-name="T5">)</text:span>;</text:p>
      <text:p text:style-name="P24"><text:span text:style-name="T14">Echo</text:span><text:span text:style-name="T5">(</text:span>x, <text:span text:style-name="T16">"&gt;= "</text:span>, y, <text:span text:style-name="T16">":"</text:span>, x <text:span text:style-name="T5">&gt;=</text:span> y<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3 = 2 :False </text:p>
      <text:p text:style-name="P24"><text:s text:c="6"/>3 != 2 :True </text:p>
      <text:p text:style-name="P24"><text:s text:c="6"/>3 &lt; 2 :False </text:p>
      <text:p text:style-name="P24"><text:s text:c="6"/>3 &lt;= 2 :False </text:p>
      <text:p text:style-name="P24"><text:s text:c="6"/>3 &gt; 2 :True </text:p>
      <text:p text:style-name="P24"><text:s text:c="6"/>3 &gt;= 2 :True</text:p>
      <text:p text:style-name="P40"><text:bookmark-start text:name="DDE_LINK5"/><text:span text:style-name="T10">.</text:span><text:bookmark-end text:name="DDE_LINK5"/><text:span text:style-name="T10"> <text:s text:c="2"/></text:span><text:span text:style-name="T19">%/output</text:span></text:p>
      <text:p text:style-name="Text_20_body">Conditional operators are placed at a lower level of precedence than the other operators we have covered to this point:</text:p>
      <text:p text:style-name="Preformatted_20_Text"><text:soft-page-break/></text:p>
      <text:p text:style-name="P69">()<text:tab/>Parentheses are evaluated from the inside out.</text:p>
      <text:p text:style-name="P69">^<text:tab/>Then exponents are evaluated right to left.</text:p>
      <text:p text:style-name="P69">*,%,/ Then multiplication, remainder, and division operations are evaluated left to right.</text:p>
      <text:p text:style-name="P69">+, − Then addition and subtraction are evaluated left to right.</text:p>
      <text:p text:style-name="P69">=,!=,&lt;,&lt;=,&gt;,&gt;= <text:s/>Finally, conditional operators are evaluated.</text:p>
      <text:p text:style-name="P72"/>
      <text:h text:style-name="Heading_20_2" text:outline-level="2">Predicate Expressions</text:h>
      <text:p text:style-name="P72">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Rider worksheet file called <text:span text:style-name="T6">book_1_section_12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text:soft-page-break/>ones in the book. <text:s/>Copy all of the console examples you evaluated into your worksheet so they will be saved but do not put them in a fold.</text:p>
      <text:h text:style-name="Heading_20_3" text:outline-level="3">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0">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text:soft-page-break/>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text:span text:style-name="T6">If()</text:span> function to determine if the value in variable <text:span text:style-name="T6">number</text:span> is greater than 5. <text:s/>If number is greater than 5, the program will echo "<text:span text:style-name="T7">Greater</text:span>" and then "<text:span text:style-name="T7">End of program</text:span>":</text:p>
      <text:p text:style-name="Standard"/>
      <text:p text:style-name="P36">%mathpiper</text:p>
      <text:p text:style-name="P25"/>
      <text:p text:style-name="P24">number <text:span text:style-name="T5">:=</text:span> <text:span text:style-name="T8">6</text:span>;</text:p>
      <text:p text:style-name="P25"/>
      <text:p text:style-name="P24"><text:span text:style-name="T14">If</text:span><text:span text:style-name="T5">(</text:span><text:span text:style-name="T7">number</text:span> <text:span text:style-name="T5">&gt;</text:span> <text:span text:style-name="T8">5</text:span>, <text:span text:style-name="T14">Echo</text:span><text:span text:style-name="T5">(</text:span><text:span text:style-name="T7">number</text:span>, <text:span text:style-name="T16">"is greater than 5."</text:span><text:span text:style-name="T5">))</text:span>;</text:p>
      <text:p text:style-name="P25"/>
      <text:p text:style-name="P24"><text:span text:style-name="T14">Echo</text:span><text:span text:style-name="T5">(</text:span><text:span text:style-name="T16">"End of program."</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6 is greater than 5.</text:p>
      <text:p text:style-name="P24"><text:s text:c="6"/>End of program.</text:p>
      <text:p text:style-name="P40"><text:bookmark-start text:name="DDE_LINK6"/><text:span text:style-name="T10">.</text:span><text:bookmark-end text:name="DDE_LINK6"/><text:span text:style-name="T10"> <text:s text:c="2"/></text:span><text:span text:style-name="T19">%/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6">%mathpiper</text:p>
      <text:p text:style-name="P25"/>
      <text:p text:style-name="P24">number <text:span text:style-name="T5">:=</text:span> <text:span text:style-name="T8">4</text:span>;</text:p>
      <text:p text:style-name="P25"/>
      <text:p text:style-name="P24"><text:span text:style-name="T14">If</text:span><text:span text:style-name="T5">(</text:span><text:span text:style-name="T7">number</text:span> <text:span text:style-name="T5">&gt;</text:span> <text:span text:style-name="T8">5</text:span>, <text:span text:style-name="T14">Echo</text:span><text:span text:style-name="T5">(</text:span>number, <text:span text:style-name="T16">"is greater than 5."</text:span><text:span text:style-name="T5">))</text:span>;</text:p>
      <text:p text:style-name="P25"/>
      <text:p text:style-name="P24"><text:span text:style-name="T14">Echo</text:span><text:span text:style-name="T5">(</text:span><text:span text:style-name="T16">"End of program."</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oft-page-break/><text:s text:c="6"/></text:p>
      <text:p text:style-name="P24"><text:s text:c="6"/><text:span text:style-name="T26">Side Effects:</text:span></text:p>
      <text:p text:style-name="P24"><text:s text:c="6"/>End of program.</text:p>
      <text:p text:style-name="P40"><text:span text:style-name="T10">. <text:s text:c="2"/></text:span><text:span text:style-name="T19">%/output</text:span></text:p>
      <text:p text:style-name="Text_20_body">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6"><text:bookmark-start text:name="DDE_LINK31"/>%mathpiper</text:p>
      <text:p text:style-name="P25"/>
      <text:p text:style-name="P24">x <text:span text:style-name="T5">:=</text:span> <text:span text:style-name="T8">4</text:span>;</text:p>
      <text:p text:style-name="P25"/>
      <text:p text:style-name="P24"><text:bookmark-start text:name="DDE_LINK34"/><text:span text:style-name="T14">If</text:span><text:span text:style-name="T5">(</text:span>x <text:span text:style-name="T5">&gt;</text:span> <text:span text:style-name="T8">5</text:span>,<text:span text:style-name="T14">Echo</text:span><text:span text:style-name="T5">(</text:span>x,<text:span text:style-name="T16">"is greater than 5."</text:span><text:span text:style-name="T5">)</text:span>,<text:span text:style-name="T14">Echo</text:span><text:span text:style-name="T5">(</text:span>x,<text:span text:style-name="T16">"is NOT greater than 5."</text:span><text:span text:style-name="T5">))</text:span>;<text:bookmark-end text:name="DDE_LINK34"/></text:p>
      <text:p text:style-name="P25"/>
      <text:p text:style-name="P24"><text:span text:style-name="T14">Echo</text:span><text:span text:style-name="T5">(</text:span><text:span text:style-name="T16">"End of program."</text:span><text:span text:style-name="T5">)</text:span>;</text:p>
      <text:p text:style-name="P25"/>
      <text:p text:style-name="P36">%/mathpiper<text:bookmark-end text:name="DDE_LINK3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4 is NOT greater than 5.</text:p>
      <text:p text:style-name="P24"><text:s text:c="6"/>End of program.</text:p>
      <text:p text:style-name="P41">. <text:s text:c="2"/><text:span text:style-name="T19">%/output</text:span></text:p>
      <text:h text:style-name="Heading_20_2" text:outline-level="2">Exercises</text:h>
      <text:p text:style-name="Text_20_body">For the following exercises, create a new MathRider worksheet file called <text:span text:style-name="T6">book_1_section_12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24">Write a program which uses the RandomInteger() function to simulate the flipping of a coin (Hint: you can use 1 to represent a head and 2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40">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text:soft-page-break/>Result&gt; False</text:p>
      <text:p text:style-name="Preformatted_20_Text"/>
      <text:p text:style-name="Preformatted_20_Text">In&gt; And(False, True)</text:p>
      <text:p text:style-name="P21">Result&gt; False</text:p>
      <text:p text:style-name="P21"/>
      <text:p text:style-name="P24">In&gt; And(True, True, True, True)</text:p>
      <text:p text:style-name="P21">Result&gt; True</text:p>
      <text:p text:style-name="P21"/>
      <text:p text:style-name="P24">In&gt; And(True, True, False, True)</text:p>
      <text:p text:style-name="P21">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40">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21"/>
      <text:p text:style-name="P24">In&gt; True And True And True And True</text:p>
      <text:p text:style-name="P21">Result: Tru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4">Echo</text:span><text:span text:style-name="T5">(</text:span><text:span text:style-name="T16">"1: "</text:span>, a <text:span text:style-name="T5">&lt;</text:span> <text:span text:style-name="T8">5</text:span> And b <text:span text:style-name="T5">&lt;</text:span> <text:span text:style-name="T8">10</text:span><text:span text:style-name="T6">)</text:span>;</text:p>
      <text:p text:style-name="P24"><text:span text:style-name="T14">Echo</text:span><text:span text:style-name="T5">(</text:span><text:span text:style-name="T16">"2: "</text:span>, a <text:span text:style-name="T5">&gt;</text:span> <text:span text:style-name="T8">5</text:span> And b <text:span text:style-name="T5">&gt;</text:span> <text:span text:style-name="T8">10</text:span><text:span text:style-name="T5">)</text:span>;</text:p>
      <text:p text:style-name="P24"><text:span text:style-name="T14">Echo</text:span><text:span text:style-name="T5">(</text:span><text:span text:style-name="T16">"3: "</text:span>, a <text:span text:style-name="T5">&lt;</text:span> <text:span text:style-name="T8">5</text:span> And b <text:span text:style-name="T5">&gt;</text:span> <text:span text:style-name="T8">10</text:span><text:span text:style-name="T5">)</text:span>;</text:p>
      <text:p text:style-name="P24"><text:span text:style-name="T14">Echo</text:span><text:span text:style-name="T5">(</text:span><text:span text:style-name="T16">"4: "</text:span>, a <text:span text:style-name="T5">&gt;</text:span> <text:span text:style-name="T8">5</text:span> And b <text:span text:style-name="T5">&lt;</text:span> <text:span text:style-name="T8">10</text:span><text:span text:style-name="T5">)</text:span>;</text:p>
      <text:p text:style-name="P25"/>
      <text:p text:style-name="P24"><text:span text:style-name="T14">If</text:span><text:span text:style-name="T5">(</text:span>a <text:span text:style-name="T5">&gt;</text:span> <text:span text:style-name="T8">5</text:span> And b <text:span text:style-name="T5">&lt;</text:span> <text:span text:style-name="T8">10</text:span>, <text:span text:style-name="T14">Echo</text:span><text:span text:style-name="T5">(</text:span><text:span text:style-name="T16">"These expressions are both true."</text:span><text:span text:style-name="T5">))</text:span>;</text:p>
      <text:p text:style-name="P25"/>
      <text:p text:style-name="P36"><text:soft-page-break/>%/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False </text:p>
      <text:p text:style-name="P24"><text:s text:c="6"/>2: False </text:p>
      <text:p text:style-name="P24"><text:s text:c="6"/>3: False </text:p>
      <text:p text:style-name="P24"><text:s text:c="6"/>4: True </text:p>
      <text:p text:style-name="P24"><text:s text:c="6"/>These expressions are both true.</text:p>
      <text:p text:style-name="P41"><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0">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0">expression1 Or expression2</text:p>
          </table:table-cell>
        </table:table-row>
      </table:table>
      <text:p text:style-name="Standard"/>
      <text:p text:style-name="Text_20_body"><text:soft-page-break/>and this example shows infix notation being used:</text:p>
      <text:p text:style-name="Preformatted_20_Text"/>
      <text:p text:style-name="Preformatted_20_Text">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Result&gt; False</text:p>
      <text:p text:style-name="Preformatted_20_Text"/>
      <text:p text:style-name="Text_20_body">The following program also demonstrates the infix version of the Or() function being used:</text:p>
      <text:p text:style-name="Standard"/>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4">Echo</text:span><text:span text:style-name="T5">(</text:span><text:span text:style-name="T16">"1: "</text:span>, a <text:span text:style-name="T5">&lt;</text:span> <text:span text:style-name="T8">5</text:span> Or b <text:span text:style-name="T5">&lt;</text:span> <text:span text:style-name="T8">10</text:span><text:span text:style-name="T5">)</text:span>;</text:p>
      <text:p text:style-name="P24"><text:span text:style-name="T14">Echo</text:span><text:span text:style-name="T5">(</text:span><text:span text:style-name="T16">"2: "</text:span>, a <text:span text:style-name="T5">&gt;</text:span> <text:span text:style-name="T8">5</text:span> Or b <text:span text:style-name="T5">&gt;</text:span> <text:span text:style-name="T8">10</text:span><text:span text:style-name="T5">)</text:span>;</text:p>
      <text:p text:style-name="P24"><text:span text:style-name="T14">Echo</text:span><text:span text:style-name="T5">(</text:span><text:span text:style-name="T16">"3: "</text:span>, a <text:span text:style-name="T5">&gt;</text:span> <text:span text:style-name="T8">5</text:span> Or b <text:span text:style-name="T5">&lt;</text:span> <text:span text:style-name="T8">10</text:span><text:span text:style-name="T5">)</text:span>;</text:p>
      <text:p text:style-name="P24"><text:span text:style-name="T14">Echo</text:span><text:span text:style-name="T5">(</text:span><text:span text:style-name="T16">"4: "</text:span>, a <text:span text:style-name="T5">&lt;</text:span> <text:span text:style-name="T8">5</text:span> Or b <text:span text:style-name="T5">&gt;</text:span> <text:span text:style-name="T8">10</text:span><text:span text:style-name="T5">)</text:span>;</text:p>
      <text:p text:style-name="P25"/>
      <text:p text:style-name="P24"><text:span text:style-name="T14">If</text:span><text:span text:style-name="T5">(</text:span>a <text:span text:style-name="T5">&lt;</text:span> <text:span text:style-name="T8">5</text:span> Or b <text:span text:style-name="T5">&lt;</text:span> <text:span text:style-name="T8">10</text:span>,<text:span text:style-name="T14">Echo</text:span><text:span text:style-name="T5">(</text:span><text:span text:style-name="T16">"At least one of these expressions is true."</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rue </text:p>
      <text:p text:style-name="P24"><text:s text:c="6"/>2: True </text:p>
      <text:p text:style-name="P24"><text:s text:c="6"/>3: True </text:p>
      <text:p text:style-name="P24"><text:s text:c="6"/>4: False </text:p>
      <text:p text:style-name="P24"><text:s text:c="6"/>At least one of these expressions is true.</text:p>
      <text:p text:style-name="P40"><text:span text:style-name="T10">. <text:s text:c="2"/></text:span><text:span text:style-name="T19">%/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ext:soft-page-break/>
        <table:table-row>
          <table:table-cell table:style-name="Table8.A1" office:value-type="string">
            <text:p text:style-name="P40">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0">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6">%mathpiper</text:p>
      <text:p text:style-name="P25"/>
      <text:p text:style-name="P24"><text:span text:style-name="T14">Echo</text:span><text:span text:style-name="T5">(</text:span><text:span text:style-name="T16">"3 = 3 is "</text:span>, <text:span text:style-name="T8">3</text:span> <text:span text:style-name="T5">=</text:span> <text:span text:style-name="T8">3</text:span><text:span text:style-name="T5">)</text:span>;</text:p>
      <text:p text:style-name="P25"/>
      <text:p text:style-name="P24"><text:span text:style-name="T14">Echo</text:span><text:span text:style-name="T5">(</text:span><text:span text:style-name="T16">"Not 3 = 3 is "</text:span>, <text:span text:style-name="T14">Not</text:span> <text:span text:style-name="T8">3</text:span> <text:span text:style-name="T5">=</text:span> <text:span text:style-name="T8">3</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3 = 3 is True </text:p>
      <text:p text:style-name="P24"><text:s text:c="6"/>Not 3 = 3 is False</text:p>
      <text:p text:style-name="P40"><text:span text:style-name="T10">. <text:s text:c="2"/></text:span><text:span text:style-name="T19">%/output</text:span></text:p>
      <text:h text:style-name="Heading_20_2" text:outline-level="2">Exercises</text:h>
      <text:p text:style-name="Text_20_body">For the following exercises, create a new MathRider worksheet file called <text:soft-page-break/><text:span text:style-name="T6">book_1_section_12c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c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And die2 &lt;= 3, Echo("Both dice came up &lt;= to 3.") );</text:p>
      <text:p text:style-name="Preformatted_20_Text"><text:soft-page-break/></text:p>
      <text:p text:style-name="Preformatted_20_Text">%/mathpiper</text:p>
      <text:h text:style-name="Heading_20_3" text:outline-level="3">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Or di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0">While(predicate)<text:tab/><text:tab/><text:tab/><text:tab/><text:tab/><text:tab/><text:tab/><text:tab/><text:tab/><text:tab/><text:tab/></text:p>
      <text:p text:style-name="P30">[ <text:tab/><text:tab/><text:tab/><text:tab/><text:tab/><text:tab/><text:tab/><text:tab/><text:tab/><text:tab/><text:tab/><text:tab/><text:tab/></text:p>
      <text:p text:style-name="P8"><text:s text:c="4"/>body_expressions<text:tab/><text:tab/><text:tab/><text:tab/><text:tab/><text:tab/><text:tab/><text:tab/><text:tab/><text:tab/></text:p>
      <text:p text:style-name="P54">];<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6">%mathpiper</text:p>
      <text:p text:style-name="P25"/>
      <text:p text:style-name="P38">// This program prints the integers from 1 to 10.</text:p>
      <text:p text:style-name="P25"/>
      <text:p text:style-name="P25"/>
      <text:p text:style-name="P38">/*</text:p>
      <text:p text:style-name="P38"><text:s text:c="4"/>Initialize the variable count to 1</text:p>
      <text:p text:style-name="P38"><text:s text:c="4"/>outside of the While "loop".</text:p>
      <text:p text:style-name="P38">*/</text:p>
      <text:p text:style-name="P24">count <text:span text:style-name="T5">:=</text:span> <text:span text:style-name="T8">1</text:span>;</text:p>
      <text:p text:style-name="P25"/>
      <text:p text:style-name="P24"><text:span text:style-name="T14">While</text:span><text:span text:style-name="T5">(</text:span><text:span text:style-name="T7">count</text:span> <text:span text:style-name="T5">&lt;=</text:span> <text:span text:style-name="T8">10</text:span><text:span text:style-name="T5">)</text:span></text:p>
      <text:p text:style-name="P24">[</text:p>
      <text:p text:style-name="P24"><text:soft-page-break/><text:s text:c="4"/><text:span text:style-name="T14">Echo</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3">//Increment count by 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text:bookmark-start text:name="DDE_LINK8"/>.<text:bookmark-end text:name="DDE_LINK8"/> <text:s text:c="2"/><text:span text:style-name="T19">%/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 <text:s/></text:p>
      <text:p text:style-name="Text_20_body">When the program is executed, <text:span text:style-name="T6">1</text:span> is placed into <text:span text:style-name="T6">count</text:span> and then the While() function is <text:s/>called. <text:s/>Notice that <text:span text:style-name="T6">count</text:span> is bound to the value <text:span text:style-name="T7">1</text:span> <text:span text:style-name="T6">above the while loop</text:span>. <text:s/>Setting a variable to an initial value is called <text:span text:style-name="T6">initializing</text:span> the variable and in this case, count needs to be initialized before it is used in the While() function. <text:s/>The predicate expression <text:span text:style-name="T21">count</text:span><text:span text:style-name="T6"> &lt;= 10</text:span> becomes <text:span text:style-name="T21">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text:soft-page-break/>should continue looping or not. <text:s/>Since <text:span text:style-name="T6">count</text:span> is <text:span text:style-name="T6">2</text:span> at this point, the predicate expression returns <text:span text:style-name="T6">True</text:span> and the code inside the body of the While() function is 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36"><text:bookmark-start text:name="DDE_LINK41"/>%mathpiper</text:p>
      <text:p text:style-name="P25"/>
      <text:p text:style-name="P38">// Print the integers from 1 to 100.</text:p>
      <text:p text:style-name="P25"/>
      <text:p text:style-name="P24">count <text:span text:style-name="T5">:=</text:span> <text:span text:style-name="T8">1</text:span>;</text:p>
      <text:p text:style-name="P25"/>
      <text:p text:style-name="P24"><text:span text:style-name="T14">While</text:span><text:span text:style-name="T5">(</text:span><text:span text:style-name="T7">count</text:span> <text:span text:style-name="T5">&lt;=</text:span> <text:span text:style-name="T8">100</text:span><text:span text:style-name="T5">)</text:span></text:p>
      <text:p text:style-name="P24">[</text:p>
      <text:p text:style-name="P24"><text:s text:c="4"/><text:span text:style-name="T14">Write</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3">//Increment count by 1.</text:span></text:p>
      <text:p text:style-name="P24">];</text:p>
      <text:p text:style-name="P25"/>
      <text:p text:style-name="P36">%/mathpiper<text:bookmark-end text:name="DDE_LINK4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2,3,4,5,6,7,8,9,10,11,12,13,14,15,16,17,18,19,20,21,22,23,</text:p>
      <text:p text:style-name="P24"><text:s text:c="6"/>24,25,26,27,28,29,30,31,32,33,34,35,36,37,38,39,40,41,42,43,</text:p>
      <text:p text:style-name="P24"><text:s text:c="6"/>44,45,46,47,48,49,50,51,52,53,54,55,56,57,58,59,60,61,62,63,</text:p>
      <text:p text:style-name="P24"><text:s text:c="6"/>64,65,66,67,68,69,70,71,72,73,74,75,76,77,78,79,80,81,82,83,</text:p>
      <text:p text:style-name="P24"><text:s text:c="6"/>84,85,86,87,88,89,90,91,92,93,94,95,96,97,98,99,100</text:p>
      <text:p text:style-name="P40"><text:bookmark-start text:name="DDE_LINK9"/><text:span text:style-name="T10">.</text:span><text:bookmark-end text:name="DDE_LINK9"/><text:span text:style-name="T10"> <text:s text:c="2"/></text:span><text:span text:style-name="T19">%/output</text:span></text:p>
      <text:p text:style-name="P60">(Note: In MathRider, the above numbers will all be on a single line.)</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6"><text:soft-page-break/>%mathpiper</text:p>
      <text:p text:style-name="P25"/>
      <text:p text:style-name="P38">//Print the odd integers from 1 to 99.</text:p>
      <text:p text:style-name="P25"/>
      <text:p text:style-name="P24">x <text:span text:style-name="T5">:=</text:span> <text:span text:style-name="T8">1</text:span>; </text:p>
      <text:p text:style-name="P25"/>
      <text:p text:style-name="P24"><text:span text:style-name="T14">While</text:span><text:span text:style-name="T5">(</text:span>x <text:span text:style-name="T5">&lt;=</text:span> <text:span text:style-name="T8">100</text:span><text:span text:style-name="T5">)</text:span></text:p>
      <text:p text:style-name="P24">[</text:p>
      <text:p text:style-name="P24"><text:s text:c="4"/><text:span text:style-name="T14">Write</text:span><text:span text:style-name="T5">(</text:span>x,,<text:span text:style-name="T5">)</text:span>;</text:p>
      <text:p text:style-name="P24"><text:s text:c="4"/>x <text:span text:style-name="T5">:=</text:span> x <text:span text:style-name="T5">+</text:span> <text:span text:style-name="T8">2</text:span>; <text:s/><text:span text:style-name="T23">//Increment x by 2.</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3,5,7,9,11,13,15,17,19,21,23,25,27,29,31,33,35,37,39,41,43,</text:p>
      <text:p text:style-name="P24"><text:s text:c="6"/>45,47,49,51,53,55,57,59,61,63,65,67,69,71,73,75,77,79,81,83,</text:p>
      <text:p text:style-name="P24"><text:s text:c="6"/>85,87,89,91,93,95,97,99</text:p>
      <text:p text:style-name="P40"><text:bookmark-start text:name="DDE_LINK11"/><text:span text:style-name="T10">.</text:span><text:bookmark-end text:name="DDE_LINK11"/><text:span text:style-name="T10"> <text:s text:c="2"/></text:span><text:span text:style-name="T19">%/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6">%mathpiper</text:p>
      <text:p text:style-name="P25"/>
      <text:p text:style-name="P38">//Print the integers from 1 to 100 in reverse order.</text:p>
      <text:p text:style-name="P25"/>
      <text:p text:style-name="P24">x <text:span text:style-name="T5">:=</text:span> <text:span text:style-name="T8">100</text:span>; </text:p>
      <text:p text:style-name="P25"/>
      <text:p text:style-name="P24"><text:span text:style-name="T14">While</text:span><text:span text:style-name="T5">(</text:span>x <text:span text:style-name="T5">&gt;=</text:span> <text:span text:style-name="T8">1</text:span><text:span text:style-name="T5">)</text:span></text:p>
      <text:p text:style-name="P24">[</text:p>
      <text:p text:style-name="P24"><text:s text:c="4"/><text:span text:style-name="T14">Write</text:span><text:span text:style-name="T5">(</text:span>x,,<text:span text:style-name="T5">)</text:span>;</text:p>
      <text:p text:style-name="P24"><text:s text:c="4"/>x <text:span text:style-name="T5">:=</text:span> x <text:span text:style-name="T5">-</text:span> <text:span text:style-name="T8">1</text:span>; <text:s/><text:span text:style-name="T23">//Decrement x by 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7"/>100,99,98,97,96,95,94,93,92,91,90,89,88,87,86,85,84,83,82,</text:p>
      <text:p text:style-name="P24"><text:s text:c="7"/>81,80,79,78,77,76,75,74,73,72,71,70,69,68,67,66,65,64,63,</text:p>
      <text:p text:style-name="P24"><text:s text:c="7"/>62,61,60,59,58,57,56,55,54,53,52,51,50,49,48,47,46,45,44,</text:p>
      <text:p text:style-name="P24"><text:soft-page-break/><text:s text:c="7"/>43,42,41,40,39,38,37,36,35,34,33,32,31,30,29,28,27,26,25,</text:p>
      <text:p text:style-name="P24"><text:s text:c="7"/>24,23,22,21,20,19,18,17,16,15,14,13,12,11,10,9,8,7,6,5,4,</text:p>
      <text:p text:style-name="P24"><text:s text:c="7"/>3,2,1</text:p>
      <text:p text:style-name="P40"><text:bookmark-start text:name="DDE_LINK10"/><text:span text:style-name="T10">.</text:span><text:bookmark-end text:name="DDE_LINK10"/><text:span text:style-name="T10"> <text:s text:c="2"/></text:span><text:span text:style-name="T19">%/output</text:span></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text:span text:style-name="T21">console</text:span> and then pressing the <text:s/>"<text:span text:style-name="T9">Halt Calculation</text:span>" button which in the upper left corner of the console.</text:p>
      <text:p text:style-name="Text_20_body">Lets experiment with the <text:span text:style-name="T6">Halt Calculation</text:span> button by executing a program that contains an infinite loop and then stopping it:</text:p>
      <text:p text:style-name="Standard"/>
      <text:p text:style-name="P36">%mathpiper</text:p>
      <text:p text:style-name="P25"/>
      <text:p text:style-name="P38">//Infinite loop example program.</text:p>
      <text:p text:style-name="P25"/>
      <text:p text:style-name="P24">x <text:span text:style-name="T5">:=</text:span> <text:span text:style-name="T8">1</text:span>;</text:p>
      <text:p text:style-name="P24"><text:span text:style-name="T14">While</text:span><text:span text:style-name="T5">(</text:span>x <text:span text:style-name="T5">&lt;</text:span> <text:span text:style-name="T8">10</text:span><text:span text:style-name="T5">)</text:span></text:p>
      <text:p text:style-name="P24">[</text:p>
      <text:p text:style-name="P24"><text:s text:c="4"/>x := <text:span text:style-name="T8">3</text:span>; <text:span text:style-name="T23">//Oops, x is not being incremented!.</text:span> </text:p>
      <text:p text:style-name="P24">];</text:p>
      <text:p text:style-name="P25"/>
      <text:p text:style-name="P36">%/mathpiper</text:p>
      <text:p text:style-name="P25"/>
      <text:p text:style-name="P24"><text:s text:c="4"/><text:span text:style-name="T19">%output,preserve="false"</text:span></text:p>
      <text:p text:style-name="P24"><text:s text:c="6"/>Processing...</text:p>
      <text:p text:style-name="P41"><text:bookmark-start text:name="DDE_LINK12"/>.<text:bookmark-end text:name="DDE_LINK12"/> <text:s text:c="2"/><text:span text:style-name="T19">%/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ext:soft-page-break/>the %output fold contains the word "<text:span text:style-name="T6">Processing...</text:span>" to indicate that the program is still running the code.</text:p>
      <text:p text:style-name="Text_20_body">Execute this program now and then interrupt it using the <text:span text:style-name="T9">Halt Calculation</text:span> button. <text:s/>When the program is interrupted, the %output fold will display the message "<text:span text:style-name="T9">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5"/>
      <text:p text:style-name="P36"><text:bookmark-start text:name="DDE_LINK44"/>%mathpiper</text:p>
      <text:p text:style-name="P38">/*</text:p>
      <text:p text:style-name="P38"><text:s text:c="2"/>This program simulates rolling two dice 50 times.</text:p>
      <text:p text:style-name="P38">*/</text:p>
      <text:p text:style-name="P34"/>
      <text:p text:style-name="P25"/>
      <text:p text:style-name="P38">/*</text:p>
      <text:p text:style-name="P38"><text:s text:c="2"/>These variables are used to record how many times</text:p>
      <text:p text:style-name="P38"><text:s text:c="2"/>a possible sum of two dice has been rolled. <text:s/>They are</text:p>
      <text:p text:style-name="P38"><text:s text:c="2"/>all initialized to 0 before the simulation begins.</text:p>
      <text:p text:style-name="P38">*/</text:p>
      <text:p text:style-name="P24">numberOfTwosRolled <text:span text:style-name="T5">:=</text:span> <text:span text:style-name="T8">0</text:span>;</text:p>
      <text:p text:style-name="P24">numberOfThreesRolled <text:span text:style-name="T5">:=</text:span> <text:span text:style-name="T8">0</text:span>;</text:p>
      <text:p text:style-name="P24">numberOfFoursRolled <text:span text:style-name="T5">:=</text:span> <text:span text:style-name="T8">0</text:span>;</text:p>
      <text:p text:style-name="P24">numberOfFivesRolled <text:span text:style-name="T5">:=</text:span> <text:span text:style-name="T8">0</text:span>;</text:p>
      <text:p text:style-name="P24">numberOfSixesRolled <text:span text:style-name="T5">:=</text:span> <text:span text:style-name="T8">0</text:span>;</text:p>
      <text:p text:style-name="P24">numberOfSevensRolled <text:span text:style-name="T5">:=</text:span> <text:span text:style-name="T8">0</text:span>;</text:p>
      <text:p text:style-name="P24">numberOfEightsRolled <text:span text:style-name="T5">:=</text:span> <text:span text:style-name="T8">0</text:span>;</text:p>
      <text:p text:style-name="P24">numberOfNinesRolled <text:span text:style-name="T5">:=</text:span> <text:span text:style-name="T8">0</text:span>;</text:p>
      <text:p text:style-name="P24">numberOfTensRolled <text:span text:style-name="T5">:=</text:span> <text:span text:style-name="T8">0</text:span>;</text:p>
      <text:p text:style-name="P24">numberOfElevensRolled <text:span text:style-name="T5">:=</text:span> <text:span text:style-name="T8">0</text:span>;</text:p>
      <text:p text:style-name="P24">numberOfTwelvesRolled <text:span text:style-name="T5">:=</text:span> <text:span text:style-name="T8">0</text:span>;</text:p>
      <text:p text:style-name="P25"/>
      <text:p text:style-name="P25"/>
      <text:p text:style-name="P38">//This variable keeps track of the number of the current roll.</text:p>
      <text:p text:style-name="P24">roll <text:span text:style-name="T5">:=</text:span> <text:span text:style-name="T8">1</text:span>;</text:p>
      <text:p text:style-name="P25"/>
      <text:p text:style-name="P25"/>
      <text:p text:style-name="P24"><text:span text:style-name="T14">Echo</text:span><text:span text:style-name="T5">(</text:span><text:span text:style-name="T16">"These are the rolls:"</text:span><text:span text:style-name="T5">)</text:span>;</text:p>
      <text:p text:style-name="P34"/>
      <text:p text:style-name="P25"><text:soft-page-break/></text:p>
      <text:p text:style-name="P38">/*</text:p>
      <text:p text:style-name="P38"><text:s/>The simulation is performed inside of this while loop. <text:s/>The number of</text:p>
      <text:p text:style-name="P38"><text:s/>times the dice will be rolled can be changed by changing the number 50</text:p>
      <text:p text:style-name="P38"><text:s/>which is in the While function's predicate expression.</text:p>
      <text:p text:style-name="P38">*/</text:p>
      <text:p text:style-name="P24"><text:span text:style-name="T30">While</text:span><text:span text:style-name="T5">(</text:span>roll <text:span text:style-name="T5">&lt;=</text:span> <text:span text:style-name="T8">50</text:span><text:span text:style-name="T5">)</text:span></text:p>
      <text:p text:style-name="P24">[</text:p>
      <text:p text:style-name="P24"><text:s text:c="4"/><text:span text:style-name="T23">//Roll the dice.</text:span></text:p>
      <text:p text:style-name="P24"><text:s text:c="4"/>die1 <text:span text:style-name="T5">:=</text:span> <text:span text:style-name="T24">RandomInteger</text:span><text:span text:style-name="T5">(</text:span><text:span text:style-name="T8">6</text:span><text:span text:style-name="T5">)</text:span>;</text:p>
      <text:p text:style-name="P24"><text:s text:c="4"/>die2 <text:span text:style-name="T5">:=</text:span> <text:span text:style-name="T24">RandomInteger</text:span><text:span text:style-name="T5">(</text:span><text:span text:style-name="T8">6</text:span><text:span text:style-name="T5">)</text:span>;</text:p>
      <text:p text:style-name="P24"><text:s text:c="4"/></text:p>
      <text:p text:style-name="P24"><text:s text:c="4"/></text:p>
      <text:p text:style-name="P24"><text:s text:c="4"/><text:span text:style-name="T23">//Calculate the sum of the two dice.</text:span></text:p>
      <text:p text:style-name="P24"><text:s text:c="4"/>rollSum <text:span text:style-name="T5">:=</text:span> die1 <text:span text:style-name="T5">+</text:span> die2;</text:p>
      <text:p text:style-name="P24"><text:s text:c="4"/></text:p>
      <text:p text:style-name="P24"><text:s text:c="4"/></text:p>
      <text:p text:style-name="P24"><text:s text:c="4"/><text:span text:style-name="T23">/*</text:span></text:p>
      <text:p text:style-name="P38"><text:s text:c="5"/>Print the sum that was rolled. <text:s/>Note: if a large number of rolls </text:p>
      <text:p text:style-name="P38"><text:s text:c="5"/>is going to be performed (say &gt; 1000), it would be best to comment</text:p>
      <text:p text:style-name="P38"><text:s text:c="5"/>out this Write() function so that it does not put too much text</text:p>
      <text:p text:style-name="P38"><text:s text:c="5"/>into the output fold.</text:p>
      <text:p text:style-name="P38"><text:s text:c="4"/>*/</text:p>
      <text:p text:style-name="P24"><text:s text:c="4"/><text:span text:style-name="T30">Write</text:span><text:span text:style-name="T5">(</text:span>rollSum,,<text:span text:style-name="T5">)</text:span>;</text:p>
      <text:p text:style-name="P24"><text:s text:c="4"/></text:p>
      <text:p text:style-name="P24"><text:s text:c="4"/></text:p>
      <text:p text:style-name="P24"><text:s text:c="4"/><text:span text:style-name="T23">/*</text:span></text:p>
      <text:p text:style-name="P38"><text:s text:c="5"/>These If() functions determine which sum was rolled and then add</text:p>
      <text:p text:style-name="P38"><text:s text:c="5"/>1 to the variable which is keeping track of the number of times</text:p>
      <text:p text:style-name="P38"><text:s text:c="5"/>that sum was rolled.</text:p>
      <text:p text:style-name="P38"><text:s text:c="4"/>*/</text:p>
      <text:p text:style-name="P24"><text:s text:c="4"/><text:span text:style-name="T30">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4"><text:s text:c="4"/><text:span text:style-name="T30">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4"><text:s text:c="4"/><text:span text:style-name="T30">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4"><text:s text:c="4"/><text:span text:style-name="T30">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4"><text:s text:c="4"/><text:span text:style-name="T30">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4"><text:s text:c="4"/><text:span text:style-name="T30">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4"><text:s text:c="4"/><text:span text:style-name="T30">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4"><text:s text:c="4"/><text:span text:style-name="T30">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4"><text:s text:c="4"/><text:span text:style-name="T30">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4"><text:s text:c="4"/><text:span text:style-name="T30">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4"><text:s text:c="4"/><text:span text:style-name="T30">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4"><text:s text:c="4"/></text:p>
      <text:p text:style-name="P24"><text:s text:c="4"/></text:p>
      <text:p text:style-name="P24"><text:s text:c="4"/><text:span text:style-name="T23">//Increment the roll variable to the next roll number.</text:span></text:p>
      <text:p text:style-name="P24"><text:s text:c="4"/>roll <text:span text:style-name="T5">:=</text:span> roll <text:span text:style-name="T5">+</text:span> <text:span text:style-name="T8">1</text:span>;</text:p>
      <text:p text:style-name="P24">];</text:p>
      <text:p text:style-name="P25"/>
      <text:p text:style-name="P25"/>
      <text:p text:style-name="P38">//Print the contents of the sum count variables for visual analysis.</text:p>
      <text:p text:style-name="P24"><text:soft-page-break/><text:span text:style-name="T14">NewLine</text:span><text:span text:style-name="T5">()</text:span>;</text:p>
      <text:p text:style-name="P24"><text:span text:style-name="T14">NewLine</text:span><text:span text:style-name="T5">()</text:span>;</text:p>
      <text:p text:style-name="P24"><text:span text:style-name="T14">Echo</text:span><text:span text:style-name="T5">(</text:span><text:span text:style-name="T16">"Number of Twos rolled: "</text:span>, numberOfTwosRolled<text:span text:style-name="T5">)</text:span>;</text:p>
      <text:p text:style-name="P24"><text:span text:style-name="T14">Echo</text:span><text:span text:style-name="T5">(</text:span><text:span text:style-name="T16">"Number of Threes rolled: "</text:span>, numberOfThreesRolled<text:span text:style-name="T5">)</text:span>;</text:p>
      <text:p text:style-name="P24"><text:span text:style-name="T14">Echo</text:span><text:span text:style-name="T5">(</text:span><text:span text:style-name="T16">"Number of Fours rolled: "</text:span>, numberOfFoursRolled<text:span text:style-name="T5">)</text:span>;</text:p>
      <text:p text:style-name="P24"><text:span text:style-name="T14">Echo</text:span><text:span text:style-name="T5">(</text:span><text:span text:style-name="T16">"Number of Fives rolled: "</text:span>, numberOfFivesRolled<text:span text:style-name="T5">)</text:span>;</text:p>
      <text:p text:style-name="P24"><text:span text:style-name="T14">Echo</text:span><text:span text:style-name="T5">(</text:span><text:span text:style-name="T16">"Number of Sixes rolled: "</text:span>, numberOfSixesRolled<text:span text:style-name="T5">)</text:span>;</text:p>
      <text:p text:style-name="P24"><text:span text:style-name="T14">Echo</text:span><text:span text:style-name="T5">(</text:span><text:span text:style-name="T16">"Number of Sevens rolled: "</text:span>, numberOfSevensRolled<text:span text:style-name="T5">)</text:span>;</text:p>
      <text:p text:style-name="P24"><text:span text:style-name="T14">Echo</text:span><text:span text:style-name="T5">(</text:span><text:span text:style-name="T16">"Number of Eights rolled: "</text:span>, numberOfEightsRolled<text:span text:style-name="T5">)</text:span>;</text:p>
      <text:p text:style-name="P24"><text:span text:style-name="T14">Echo</text:span><text:span text:style-name="T5">(</text:span><text:span text:style-name="T16">"Number of Nines rolled: "</text:span>, numberOfNinesRolled<text:span text:style-name="T5">)</text:span>;</text:p>
      <text:p text:style-name="P24"><text:span text:style-name="T14">Echo</text:span><text:span text:style-name="T5">(</text:span><text:span text:style-name="T16">"Number of Tens rolled: "</text:span>, numberOfTensRolled<text:span text:style-name="T5">)</text:span>;</text:p>
      <text:p text:style-name="P24"><text:span text:style-name="T14">Echo</text:span><text:span text:style-name="T5">(</text:span><text:span text:style-name="T16">"Number of Elevens rolled: "</text:span>, numberOfElevensRolled<text:span text:style-name="T5">)</text:span>;</text:p>
      <text:p text:style-name="P24"><text:span text:style-name="T14">Echo</text:span><text:span text:style-name="T5">(</text:span><text:span text:style-name="T16">"Number of Twelves rolled: "</text:span>, numberOfTwelvesRolled<text:span text:style-name="T5">)</text:span>;</text:p>
      <text:p text:style-name="P25"/>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These are the rolls:</text:p>
      <text:p text:style-name="P24"><text:s text:c="6"/>4,8,6,4,6,9,7,11,9,3,11,6,11,7,11,4,7,7,8,7,3,6,7,7,7,12,4,</text:p>
      <text:p text:style-name="P24"><text:tab/> 12,7,8,12,6,8,10,10,5,9,8,4,5,3,5,7,7,4,6,7,7,5,8,</text:p>
      <text:p text:style-name="P24"><text:s text:c="6"/></text:p>
      <text:p text:style-name="P24"><text:s text:c="6"/>Number of Twos rolled: 0 </text:p>
      <text:p text:style-name="P24"><text:s text:c="6"/>Number of Threes rolled: 3 </text:p>
      <text:p text:style-name="P24"><text:s text:c="6"/>Number of Fours rolled: 6 </text:p>
      <text:p text:style-name="P24"><text:s text:c="6"/>Number of Fives rolled: 4 </text:p>
      <text:p text:style-name="P24"><text:s text:c="6"/>Number of Sixes rolled: 6 </text:p>
      <text:p text:style-name="P24"><text:s text:c="6"/>Number of Sevens rolled: 13 </text:p>
      <text:p text:style-name="P24"><text:s text:c="6"/>Number of Eights rolled: 6 </text:p>
      <text:p text:style-name="P24"><text:s text:c="6"/>Number of Nines rolled: 3 </text:p>
      <text:p text:style-name="P24"><text:s text:c="6"/>Number of Tens rolled: 2 </text:p>
      <text:p text:style-name="P24"><text:s text:c="6"/>Number of Elevens rolled: 4 </text:p>
      <text:p text:style-name="P24"><text:s text:c="6"/>Number of Twelves rolled: 3</text:p>
      <text:p text:style-name="P45">. <text:s text:c="2"/>%/output<text:bookmark-end text:name="DDE_LINK44"/></text:p>
      <text:h text:style-name="Heading_20_2" text:outline-level="2">Exercises</text:h>
      <text:p text:style-name="Text_20_body">For the following exercises, create a new MathRider worksheet file called <text:span text:style-name="T6">book_1_section_13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text:soft-page-break/>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text:span text:style-name="T9">single coin</text:span> 500 times. <text:s/>Print the number of times the coin came up heads and the number of times it came up tails after the loop is finished executing.</text:p>
      <text:p text:style-name="P61"/>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 </text:span><text:span text:style-name="T7">predicate</text:span><text:span text:style-name="T6"> </text:span>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Clear(a)</text:p>
      <text:p text:style-name="P21"><text:soft-page-break/>Result&gt; True</text:p>
      <text:p text:style-name="Preformatted_20_Text"/>
      <text:p text:style-name="Preformatted_20_Text">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5"/>
      <text:p text:style-name="P36">%mathpiper</text:p>
      <text:p text:style-name="P25"/>
      <text:p text:style-name="P38">//Determine which numbers between 1 and 20 (inclusive) are prime.</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20</text:span><text:span text:style-name="T5">)</text:span></text:p>
      <text:p text:style-name="P24">[</text:p>
      <text:p text:style-name="P24"><text:s text:c="4"/>primeStatus <text:span text:style-name="T5">:=</text:span> <text:span text:style-name="T14">IsPrime</text:span><text:span text:style-name="T5">(</text:span>x<text:span text:style-name="T5">)</text:span>;</text:p>
      <text:p text:style-name="P24"><text:s text:c="4"/></text:p>
      <text:p text:style-name="P24"><text:s text:c="4"/><text:span text:style-name="T14">Echo</text:span><text:span text:style-name="T5">(</text:span>x, <text:span text:style-name="T16">"is prime: "</text:span>, primeStatus<text:span text:style-name="T5">)</text:span>;</text:p>
      <text:p text:style-name="P24"><text:s text:c="4"/></text:p>
      <text:p text:style-name="P24"><text:s text:c="4"/>x <text:span text:style-name="T5">:=</text:span> x <text:span text:style-name="T5">+</text:span> <text:span text:style-name="T8">1</text:span>;</text:p>
      <text:p text:style-name="P24">];</text:p>
      <text:p text:style-name="P34"/>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is prime: False </text:p>
      <text:p text:style-name="P24"><text:s text:c="6"/>2 is prime: True </text:p>
      <text:p text:style-name="P24"><text:s text:c="6"/>3 is prime: True </text:p>
      <text:p text:style-name="P24"><text:s text:c="6"/>4 is prime: False </text:p>
      <text:p text:style-name="P24"><text:s text:c="6"/>5 is prime: True </text:p>
      <text:p text:style-name="P24"><text:s text:c="6"/>6 is prime: False </text:p>
      <text:p text:style-name="P24"><text:s text:c="6"/>7 is prime: True </text:p>
      <text:p text:style-name="P24"><text:s text:c="6"/>8 is prime: False </text:p>
      <text:p text:style-name="P24"><text:soft-page-break/><text:s text:c="6"/>9 is prime: False </text:p>
      <text:p text:style-name="P24"><text:s text:c="6"/>10 is prime: False </text:p>
      <text:p text:style-name="P24"><text:s text:c="6"/>11 is prime: True </text:p>
      <text:p text:style-name="P24"><text:s text:c="6"/>12 is prime: False </text:p>
      <text:p text:style-name="P24"><text:s text:c="6"/>13 is prime: True </text:p>
      <text:p text:style-name="P24"><text:s text:c="6"/>14 is prime: False </text:p>
      <text:p text:style-name="P24"><text:s text:c="6"/>15 is prime: False </text:p>
      <text:p text:style-name="P24"><text:s text:c="6"/>16 is prime: False </text:p>
      <text:p text:style-name="P24"><text:s text:c="6"/>17 is prime: True </text:p>
      <text:p text:style-name="P24"><text:s text:c="6"/>18 is prime: False </text:p>
      <text:p text:style-name="P24"><text:s text:c="6"/>19 is prime: True </text:p>
      <text:p text:style-name="P24"><text:s text:c="6"/>20 is prime: False</text:p>
      <text:p text:style-name="P41">. <text:s text:c="2"/><text:span text:style-name="T19">%/output</text:span></text:p>
      <text:p text:style-name="P57">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6"><text:bookmark-start text:name="DDE_LINK35"/>%mathpiper</text:p>
      <text:p text:style-name="P25"/>
      <text:p text:style-name="P38">//Print the prime numbers between 1 and 50 (inclusive).</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text:span><text:span text:style-name="T5">)</text:span></text:p>
      <text:p text:style-name="P24">[</text:p>
      <text:p text:style-name="P24"><text:s text:c="4"/>primeStatus <text:span text:style-name="T5">:=</text:span> <text:span text:style-name="T14">IsPrime</text:span><text:span text:style-name="T5">(</text:span>x<text:span text:style-name="T5">)</text:span>;</text:p>
      <text:p text:style-name="P24"><text:s text:c="4"/></text:p>
      <text:p text:style-name="P24"><text:s text:c="4"/><text:span text:style-name="T30">If</text:span><text:span text:style-name="T5">(</text:span>primeStatus <text:span text:style-name="T5">=</text:span> <text:span text:style-name="T16">True</text:span>, <text:span text:style-name="T30">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bookmark-end text:name="DDE_LINK35"/></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3,5,7,11,13,17,19,23,29,31,37,41,43,47,</text:p>
      <text:p text:style-name="P45"><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5"/>
      <text:p text:style-name="P36">%mathpiper</text:p>
      <text:p text:style-name="P25"/>
      <text:p text:style-name="P38">/*</text:p>
      <text:p text:style-name="P38"><text:s text:c="4"/>Print the prime numbers between 1 and 50 (inclusive).</text:p>
      <text:p text:style-name="P38"><text:s text:c="4"/>This is a shorter version which places the IsPrime() function</text:p>
      <text:p text:style-name="P38"><text:s text:c="4"/>inside of the If() function instead of using a variable.</text:p>
      <text:p text:style-name="P38">*/</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text:span><text:span text:style-name="T5">)</text:span></text:p>
      <text:p text:style-name="P24">[</text:p>
      <text:p text:style-name="P25"/>
      <text:p text:style-name="P24"><text:s text:c="4"/><text:span text:style-name="T30">If</text:span><text:span text:style-name="T5">(</text:span><text:span text:style-name="T14">IsPrime</text:span><text:span text:style-name="T5">(</text:span>x<text:span text:style-name="T5">)</text:span>, <text:span text:style-name="T30">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3,5,7,11,13,17,19,23,29,31,37,41,43,47,</text:p>
      <text:p text:style-name="P41">. <text:s text:c="2"/><text:span text:style-name="T19">%/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1">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String(number)</text:p>
      <text:p text:style-name="P21">Result&gt; "523"</text:p>
      <text:p text:style-name="Preformatted_20_Text"/>
      <text:p text:style-name="Preformatted_20_Text">In&gt; leftmostDigit := stringNumber[1]</text:p>
      <text:p text:style-name="P21">Result&gt; "5"</text:p>
      <text:p text:style-name="Preformatted_20_Text"/>
      <text:p text:style-name="Preformatted_20_Text">In&gt; rightmostDigit := stringNumber[ Length(stringNumber)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73">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73">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73">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5"/>
      <text:p text:style-name="P36">%mathpiper</text:p>
      <text:p text:style-name="P25"/>
      <text:p text:style-name="P38">/*</text:p>
      <text:p text:style-name="P38"><text:s text:c="4"/>Find all the prime numbers between 1 and 500 which have a 7</text:p>
      <text:p text:style-name="P38"><text:s text:c="4"/>as their rightmost digit.</text:p>
      <text:p text:style-name="P38">*/</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0</text:span><text:span text:style-name="T5">)</text:span></text:p>
      <text:p text:style-name="P24">[</text:p>
      <text:p text:style-name="P24"><text:s text:c="4"/><text:span text:style-name="T23">//Notice how function parameters can be put on more than one line.</text:span></text:p>
      <text:p text:style-name="P24"><text:s text:c="4"/><text:span text:style-name="T30">If</text:span><text:span text:style-name="T5">(</text:span><text:span text:style-name="T14">IsPrime</text:span><text:span text:style-name="T5">(</text:span>x<text:span text:style-name="T5">)</text:span>,</text:p>
      <text:p text:style-name="P24"><text:s text:c="8"/>[</text:p>
      <text:p text:style-name="P24"><text:s text:c="12"/>stringVersionOfNumber <text:span text:style-name="T5">:=</text:span> <text:span text:style-name="T30">String</text:span><text:span text:style-name="T5">(</text:span>x<text:span text:style-name="T5">)</text:span>;</text:p>
      <text:p text:style-name="P24"><text:s text:c="12"/></text:p>
      <text:p text:style-name="P24"><text:s text:c="12"/>stringLength <text:span text:style-name="T5">:=</text:span> <text:span text:style-name="T30">Length</text:span><text:span text:style-name="T5">(</text:span>stringVersionOfNumber<text:span text:style-name="T5">)</text:span>;</text:p>
      <text:p text:style-name="P24"><text:s text:c="12"/></text:p>
      <text:p text:style-name="P24"><text:s text:c="12"/><text:span text:style-name="T23">//Notice that If() functions can be placed inside of other </text:span></text:p>
      <text:p text:style-name="P24"><text:s text:c="12"/><text:span text:style-name="T23">// If() functions.</text:span></text:p>
      <text:p text:style-name="P24"><text:s text:c="12"/><text:span text:style-name="T30">If</text:span><text:span text:style-name="T5">(</text:span>stringVersionOfNumber[stringLength] <text:span text:style-name="T5">=</text:span> <text:span text:style-name="T16">"7"</text:span>, <text:span text:style-name="T30">Write</text:span><text:span text:style-name="T5">(</text:span>x,,<text:span text:style-name="T5">)</text:span> <text:span text:style-name="T5">)</text:span>;</text:p>
      <text:p text:style-name="P24"><text:s text:c="12"/></text:p>
      <text:p text:style-name="P24"><text:s text:c="8"/>] <text:span text:style-name="T23">//Notice that semicolons cannot be placed after code blocks </text:span></text:p>
      <text:p text:style-name="P24"><text:s text:c="10"/><text:span text:style-name="T23">//which are in function calls.</text:span></text:p>
      <text:p text:style-name="P24"><text:s text:c="10"/></text:p>
      <text:p text:style-name="P24"><text:s text:c="4"/><text:span text:style-name="T5">)</text:span>; <text:span text:style-name="T23">//This is the close parentheses for the outer If() function.</text:span></text:p>
      <text:p text:style-name="P24"><text:s text:c="4"/></text:p>
      <text:p text:style-name="P24"><text:s text:c="4"/>x <text:span text:style-name="T5">:=</text:span> x <text:span text:style-name="T5">+</text:span> <text:span text:style-name="T8">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7,17,37,47,67,97,107,127,137,157,167,197,227,257,277,307,317,</text:p>
      <text:p text:style-name="P24"><text:s text:c="6"/>337,347,367,397,457,467,487,</text:p>
      <text:p text:style-name="P42">. <text:s text:c="2"/><text:span text:style-name="T19">%/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p text:style-name="Text_20_body"><text:bookmark-start text:name="DDE_LINK48"/>For the following exercises, create a new MathRider worksheet file called <text:span text:style-name="T6">book_1_section_14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4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bookmark-end text:name="DDE_LINK48"/></text:p>
      <text:h text:style-name="Heading_20_3" text:outline-level="3">Exercise 2</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3</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exampleList<text:bookmark-start text:name="DDE_LINK15"/> := {7,42,"Hello",1/2,var}<text:bookmark-end text:name="DDE_LINK15"/></text:p>
      <text:p text:style-name="P21">Result&gt; {7,42,"Hello",1/2,var}</text:p>
      <text:p text:style-name="Preformatted_20_Text"/>
      <text:p text:style-name="Preformatted_20_Text">In&gt; <text:s/>exampleList</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exampleList[1]</text:p>
      <text:p text:style-name="P21">Result&gt; 7</text:p>
      <text:p text:style-name="Preformatted_20_Text"/>
      <text:p text:style-name="Preformatted_20_Text">In&gt; exampleList[2]</text:p>
      <text:p text:style-name="P21">Result&gt; 42</text:p>
      <text:p text:style-name="Preformatted_20_Text"/>
      <text:p text:style-name="Preformatted_20_Text">In&gt; exampleList[3]</text:p>
      <text:p text:style-name="P21">Result&gt; "Hello"</text:p>
      <text:p text:style-name="Preformatted_20_Text"/>
      <text:p text:style-name="Preformatted_20_Text">In&gt; exampleList[4]</text:p>
      <text:p text:style-name="P21">Result&gt; 1/2</text:p>
      <text:p text:style-name="Preformatted_20_Text"/>
      <text:p text:style-name="Preformatted_20_Text">In&gt; exampleList[5]</text:p>
      <text:p text:style-name="P21">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exampleList := {20, 30, <text:span text:style-name="T6">{31, 32, 33}</text:span>, 40}</text:p>
      <text:p text:style-name="P21">Result&gt; {20,30,{31,32,33},40}</text:p>
      <text:p text:style-name="Preformatted_20_Text"/>
      <text:p text:style-name="Preformatted_20_Text">In&gt; exampleList[1]</text:p>
      <text:p text:style-name="P21">Result&gt; 20</text:p>
      <text:p text:style-name="Preformatted_20_Text"/>
      <text:p text:style-name="Preformatted_20_Text">In&gt; exampleList[2]</text:p>
      <text:p text:style-name="P21">Result&gt; 30</text:p>
      <text:p text:style-name="Preformatted_20_Text"/>
      <text:p text:style-name="Preformatted_20_Text">In&gt; exampleList[3]</text:p>
      <text:p text:style-name="P21">Result&gt; {31,32,33}</text:p>
      <text:p text:style-name="Preformatted_20_Text"/>
      <text:p text:style-name="Preformatted_20_Text">In&gt; exampleList[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exampleList[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40">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6"><text:bookmark-start text:name="DDE_LINK37"/>%mathpiper</text:p>
      <text:p text:style-name="P25"/>
      <text:p text:style-name="P38">//Print each number in the list.</text:p>
      <text:p text:style-name="P25"/>
      <text:p text:style-name="P24">testList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4"/>
      <text:p text:style-name="P24">index <text:span text:style-name="T5">:=</text:span> <text:span text:style-name="T8">1</text:span>;</text:p>
      <text:p text:style-name="P25"/>
      <text:p text:style-name="P24"><text:span text:style-name="T14">While</text:span><text:span text:style-name="T5">(</text:span><text:span text:style-name="T7">index</text:span> <text:span text:style-name="T5">&lt;=</text:span> <text:span text:style-name="T14">Length</text:span>(testList)<text:span text:style-name="T5">)</text:span></text:p>
      <text:p text:style-name="P24">[</text:p>
      <text:p text:style-name="P24"><text:s text:c="4"/><text:span text:style-name="T14">Echo</text:span><text:span text:style-name="T5">(</text:span><text:span text:style-name="T7">index</text:span>, <text:span text:style-name="T16">"- "</text:span>, testList[index]<text:span text:style-name="T5">)</text:span>;</text:p>
      <text:p text:style-name="P24"><text:s text:c="4"/>index <text:span text:style-name="T5">:=</text:span> index <text:span text:style-name="T5">+</text:span> <text:span text:style-name="T8">1</text:span>;</text:p>
      <text:p text:style-name="P24"><text:soft-page-break/>];</text:p>
      <text:p text:style-name="P25"/>
      <text:p text:style-name="P36">%/mathpiper<text:bookmark-end text:name="DDE_LINK37"/></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 55 </text:p>
      <text:p text:style-name="P24"><text:s text:c="6"/>2 - 93 </text:p>
      <text:p text:style-name="P24"><text:s text:c="6"/>3 - 40 </text:p>
      <text:p text:style-name="P24"><text:s text:c="6"/>4 - 21 </text:p>
      <text:p text:style-name="P24"><text:s text:c="6"/>5 - 7 </text:p>
      <text:p text:style-name="P24"><text:s text:c="6"/>6 - 24 </text:p>
      <text:p text:style-name="P24"><text:s text:c="6"/>7 - 15 </text:p>
      <text:p text:style-name="P24"><text:s text:c="6"/>8 - 14 </text:p>
      <text:p text:style-name="P24"><text:s text:c="6"/>9 - 82</text:p>
      <text:p text:style-name="P47"><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6">%mathpiper</text:p>
      <text:p text:style-name="P25"/>
      <text:p text:style-name="P38">//Determine if 53 is in the list.</text:p>
      <text:p text:style-name="P25"/>
      <text:p text:style-name="P24"><text:span text:style-name="T2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4"/>
      <text:p text:style-name="P24"><text:span text:style-name="T27">index</text:span> <text:span text:style-name="T5">:=</text:span> <text:span text:style-name="T8">1</text:span>;</text:p>
      <text:p text:style-name="P25"/>
      <text:p text:style-name="P24"><text:span text:style-name="T14">While</text:span><text:span text:style-name="T5">(</text:span><text:span text:style-name="T7">index</text:span> <text:span text:style-name="T5">&lt;=</text:span> <text:span text:style-name="T14">Length</text:span>(testList)<text:span text:style-name="T5">)</text:span></text:p>
      <text:p text:style-name="P24">[</text:p>
      <text:p text:style-name="P24"><text:s text:c="4"/><text:span text:style-name="T14">If</text:span><text:span text:style-name="T5">(</text:span><text:span text:style-name="T7">testList</text:span>[index] <text:span text:style-name="T5">=</text:span> <text:span text:style-name="T8">53</text:span>,</text:p>
      <text:p text:style-name="P24"><text:s text:c="8"/><text:span text:style-name="T14">Echo</text:span><text:span text:style-name="T5">(</text:span><text:span text:style-name="T16">"53 was found in the list at position"</text:span>, index<text:span text:style-name="T5">))</text:span>;</text:p>
      <text:p text:style-name="P24"><text:s text:c="8"/></text:p>
      <text:p text:style-name="P24"><text:s text:c="4"/>index <text:span text:style-name="T5">:=</text:span> index <text:span text:style-name="T5">+</text:span> <text:span text:style-name="T8">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53 was found in the list at position 5</text:p>
      <text:p text:style-name="P41"><text:bookmark-start text:name="DDE_LINK13"/>.<text:bookmark-end text:name="DDE_LINK13"/> <text:s text:c="2"/><text:span text:style-name="T19">%/output</text:span></text:p>
      <text:p text:style-name="Text_20_body">When this program was executed, it determined that <text:span text:style-name="T11">53</text:span> was present in the list at <text:soft-page-break/>position <text:span text:style-name="T6">5</text:span>.</text:p>
      <text:h text:style-name="Heading_20_3" text:outline-level="3">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5"/>
      <text:p text:style-name="P36"><text:bookmark-start text:name="DDE_LINK53"/>%mathpiper</text:p>
      <text:p text:style-name="P25"/>
      <text:p text:style-name="P38">//Place the prime numbers between 1 and 50 (inclusive) into a list.</text:p>
      <text:p text:style-name="P25"/>
      <text:p text:style-name="P38">//Create an empty list.</text:p>
      <text:p text:style-name="P24">primesList <text:span text:style-name="T5">:=</text:span> <text:span text:style-name="T5">{}</text:span>;</text:p>
      <text:p text:style-name="P25"/>
      <text:p text:style-name="P24">index <text:span text:style-name="T5">:=</text:span> <text:span text:style-name="T8">1</text:span>;</text:p>
      <text:p text:style-name="P25"/>
      <text:p text:style-name="P24"><text:span text:style-name="T30">While</text:span><text:span text:style-name="T5">(</text:span><text:span text:style-name="T7">index</text:span> <text:span text:style-name="T5">&lt;=</text:span> <text:span text:style-name="T8">50</text:span><text:span text:style-name="T5">)</text:span></text:p>
      <text:p text:style-name="P24">[</text:p>
      <text:p text:style-name="P24"><text:s text:c="4"/><text:span text:style-name="T23">/*</text:span></text:p>
      <text:p text:style-name="P38"><text:s text:c="8"/>If x is prime, append it to the end of the list and then assign</text:p>
      <text:p text:style-name="P38"><text:s text:c="8"/>the new list that is created to the variable 'primes'.</text:p>
      <text:p text:style-name="P38"><text:s text:c="4"/>*/</text:p>
      <text:p text:style-name="P24"><text:s text:c="4"/><text:span text:style-name="T30">If</text:span><text:span text:style-name="T5">(</text:span><text:span text:style-name="T14">IsPrime</text:span><text:span text:style-name="T5">(</text:span><text:span text:style-name="T7">index</text:span><text:span text:style-name="T5">)</text:span>, primesList <text:span text:style-name="T5">:=</text:span> <text:span text:style-name="T14">Append</text:span><text:span text:style-name="T5">(</text:span>primesList, index <text:span text:style-name="T5">)</text:span> <text:span text:style-name="T5">)</text:span>;</text:p>
      <text:p text:style-name="P24"><text:s text:c="4"/></text:p>
      <text:p text:style-name="P24"><text:s text:c="4"/>index <text:span text:style-name="T5">:=</text:span> index <text:span text:style-name="T5">+</text:span> <text:span text:style-name="T8">1</text:span>;</text:p>
      <text:p text:style-name="P24">];</text:p>
      <text:p text:style-name="P25"/>
      <text:p text:style-name="P38">//Print information about the primes that were found.</text:p>
      <text:p text:style-name="P24"><text:span text:style-name="T14">Echo</text:span><text:span text:style-name="T5">(</text:span><text:span text:style-name="T16">"Primes "</text:span>, primesList<text:span text:style-name="T5">)</text:span>;</text:p>
      <text:p text:style-name="P24"><text:span text:style-name="T14">Echo</text:span><text:span text:style-name="T5">(</text:span><text:span text:style-name="T16">"The number of primes in the list = "</text:span>, <text:span text:style-name="T30">Length</text:span><text:span text:style-name="T5">(</text:span>primesList<text:span text:style-name="T5">)</text:span> <text:span text:style-name="T5">)</text:span>;</text:p>
      <text:p text:style-name="P24"><text:span text:style-name="T14">Echo</text:span><text:span text:style-name="T5">(</text:span><text:span text:style-name="T16">"The first number in the list = "</text:span>, primesList[<text:span text:style-name="T8">1</text:span>] <text:span text:style-name="T5">)</text:span>;</text:p>
      <text:p text:style-name="P25"/>
      <text:p text:style-name="P36">%/mathpiper<text:bookmark-end text:name="DDE_LINK53"/></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Primes {2,3,5,7,11,13,17,19,23,29,31,37,41,43,47} </text:p>
      <text:p text:style-name="P24"><text:s text:c="6"/>The number of primes in the list = 15 </text:p>
      <text:p text:style-name="P24"><text:s text:c="6"/>The first number in the list = 2</text:p>
      <text:p text:style-name="P42">. <text:s text:c="2"/><text:span text:style-name="T19">%/output</text:span></text:p>
      <text:p text:style-name="Text_20_body"><text:soft-page-break/>The ability to place values into a list with a loop is very powerful and we will be using this ability throughout the rest of the book.</text:p>
      <text:h text:style-name="Heading_20_2" text:outline-level="2">Exercises</text:h>
      <text:p text:style-name="Text_20_body">For the following exercises, create a new MathRider worksheet file called <text:span text:style-name="T6">book_1_section_15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5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a loop and an IsOdd() predicate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text:soft-page-break/>{36,-29,-33,-6,14,7,-16,-3,-14,37,-38,-8,-45,-21,-26,6,6,38,-20,33,41,-4,24,37,40,29}</text:p>
      <text:h text:style-name="Heading_20_3" text:outline-level="3">Exercise 4</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p text:style-name="Preformatted_20_Text"/>
      <text:p text:style-name="Preformatted_20_Text"/>
      <text:p text:style-name="Preformatted_20_Text">Hint: the following program finds the largest number in a list and it can be used as a starting point for solving this exercise.</text:p>
      <text:p text:style-name="Preformatted_20_Text"/>
      <text:p text:style-name="Preformatted_20_Text">%mathpiper</text:p>
      <text:p text:style-name="Preformatted_20_Text"/>
      <text:p text:style-name="Preformatted_20_Text">/*</text:p>
      <text:p text:style-name="Preformatted_20_Text"><text:s/>The variable that keeps track of the largest number encountered so</text:p>
      <text:p text:style-name="Preformatted_20_Text"><text:s/>far needs to be initialized to the lowest possible value it may</text:p>
      <text:p text:style-name="Preformatted_20_Text"><text:s/>hold. <text:s/>Why?</text:p>
      <text:p text:style-name="Preformatted_20_Text">*/</text:p>
      <text:p text:style-name="Preformatted_20_Text"/>
      <text:p text:style-name="Preformatted_20_Text">largest := 0;</text:p>
      <text:p text:style-name="Preformatted_20_Text"/>
      <text:p text:style-name="Preformatted_20_Text">numbersList := {4,6,7,9,2,1,3};</text:p>
      <text:p text:style-name="Preformatted_20_Text"/>
      <text:p text:style-name="Preformatted_20_Text">index := 1;</text:p>
      <text:p text:style-name="Preformatted_20_Text"/>
      <text:p text:style-name="Preformatted_20_Text">While(index &lt;= Length(numbersList) )</text:p>
      <text:p text:style-name="Preformatted_20_Text">[</text:p>
      <text:p text:style-name="Preformatted_20_Text"><text:s text:c="4"/>Echo("Largest: ", largest);</text:p>
      <text:p text:style-name="Preformatted_20_Text"><text:s text:c="4"/></text:p>
      <text:p text:style-name="Preformatted_20_Text"><text:s text:c="4"/>If(numbersList[index] &gt; largest, largest := numbersList[index]);</text:p>
      <text:p text:style-name="Preformatted_20_Text"><text:s text:c="4"/></text:p>
      <text:p text:style-name="Preformatted_20_Text"><text:s text:c="4"/>index := index + 1;</text:p>
      <text:p text:style-name="Preformatted_20_Text">];</text:p>
      <text:p text:style-name="Preformatted_20_Text"/>
      <text:p text:style-name="Preformatted_20_Text">Echo("The largest number in the list is: ", largest);</text:p>
      <text:p text:style-name="Preformatted_20_Text"/>
      <text:p text:style-name="Preformatted_20_Text">%/mathpiper</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text:soft-page-break/></text:p>
      <table:table table:name="Table20" table:style-name="Table20">
        <table:table-column table:style-name="Table20.A"/>
        <table:table-row>
          <table:table-cell table:style-name="Table20.A1" office:value-type="string">
            <text:p text:style-name="P40">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36">%mathpiper</text:p>
      <text:p text:style-name="P25"/>
      <text:p text:style-name="P38">//Print all values in a list.</text:p>
      <text:p text:style-name="P25"/>
      <text:p text:style-name="P24"><text:span text:style-name="T14">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4">[</text:p>
      <text:p text:style-name="P24"><text:s text:c="4"/><text:span text:style-name="T14">Echo</text:span><text:span text:style-name="T5">(</text:span><text:span text:style-name="T7">value</text:span><text:span text:style-name="T5">)</text:span>; </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50 </text:p>
      <text:p text:style-name="P24"><text:s text:c="6"/>51 </text:p>
      <text:p text:style-name="P24"><text:s text:c="6"/>52 </text:p>
      <text:p text:style-name="P24"><text:s text:c="6"/>53 </text:p>
      <text:p text:style-name="P24"><text:s text:c="6"/>54 </text:p>
      <text:p text:style-name="P24"><text:s text:c="6"/>55 </text:p>
      <text:p text:style-name="P24"><text:s text:c="6"/>56 </text:p>
      <text:p text:style-name="P24"><text:s text:c="6"/>57 </text:p>
      <text:p text:style-name="P24"><text:s text:c="6"/>58 </text:p>
      <text:p text:style-name="P24"><text:s text:c="6"/>59</text:p>
      <text:p text:style-name="P40"><text:span text:style-name="T10">. <text:s text:c="2"/></text:span><text:span text:style-name="T19">%/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5"/>
      <text:p text:style-name="P36"><text:soft-page-break/>%mathpiper</text:p>
      <text:p text:style-name="P25"/>
      <text:p text:style-name="P38">/*</text:p>
      <text:p text:style-name="P38"><text:s text:c="2"/>This program calculates the sum of the numbers</text:p>
      <text:p text:style-name="P38"><text:s text:c="2"/>in a list.</text:p>
      <text:p text:style-name="P38">*/</text:p>
      <text:p text:style-name="P25"/>
      <text:p text:style-name="P38">//This variable is used to accumulate the sum.</text:p>
      <text:p text:style-name="P24">sum <text:span text:style-name="T5">:=</text:span> <text:span text:style-name="T8">0</text:span>;</text:p>
      <text:p text:style-name="P25"/>
      <text:p text:style-name="P24"><text:span text:style-name="T14">ForEach</text:span><text:span text:style-name="T5">(</text:span><text:span text:style-name="T7">number</text:span>,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4">[</text:p>
      <text:p text:style-name="P24"><text:s text:c="4"/><text:span text:style-name="T23">/*</text:span></text:p>
      <text:p text:style-name="P38"><text:s text:c="6"/>Add the contents of x to the contents of sum</text:p>
      <text:p text:style-name="P38"><text:s text:c="6"/>and place the result back into sum.</text:p>
      <text:p text:style-name="P38"><text:s text:c="4"/>*/</text:p>
      <text:p text:style-name="P24"><text:s text:c="4"/>sum <text:span text:style-name="T5">:=</text:span> sum <text:span text:style-name="T5">+</text:span> number;</text:p>
      <text:p text:style-name="P24"><text:s text:c="4"/></text:p>
      <text:p text:style-name="P24"><text:s text:c="4"/><text:span text:style-name="T23">//Print the sum as it is being accumulated.</text:span></text:p>
      <text:p text:style-name="P24"><text:s text:c="4"/><text:span text:style-name="T30">Write</text:span><text:span text:style-name="T5">(</text:span>sum,,<text:span text:style-name="T5">)</text:span>;</text:p>
      <text:p text:style-name="P24">];</text:p>
      <text:p text:style-name="P25"/>
      <text:p text:style-name="P24"><text:span text:style-name="T14">NewLine</text:span><text:span text:style-name="T5">()</text:span>; <text:span text:style-name="T14">NewLine</text:span><text:span text:style-name="T5">()</text:span>;</text:p>
      <text:p text:style-name="P25"/>
      <text:p text:style-name="P24"><text:span text:style-name="T14">Echo</text:span><text:span text:style-name="T5">(</text:span><text:span text:style-name="T16">"The sum of the numbers in the list = "</text:span>, sum<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3,6,10,15,21,28,36,45,55,</text:p>
      <text:p text:style-name="P24"><text:s text:c="6"/></text:p>
      <text:p text:style-name="P24"><text:s text:c="6"/>The sum of the numbers in the list = 55</text:p>
      <text:p text:style-name="P41">. <text:s text:c="2"/><text:span text:style-name="T19">%/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40">first .. last</text:p>
          </table:table-cell>
        </table:table-row>
      </table:table>
      <text:p text:style-name="Preformatted_20_Text"/>
      <text:p text:style-name="Text_20_body">A programmer often needs to create a list which contains <text:span text:style-name="T6">consecutive integers</text:span> <text:soft-page-break/>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Result&gt; {1,2,3,4,5,6,7,8,9,10,11,12,13,14,15,16,17,18,19,20,</text:p>
      <text:p text:style-name="P74">21,22,23,24,25,26,27,28,29,30,31,32,33,34,35,36,37,</text:p>
      <text:p text:style-name="P74">38,39,40,41,42,43,44,45,46,47,48,49,50,51,52,53,54,</text:p>
      <text:p text:style-name="P74">55,56,57,58,59,60,61,62,63,64,65,66,67,68,69,70,71,</text:p>
      <text:p text:style-name="P74">72,73,74,75,76,77,78,79,80,81,82,83,84,85,86,87,88,</text:p>
      <text:p text:style-name="P74">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28">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5"/>
      <text:p text:style-name="P36">%mathpiper</text:p>
      <text:p text:style-name="P25"/>
      <text:p text:style-name="P38">/*</text:p>
      <text:p text:style-name="P38"><text:s text:c="2"/>This program prints the prime integers between 1 and 100 using</text:p>
      <text:p text:style-name="P38"><text:s text:c="2"/>a ForEach() function instead of a While() function. <text:s/>Notice that</text:p>
      <text:p text:style-name="P38"><text:s text:c="2"/>the ForEach() version requires less typing than the While()</text:p>
      <text:p text:style-name="P38"><text:soft-page-break/><text:s text:c="2"/>version.</text:p>
      <text:p text:style-name="P38">*/</text:p>
      <text:p text:style-name="P25"/>
      <text:p text:style-name="P24"><text:span text:style-name="T14">ForEach</text:span><text:span text:style-name="T5">(</text:span><text:span text:style-name="T7">number</text:span>, <text:span text:style-name="T8">1</text:span> .. <text:span text:style-name="T8">100</text:span><text:span text:style-name="T5">)</text:span></text:p>
      <text:p text:style-name="P24">[</text:p>
      <text:p text:style-name="P24"><text:s text:c="4"/><text:span text:style-name="T30">If</text:span><text:span text:style-name="T5">(</text:span><text:span text:style-name="T14">IsPrime</text:span><text:span text:style-name="T5">(</text:span><text:span text:style-name="T7">number</text:span><text:span text:style-name="T5">)</text:span>, <text:span text:style-name="T30">Write</text:span><text:span text:style-name="T5">(</text:span><text:span text:style-name="T7">number</text:span>,,<text:span text:style-name="T5">)</text:span> <text:span text:style-name="T5">)</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3,5,7,11,13,17,19,23,29,31,37,41,43,47,53,59,61,67,71,</text:p>
      <text:p text:style-name="P24"><text:s text:c="6"/>73,79,83,89,97,</text:p>
      <text:p text:style-name="P41">. <text:s text:c="2"/><text:span text:style-name="T19">%/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5"/>
      <text:p text:style-name="P36"><text:bookmark-start text:name="DDE_LINK54"/>%mathpiper</text:p>
      <text:p text:style-name="P25"/>
      <text:p text:style-name="P38">/*</text:p>
      <text:p text:style-name="P38"><text:s text:c="2"/>Place the prime numbers between 1 and 50 into </text:p>
      <text:p text:style-name="P38"><text:s text:c="2"/>a list using a ForEach() function.</text:p>
      <text:p text:style-name="P38">*/</text:p>
      <text:p text:style-name="P25"/>
      <text:p text:style-name="P38">//Create a new list.</text:p>
      <text:p text:style-name="P24">primesList <text:span text:style-name="T5">:=</text:span> <text:span text:style-name="T5">{}</text:span>;</text:p>
      <text:p text:style-name="P25"/>
      <text:p text:style-name="P24"><text:span text:style-name="T14">ForEach</text:span><text:span text:style-name="T5">(</text:span>number, <text:span text:style-name="T8">1</text:span> .. <text:span text:style-name="T8">50</text:span><text:span text:style-name="T5">)</text:span></text:p>
      <text:p text:style-name="P24">[</text:p>
      <text:p text:style-name="P24"><text:s text:c="4"/><text:span text:style-name="T23">/*</text:span></text:p>
      <text:p text:style-name="P38"><text:s text:c="6"/>If number is prime, append it to the end of the list and </text:p>
      <text:p text:style-name="P38"><text:s text:c="6"/>then assign the new list that is created to the variable </text:p>
      <text:p text:style-name="P38"><text:s text:c="6"/>'primes'.</text:p>
      <text:p text:style-name="P38"><text:s text:c="4"/>*/</text:p>
      <text:p text:style-name="P24"><text:s text:c="4"/><text:span text:style-name="T30">If</text:span><text:span text:style-name="T5">(</text:span><text:span text:style-name="T14">IsPrime</text:span><text:span text:style-name="T5">(</text:span>number<text:span text:style-name="T5">)</text:span>, primesList <text:span text:style-name="T5">:=</text:span> <text:span text:style-name="T14">Append</text:span><text:span text:style-name="T5">(</text:span>primesList, number <text:span text:style-name="T5">)</text:span> <text:span text:style-name="T5">)</text:span>;</text:p>
      <text:p text:style-name="P24">];</text:p>
      <text:p text:style-name="P25"/>
      <text:p text:style-name="P38">//Print information about the primes that were found.</text:p>
      <text:p text:style-name="P24"><text:span text:style-name="T14">Echo</text:span><text:span text:style-name="T5">(</text:span><text:span text:style-name="T16">"Primes "</text:span>, primesList<text:span text:style-name="T5">)</text:span>;</text:p>
      <text:p text:style-name="P24"><text:span text:style-name="T14">Echo</text:span><text:span text:style-name="T5">(</text:span><text:span text:style-name="T16">"The number of primes in the list = "</text:span>, <text:span text:style-name="T30">Length</text:span><text:span text:style-name="T5">(</text:span>primesList<text:span text:style-name="T5">)</text:span> <text:span text:style-name="T5">)</text:span>;</text:p>
      <text:p text:style-name="P24"><text:span text:style-name="T14">Echo</text:span><text:span text:style-name="T5">(</text:span><text:span text:style-name="T16">"The first number in the list = "</text:span>, primesList[<text:span text:style-name="T8">1</text:span>] <text:span text:style-name="T5">)</text:span>;</text:p>
      <text:p text:style-name="P25"><text:soft-page-break/></text:p>
      <text:p text:style-name="P36">%/mathpiper<text:bookmark-end text:name="DDE_LINK54"/></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Primes {2,3,5,7,11,13,17,19,23,29,31,37,41,43,47} </text:p>
      <text:p text:style-name="P24"><text:s text:c="6"/>The number of primes in the list = 15 </text:p>
      <text:p text:style-name="P24"><text:s text:c="6"/>The first number in the list = 2</text:p>
      <text:p text:style-name="P41">. <text:s text:c="2"/><text:span text:style-name="T19">%/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p text:style-name="Text_20_body">For the following exercises, create a new MathRider worksheet file called <text:span text:style-name="T6">book_1_section_15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5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text:soft-page-break/>Exercise 2</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4</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5</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40">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29">Side Effects&gt;</text:p>
      <text:p text:style-name="P29">2</text:p>
      <text:p text:style-name="P29">4</text:p>
      <text:p text:style-name="P29">6</text:p>
      <text:p text:style-name="P29">8</text:p>
      <text:p text:style-name="P29">10</text:p>
      <text:p text:style-name="P29">12</text:p>
      <text:p text:style-name="P29">14</text:p>
      <text:p text:style-name="P29">16</text:p>
      <text:p text:style-name="P29">18</text:p>
      <text:p text:style-name="P29">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0">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40">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4"/>
      <text:p text:style-name="P24">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40">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4">In&gt; Count(testList, z)</text:p>
      <text:p text:style-name="P21"><text:soft-page-break/>Result&gt; 0</text:p>
      <text:h text:style-name="Heading_20_3" text:outline-level="3">Select()</text:h>
      <table:table table:name="Table13" table:style-name="Table13">
        <table:table-column table:style-name="Table13.A"/>
        <table:table-row>
          <table:table-cell table:style-name="Table13.A1" office:value-type="string">
            <text:p text:style-name="P40">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1">Result&gt; {33,99,67,65}</text:p>
      <text:p text:style-name="Preformatted_20_Text"/>
      <text:p text:style-name="Preformatted_20_Text">In&gt; Select("IsEven", {16,14,82,92,33,74,99,67,65,52})</text:p>
      <text:p text:style-name="P21">Result&gt; {16,14,82,92,74,52}</text:p>
      <text:p text:style-name="Preformatted_20_Text"/>
      <text:p text:style-name="Preformatted_20_Text">In&gt; Select("IsPrime", 1 .. 75)</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0">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 Operator</text:h>
      <table:table table:name="Table28" table:style-name="Table28">
        <table:table-column table:style-name="Table28.A"/>
        <table:table-row>
          <table:table-cell table:style-name="Table28.A1" office:value-type="string">
            <text:p text:style-name="P40">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1">Result&gt; {b,c,d}</text:p>
      <text:p text:style-name="Preformatted_20_Text"/>
      <text:p text:style-name="Preformatted_20_Text">In&gt; testList := a:testList</text:p>
      <text:p text:style-name="P21">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40">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40">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0">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40">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0">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0">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4">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4">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4">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40">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40">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40">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40">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1">Result&gt; {a,b,c,d,e,f,g,h}</text:p>
      <text:p text:style-name="Preformatted_20_Text"><text:soft-page-break/></text:p>
      <text:p text:style-name="Preformatted_20_Text">In&gt; Partition(testList, 2)</text:p>
      <text:p text:style-name="P21">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4"><text:bookmark-end text:name="DDE_LINK36"/>In&gt; Length(testList) % 3</text:p>
      <text:p text:style-name="P21">Result&gt; 2</text:p>
      <text:p text:style-name="Preformatted_20_Text"/>
      <text:p text:style-name="P57">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40">Table(expression, variable, begin_value, end_value, step_amount)</text:p>
          </table:table-cell>
        </table:table-row>
      </table:table>
      <text:p text:style-name="Preformatted_20_Text"/>
      <text:p text:style-name="Text_20_body">The Table() function creates a list of values by doing the following:</text:p>
      <text:p text:style-name="P75">1) <text:s/>Generating a sequence of values between a "begin_value" and an "end_value" with each value being incremented by the "step_amount".</text:p>
      <text:p text:style-name="P75">2) <text:s/>Placing each value in the sequence into the specified "variable", one value at a time.</text:p>
      <text:p text:style-name="P75">3) <text:s/>Evaluating the defined "expression" (which contains the defined "variable") for each value, one at a time.</text:p>
      <text:p text:style-name="P75">4) <text:s/>Placing the result of each "expression" evaluation into the result list.</text:p>
      <text:p text:style-name="P75"/>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1">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0">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1"><text:soft-page-break/>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0">Max(list)</text:p>
          </table:table-cell>
        </table:table-row>
      </table:table>
      <text:p text:style-name="Preformatted_20_Text"/>
      <text:p text:style-name="P56">If two values are passed to Max(), it determines which one is larger:</text:p>
      <text:p text:style-name="Preformatted_20_Text"/>
      <text:p text:style-name="Preformatted_20_Text">In&gt; Max(10, 20)</text:p>
      <text:p text:style-name="P21">Result&gt; 20</text:p>
      <text:p text:style-name="Preformatted_20_Text"/>
      <text:p text:style-name="P56">If a list of values are passed to Max(), it finds the larg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ax(testList)</text:p>
      <text:p text:style-name="P21">Result&gt; 93</text:p>
      <text:p text:style-name="P24"/>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0">Min(list)</text:p>
          </table:table-cell>
        </table:table-row>
      </table:table>
      <text:p text:style-name="Preformatted_20_Text"/>
      <text:p text:style-name="P56">If two values are passed to Min(), it determines which one is smaller:</text:p>
      <text:p text:style-name="Preformatted_20_Text"/>
      <text:p text:style-name="Preformatted_20_Text">In&gt; Min(10, 20)</text:p>
      <text:p text:style-name="P21">Result&gt; 10</text:p>
      <text:p text:style-name="Preformatted_20_Text"/>
      <text:p text:style-name="P56">If a list of values are passed to Min(), it finds the small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in(testList)</text:p>
      <text:p text:style-name="P22">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0">Mod(dividend, divisor)</text:p>
          </table:table-cell>
        </table:table-row>
      </table:table>
      <text:p text:style-name="Text_20_body"/>
      <text:p text:style-name="Text_20_body"><text:soft-page-break/><text:span text:style-name="T6">Div()</text:span> stands for "divide" and determines the whole number of times a divisor goes into a dividend:</text:p>
      <text:p text:style-name="Preformatted_20_Text"/>
      <text:p text:style-name="Preformatted_20_Text">In&gt; Div(7, 3)</text:p>
      <text:p text:style-name="P21">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0">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6">If two integers are passed to Gcd(), it calculates their greatest common divisor:</text:p>
      <text:p text:style-name="P31"/>
      <text:p text:style-name="P31">In&gt; Gcd(21, 56)</text:p>
      <text:p text:style-name="P22">Result&gt; 7</text:p>
      <text:p text:style-name="P31"/>
      <text:p text:style-name="P56">If a list of integers are passed to Gcd(), it finds the greatest common divisor of all the integers in the list:</text:p>
      <text:p text:style-name="P31"/>
      <text:p text:style-name="P31">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0">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6">If two integers are passed to Lcm(), it calculates their least common multiple:</text:p>
      <text:p text:style-name="P31"><text:soft-page-break/></text:p>
      <text:p text:style-name="P26">In&gt; Lcm(14, 8)</text:p>
      <text:p text:style-name="P22">Result&gt; 56</text:p>
      <text:p text:style-name="P31"/>
      <text:p text:style-name="P56">If a list of integers are passed to Lcm(), it finds the least common multiple of all the integers in the list:</text:p>
      <text:p text:style-name="P31"/>
      <text:p text:style-name="P26">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40">Sum(list)</text:p>
          </table:table-cell>
        </table:table-row>
      </table:table>
      <text:p text:style-name="P32"/>
      <text:p text:style-name="Text_20_body"><text:span text:style-name="T6">Sum()</text:span> can find the sum of a list that is passed to it:</text:p>
      <text:p text:style-name="Text_20_body">In&gt; testList := RandomIntegerVector(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40">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p text:style-name="Text_20_body">For the following exercises, create a new MathRider worksheet file called <text:span text:style-name="T6">book_1_section_16_exercises_&lt;your first name&gt;_&lt;your last name&gt;.mrw</text:span><text:span text:style-name="T7">. </text:span><text:s/>(<text:span text:style-name="T9">Note: there are no spaces in this file name</text:span>). <text:s/>For example, John Smith's <text:soft-page-break/>worksheet would be called:</text:p>
      <text:p text:style-name="Text_20_body"><text:span text:style-name="T6">book_1_section_1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6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text:span text:style-name="T6">RandomIntegerVector()</text:span> to create a 100 member list that contains random integers between 1 and 5 inclusive. <text:s/>Use <text:span text:style-name="T6">Count()</text:span> to determine how many of each digit 1-5 are in the list and then print this information. <text:s/>Hint: you can use the HeapSort() function to sort the generated list to make it easier to check if your program is counting correctly.</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text:soft-page-break/>found.</text:p>
      <text:h text:style-name="Heading_20_3" text:outline-level="3">Exercise 5</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6</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56">Nesting loops allows the programmer to accomplish an enormous amount of work with very little typing. </text:p>
      <text:h text:style-name="P84"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8"><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7"/>
      <text:p text:style-name="P36"><text:bookmark-start text:name="DDE_LINK55"/>%mathpiper</text:p>
      <text:p text:style-name="P25"/>
      <text:p text:style-name="P38">/*</text:p>
      <text:p text:style-name="P38"><text:s text:c="2"/>Generate all the combinations can be entered into a two </text:p>
      <text:p text:style-name="P38"><text:s text:c="2"/>digit wheel lock.</text:p>
      <text:p text:style-name="P38">*/</text:p>
      <text:p text:style-name="P25"/>
      <text:p text:style-name="P24">combinationsList <text:span text:style-name="T5">:=</text:span> <text:span text:style-name="T5">{}</text:span>;</text:p>
      <text:p text:style-name="P25"/>
      <text:p text:style-name="P24"><text:soft-page-break/><text:span text:style-name="T14">ForEach</text:span><text:span text:style-name="T5">(</text:span>digit1, <text:span text:style-name="T8">0</text:span> .. <text:span text:style-name="T8">9</text:span><text:span text:style-name="T5">)</text:span> <text:span text:style-name="T23">//This loop is called the "outside" loop.</text:span></text:p>
      <text:p text:style-name="P24">[</text:p>
      <text:p text:style-name="P24"><text:s text:c="4"/><text:span text:style-name="T14">ForEach</text:span><text:span text:style-name="T5">(</text:span>digit2, <text:span text:style-name="T8">0</text:span> .. <text:span text:style-name="T8">9</text:span><text:span text:style-name="T5">)</text:span><text:span text:style-name="T23">//This loop is called the "inside" loop.</text:span></text:p>
      <text:p text:style-name="P24"><text:s text:c="4"/>[</text:p>
      <text:p text:style-name="P24"><text:s text:c="8"/>combinationsList <text:span text:style-name="T5">:=</text:span> <text:span text:style-name="T14">Append</text:span><text:span text:style-name="T5">(</text:span>combinationsList, <text:span text:style-name="T5">{</text:span>digit1, digit2<text:span text:style-name="T5">})</text:span>;</text:p>
      <text:p text:style-name="P24"><text:s text:c="4"/>];</text:p>
      <text:p text:style-name="P24">];</text:p>
      <text:p text:style-name="P25"/>
      <text:p text:style-name="P24"><text:span text:style-name="T14">Echo</text:span><text:span text:style-name="T5">(</text:span><text:span text:style-name="T14">TableForm</text:span><text:span text:style-name="T5">(</text:span>combinationsList<text:span text:style-name="T5">))</text:span>;</text:p>
      <text:p text:style-name="P25"/>
      <text:p text:style-name="P36">%/mathpiper<text:bookmark-end text:name="DDE_LINK55"/></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0,0}</text:p>
      <text:p text:style-name="P24"><text:s text:c="6"/>{0,1}</text:p>
      <text:p text:style-name="P24"><text:s text:c="6"/>{0,2}</text:p>
      <text:p text:style-name="P24"><text:s text:c="6"/>{0,3}</text:p>
      <text:p text:style-name="P24"><text:s text:c="6"/>{0,4}</text:p>
      <text:p text:style-name="P24"><text:s text:c="6"/>{0,5}</text:p>
      <text:p text:style-name="P24"><text:s text:c="6"/>{0,6}</text:p>
      <text:p text:style-name="P24"><text:s text:c="8"/>.</text:p>
      <text:p text:style-name="P24"><text:s text:c="8"/>. <text:s/>//The middle of the list has not been shown.</text:p>
      <text:p text:style-name="P24"><text:s text:c="8"/>.</text:p>
      <text:p text:style-name="P24"><text:s text:c="6"/>{9,3}</text:p>
      <text:p text:style-name="P24"><text:s text:c="6"/>{9,4}</text:p>
      <text:p text:style-name="P24"><text:s text:c="6"/>{9,5}</text:p>
      <text:p text:style-name="P24"><text:s text:c="6"/>{9,6}</text:p>
      <text:p text:style-name="P24"><text:s text:c="6"/>{9,7}</text:p>
      <text:p text:style-name="P24"><text:s text:c="6"/>{9,8}</text:p>
      <text:p text:style-name="P24"><text:s text:c="6"/>{9,9}</text:p>
      <text:p text:style-name="P24"><text:s text:c="6"/>True</text:p>
      <text:p text:style-name="P41"><text:span text:style-name="T7">. <text:s text:c="2"/></text:span><text:span text:style-name="T20">%/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Rider worksheet file called <text:span text:style-name="T6">book_1_section_17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7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5"/>
      <text:p text:style-name="P36">%mathpiper</text:p>
      <text:p text:style-name="P25"/>
      <text:p text:style-name="P24"><text:span text:style-name="T24">evenIntegers</text:span><text:span text:style-name="T5">(</text:span>endInteger<text:span text:style-name="T5">)</text:span> <text:span text:style-name="T5">:=</text:span></text:p>
      <text:p text:style-name="P2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4">While</text:span><text:span text:style-name="T5">(</text:span>x <text:span text:style-name="T5">&lt;=</text:span> endInteger<text:span text:style-name="T5">)</text:span></text:p>
      <text:p text:style-name="P24"><text:s text:c="4"/>[</text:p>
      <text:p text:style-name="P24"><text:s text:c="8"/>resultList <text:span text:style-name="T5">:=</text:span> <text:span text:style-name="T14">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s text:c="4"/><text:span text:style-name="T23">/*</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p>
      <text:p text:style-name="P24"><text:s text:c="4"/>resultList;</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42">. <text:s text:c="2"/><text:span text:style-name="T19">%/output</text:span></text:p>
      <text:p text:style-name="P24">In&gt; a := evenIntegers(10)</text:p>
      <text:p text:style-name="P21">Result&gt; {2,4,6,8,10}</text:p>
      <text:p text:style-name="P21"/>
      <text:p text:style-name="P24">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5"/>
      <text:p text:style-name="P36">%mathpiper</text:p>
      <text:p text:style-name="P25"/>
      <text:p text:style-name="P24"><text:span text:style-name="T14">Echo</text:span><text:span text:style-name="T5">(</text:span>x, <text:span text:style-name="T16">","</text:span>, resultList<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2 ,{2,4,6,8,10}</text:p>
      <text:p text:style-name="P41">. <text:s text:c="2"/><text:span text:style-name="T19">%/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5"><text:soft-page-break/></text:p>
      <text:p text:style-name="P36">%mathpiper</text:p>
      <text:p text:style-name="P25"/>
      <text:p text:style-name="P38">/*</text:p>
      <text:p text:style-name="P38"><text:s/>This version of evenIntegers() uses Local() to make</text:p>
      <text:p text:style-name="P38"><text:s/>x and resultList local variables</text:p>
      <text:p text:style-name="P38">*/</text:p>
      <text:p text:style-name="P25"/>
      <text:p text:style-name="P24"><text:span text:style-name="T24">evenIntegers</text:span><text:span text:style-name="T5">(</text:span>endInteger<text:span text:style-name="T5">)</text:span> <text:span text:style-name="T5">:=</text:span></text:p>
      <text:p text:style-name="P24">[</text:p>
      <text:p text:style-name="P24"><text:s text:c="4"/><text:span text:style-name="T14">Local</text:span><text:span text:style-name="T5">(</text:span>x,resultList<text:span text:style-name="T5">)</text:span>;</text:p>
      <text:p text:style-name="P24"><text:s text:c="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4">While</text:span><text:span text:style-name="T5">(</text:span>x <text:span text:style-name="T5">&lt;=</text:span> endInteger<text:span text:style-name="T5">)</text:span></text:p>
      <text:p text:style-name="P24"><text:s text:c="4"/>[</text:p>
      <text:p text:style-name="P24"><text:s text:c="8"/>resultList <text:span text:style-name="T5">:=</text:span> <text:span text:style-name="T14">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bookmark-start text:name="DDE_LINK45"/><text:s text:c="4"/><text:span text:style-name="T23">/*</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bookmark-end text:name="DDE_LINK45"/></text:p>
      <text:p text:style-name="P24"><text:s text:c="4"/>resultList;</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41">. <text:s text:c="2"/><text:span text:style-name="T19">%/output</text:span></text:p>
      <text:p text:style-name="P57">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text:soft-page-break/></text:p>
      <text:p text:style-name="Preformatted_20_Text">In&gt; resultList</text:p>
      <text:p text:style-name="P21">Result&gt; resultList</text:p>
      <text:h text:style-name="Heading_20_2" text:outline-level="2">Exercises</text:h>
      <text:p text:style-name="Text_20_body">For the following exercises, create a new MathRider worksheet file called <text:span text:style-name="T6">book_1_section_18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8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function called <text:span text:style-name="T6">tenOddIntegers()</text:span> which returns a list which contains 10 random odd integers between 1 and 99 inclusive.</text:p>
      <text:h text:style-name="Heading_20_3" text:outline-level="3">Exercise 3</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text:soft-page-break/>In&gt; convertStringToList("Computer Algebra System")</text:p>
      <text:p text:style-name="P21">Result&gt; {"C","o","m","p","u","t","e","r"," ","A","l","g","e","b","r","a"," ","S","y","s","t","e","m"}</text:p>
      <text:p text:style-name="Preformatted_20_Text"/>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6"/>
      <text:p text:style-name="P36">%mathpiper</text:p>
      <text:p text:style-name="Preformatted_20_Text"/>
      <text:p text:style-name="P24">count <text:span text:style-name="T32">:=</text:span> <text:span text:style-name="T8">1</text:span>;</text:p>
      <text:p text:style-name="Preformatted_20_Text"/>
      <text:p text:style-name="P24"><text:span text:style-name="T30">While</text:span><text:span text:style-name="T5">(</text:span>count <text:span text:style-name="T5">&lt;=</text:span> <text:span text:style-name="T8">10</text:span><text:span text:style-name="T5">)</text:span></text:p>
      <text:p text:style-name="P24">[</text:p>
      <text:p text:style-name="P24"><text:s text:c="4"/><text:span text:style-name="T14">Echo</text:span><text:span text:style-name="T5">(</text:span>count<text:span text:style-name="T5">)</text:span>;</text:p>
      <text:p text:style-name="P24"><text:s text:c="4"/></text:p>
      <text:p text:style-name="P24"><text:s text:c="4"/>count<text:span text:style-name="T5">++</text:span>; <text:span text:style-name="T23">//The ++ operator increments the count variable.</text:span></text:p>
      <text:p text:style-name="P24">];</text:p>
      <text:p text:style-name="Preformatted_20_Text"/>
      <text:p text:style-name="P36">%/mathpiper</text:p>
      <text:p text:style-name="Preformatted_20_Text"/>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oft-page-break/><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 <text:s text:c="2"/><text:span text:style-name="T19">%/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6"/>
      <text:p text:style-name="P36">%mathpiper</text:p>
      <text:p text:style-name="Preformatted_20_Text"/>
      <text:p text:style-name="P24">count <text:span text:style-name="T32">:=</text:span> <text:span text:style-name="T8">10</text:span>;</text:p>
      <text:p text:style-name="Preformatted_20_Text"/>
      <text:p text:style-name="P24"><text:span text:style-name="T30">While</text:span><text:span text:style-name="T5">(</text:span>count <text:span text:style-name="T5">&gt;=</text:span> <text:span text:style-name="T8">1</text:span><text:span text:style-name="T5">)</text:span></text:p>
      <text:p text:style-name="P24">[</text:p>
      <text:p text:style-name="P24"><text:s text:c="4"/><text:span text:style-name="T14">Echo</text:span><text:span text:style-name="T5">(</text:span>count<text:span text:style-name="T5">)</text:span>;</text:p>
      <text:p text:style-name="P24"><text:s text:c="4"/></text:p>
      <text:p text:style-name="P24"><text:s text:c="4"/>count<text:span text:style-name="T5">--</text:span>; <text:span text:style-name="T23">//The -- operator decrements the count variable.</text:span></text:p>
      <text:p text:style-name="P24">];</text:p>
      <text:p text:style-name="Preformatted_20_Text"/>
      <text:p text:style-name="P36">%/mathpiper</text:p>
      <text:p text:style-name="Preformatted_20_Text"/>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0 </text:p>
      <text:p text:style-name="P24"><text:s text:c="6"/>9 </text:p>
      <text:p text:style-name="P24"><text:s text:c="6"/>8 </text:p>
      <text:p text:style-name="P24"><text:s text:c="6"/>7 </text:p>
      <text:p text:style-name="P24"><text:soft-page-break/><text:s text:c="6"/>6 </text:p>
      <text:p text:style-name="P24"><text:s text:c="6"/>5 </text:p>
      <text:p text:style-name="P24"><text:s text:c="6"/>4 </text:p>
      <text:p text:style-name="P24"><text:s text:c="6"/>3 </text:p>
      <text:p text:style-name="P24"><text:s text:c="6"/>2 </text:p>
      <text:p text:style-name="P24"><text:s text:c="6"/>1</text:p>
      <text:p text:style-name="P48">. <text:s text:c="2"/>%/output</text:p>
      <text:h text:style-name="Heading_20_2" text:outline-level="2">Exercises</text:h>
      <text:p text:style-name="Text_20_body">For the following exercises, create a new MathRider worksheet file called <text:span text:style-name="T6">book_1_section_1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9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3s - <text:date style:data-style-name="N37" text:date-value="2009-09-14T16:25:00.99">09/14/09</text:date><text:tab/>Introduction To Programming<text:tab/><text:page-number text:select-page="current">2</text:page-number>/<text:page-count>13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9-14T16:25:01</dc:date>
    <meta:editing-cycles>453</meta:editing-cycles>
    <meta:editing-duration>PT243H09M43S</meta:editing-duration>
    <meta:document-statistic meta:table-count="39" meta:image-count="1" meta:object-count="17" meta:page-count="134" meta:paragraph-count="2925" meta:word-count="29361" meta:character-count="17817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